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pd1" style:data-style-name="N19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ECHA_HORA</text:p>
          </table:table-cell>
          <table:table-cell office:value-type="string" table:style-name="ce2">
            <text:p>ALJARAFE-TMP Media-AT_IN</text:p>
          </table:table-cell>
          <table:table-cell office:value-type="string" table:style-name="ce2">
            <text:p>ALJARAFE-VV-AT_IN</text:p>
          </table:table-cell>
          <table:table-cell office:value-type="string" table:style-name="ce2">
            <text:p>ALJARAFE-O3-AT_IN_lag1</text:p>
          </table:table-cell>
          <table:table-cell office:value-type="string" table:style-name="ce2">
            <text:p>ALJARAFE-O3-AT_IN_lag2</text:p>
          </table:table-cell>
          <table:table-cell office:value-type="string" table:style-name="ce2">
            <text:p>ALJARAFE-O3-AT_IN_lag3</text:p>
          </table:table-cell>
          <table:table-cell office:value-type="string" table:style-name="ce2">
            <text:p>ALJARAFE-O3-AT_IN_lag22</text:p>
          </table:table-cell>
          <table:table-cell office:value-type="string" table:style-name="ce2">
            <text:p>ALJARAFE-O3-AT_IN_lag23</text:p>
          </table:table-cell>
          <table:table-cell office:value-type="string" table:style-name="ce2">
            <text:p>ALJARAFE-O3-AT_IN_lag24</text:p>
          </table:table-cell>
          <table:table-cell office:value-type="string" table:style-name="ce2">
            <text:p>ALJARAFE-O3-AT_IN</text:p>
          </table:table-cell>
          <table:table-cell table:number-columns-repeated="16374"/>
        </table:table-row>
        <table:table-row table:style-name="ro1">
          <table:table-cell office:value-type="date" office:date-value="2015-01-02T15:00:00" table:style-name="ce3">
            <text:p>1/2/2015</text:p>
          </table:table-cell>
          <table:table-cell office:value-type="float" office:value="15.333299999999999" table:style-name="ce1">
            <text:p>15.3333</text:p>
          </table:table-cell>
          <table:table-cell office:value-type="float" office:value="5" table:style-name="ce1">
            <text:p>5</text:p>
          </table:table-cell>
          <table:table-cell office:value-type="float" office:value="50.666699999999999" table:style-name="ce1">
            <text:p>50.6667</text:p>
          </table:table-cell>
          <table:table-cell office:value-type="float" office:value="44.666699999999999" table:style-name="ce1">
            <text:p>44.6667</text:p>
          </table:table-cell>
          <table:table-cell office:value-type="float" office:value="33.333300000000001" table:style-name="ce1">
            <text:p>33.333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1.333299999999994" table:style-name="ce1">
            <text:p>71.3333</text:p>
          </table:table-cell>
          <table:table-cell office:value-type="float" office:value="65.833299999999994" table:style-name="ce1">
            <text:p>65.8333</text:p>
          </table:table-cell>
          <table:table-cell office:value-type="float" office:value="57.833300000000001" table:style-name="ce1">
            <text:p>57.8333</text:p>
          </table:table-cell>
          <table:table-cell table:number-columns-repeated="16374"/>
        </table:table-row>
        <table:table-row table:style-name="ro1">
          <table:table-cell office:value-type="date" office:date-value="2015-01-02T16:00:00" table:style-name="ce3">
            <text:p>1/2/2015</text:p>
          </table:table-cell>
          <table:table-cell office:value-type="float" office:value="16.333300000000001" table:style-name="ce1">
            <text:p>16.333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0.666699999999999" table:style-name="ce1">
            <text:p>50.6667</text:p>
          </table:table-cell>
          <table:table-cell office:value-type="float" office:value="44.666699999999999" table:style-name="ce1">
            <text:p>44.6667</text:p>
          </table:table-cell>
          <table:table-cell office:value-type="float" office:value="63.333300000000001" table:style-name="ce1">
            <text:p>63.333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1.333299999999994" table:style-name="ce1">
            <text:p>71.3333</text:p>
          </table:table-cell>
          <table:table-cell office:value-type="float" office:value="67.666700000000006" table:style-name="ce1">
            <text:p>67.6667</text:p>
          </table:table-cell>
          <table:table-cell table:number-columns-repeated="16374"/>
        </table:table-row>
        <table:table-row table:style-name="ro1">
          <table:table-cell office:value-type="date" office:date-value="2015-01-02T17:00:00" table:style-name="ce3">
            <text:p>1/2/2015</text:p>
          </table:table-cell>
          <table:table-cell office:value-type="float" office:value="16.5" table:style-name="ce1">
            <text:p>16.5</text:p>
          </table:table-cell>
          <table:table-cell office:value-type="float" office:value="4" table:style-name="ce1">
            <text:p>4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0.666699999999999" table:style-name="ce1">
            <text:p>50.6667</text:p>
          </table:table-cell>
          <table:table-cell office:value-type="float" office:value="51.666699999999999" table:style-name="ce1">
            <text:p>51.6667</text:p>
          </table:table-cell>
          <table:table-cell office:value-type="float" office:value="63.333300000000001" table:style-name="ce1">
            <text:p>63.333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66.333299999999994" table:style-name="ce1">
            <text:p>66.3333</text:p>
          </table:table-cell>
          <table:table-cell table:number-columns-repeated="16374"/>
        </table:table-row>
        <table:table-row table:style-name="ro1">
          <table:table-cell office:value-type="date" office:date-value="2015-01-02T18:00:00" table:style-name="ce3">
            <text:p>1/2/2015</text:p>
          </table:table-cell>
          <table:table-cell office:value-type="float" office:value="16.166699999999999" table:style-name="ce1">
            <text:p>16.1667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41.5" table:style-name="ce1">
            <text:p>41.5</text:p>
          </table:table-cell>
          <table:table-cell office:value-type="float" office:value="51.666699999999999" table:style-name="ce1">
            <text:p>51.6667</text:p>
          </table:table-cell>
          <table:table-cell office:value-type="float" office:value="63.333300000000001" table:style-name="ce1">
            <text:p>63.3333</text:p>
          </table:table-cell>
          <table:table-cell office:value-type="float" office:value="53.666699999999999" table:style-name="ce1">
            <text:p>53.6667</text:p>
          </table:table-cell>
          <table:table-cell table:number-columns-repeated="16374"/>
        </table:table-row>
        <table:table-row table:style-name="ro1">
          <table:table-cell office:value-type="date" office:date-value="2015-01-02T19:00:00" table:style-name="ce3">
            <text:p>1/2/201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53.666699999999999" table:style-name="ce1">
            <text:p>53.6667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39.5" table:style-name="ce1">
            <text:p>39.5</text:p>
          </table:table-cell>
          <table:table-cell office:value-type="float" office:value="41.5" table:style-name="ce1">
            <text:p>41.5</text:p>
          </table:table-cell>
          <table:table-cell office:value-type="float" office:value="51.666699999999999" table:style-name="ce1">
            <text:p>51.6667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date" office:date-value="2015-01-03T12:00:00" table:style-name="ce3">
            <text:p>1/3/2015</text:p>
          </table:table-cell>
          <table:table-cell office:value-type="float" office:value="10.333299999999999" table:style-name="ce1">
            <text:p>10.3333</text:p>
          </table:table-cell>
          <table:table-cell office:value-type="float" office:value="6.3333000000000004" table:style-name="ce1">
            <text:p>6.3333</text:p>
          </table:table-cell>
          <table:table-cell office:value-type="float" office:value="28" table:style-name="ce1">
            <text:p>28</text:p>
          </table:table-cell>
          <table:table-cell office:value-type="float" office:value="26.166699999999999" table:style-name="ce1">
            <text:p>26.1667</text:p>
          </table:table-cell>
          <table:table-cell office:value-type="float" office:value="28.5" table:style-name="ce1">
            <text:p>28.5</text:p>
          </table:table-cell>
          <table:table-cell office:value-type="float" office:value="50.666699999999999" table:style-name="ce1">
            <text:p>50.6667</text:p>
          </table:table-cell>
          <table:table-cell office:value-type="float" office:value="44.666699999999999" table:style-name="ce1">
            <text:p>44.6667</text:p>
          </table:table-cell>
          <table:table-cell office:value-type="float" office:value="33.333300000000001" table:style-name="ce1">
            <text:p>33.3333</text:p>
          </table:table-cell>
          <table:table-cell office:value-type="float" office:value="32.5" table:style-name="ce1">
            <text:p>32.5</text:p>
          </table:table-cell>
          <table:table-cell table:number-columns-repeated="16374"/>
        </table:table-row>
        <table:table-row table:style-name="ro1">
          <table:table-cell office:value-type="date" office:date-value="2015-01-03T13:00:00" table:style-name="ce3">
            <text:p>1/3/2015</text:p>
          </table:table-cell>
          <table:table-cell office:value-type="float" office:value="13" table:style-name="ce1">
            <text:p>13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32.5" table:style-name="ce1">
            <text:p>32.5</text:p>
          </table:table-cell>
          <table:table-cell office:value-type="float" office:value="28" table:style-name="ce1">
            <text:p>28</text:p>
          </table:table-cell>
          <table:table-cell office:value-type="float" office:value="26.166699999999999" table:style-name="ce1">
            <text:p>26.1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0.666699999999999" table:style-name="ce1">
            <text:p>50.6667</text:p>
          </table:table-cell>
          <table:table-cell office:value-type="float" office:value="44.666699999999999" table:style-name="ce1">
            <text:p>44.6667</text:p>
          </table:table-cell>
          <table:table-cell office:value-type="float" office:value="41.5" table:style-name="ce1">
            <text:p>41.5</text:p>
          </table:table-cell>
          <table:table-cell table:number-columns-repeated="16374"/>
        </table:table-row>
        <table:table-row table:style-name="ro1">
          <table:table-cell office:value-type="date" office:date-value="2015-01-03T14:00:00" table:style-name="ce3">
            <text:p>1/3/201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1.5" table:style-name="ce1">
            <text:p>41.5</text:p>
          </table:table-cell>
          <table:table-cell office:value-type="float" office:value="32.5" table:style-name="ce1">
            <text:p>32.5</text:p>
          </table:table-cell>
          <table:table-cell office:value-type="float" office:value="28" table:style-name="ce1">
            <text:p>28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0.666699999999999" table:style-name="ce1">
            <text:p>50.6667</text:p>
          </table:table-cell>
          <table:table-cell office:value-type="float" office:value="42.5" table:style-name="ce1">
            <text:p>42.5</text:p>
          </table:table-cell>
          <table:table-cell table:number-columns-repeated="16374"/>
        </table:table-row>
        <table:table-row table:style-name="ro1">
          <table:table-cell office:value-type="date" office:date-value="2015-01-03T15:00:00" table:style-name="ce3">
            <text:p>1/3/2015</text:p>
          </table:table-cell>
          <table:table-cell office:value-type="float" office:value="17" table:style-name="ce1">
            <text:p>17</text:p>
          </table:table-cell>
          <table:table-cell office:value-type="float" office:value="3.5" table:style-name="ce1">
            <text:p>3.5</text:p>
          </table:table-cell>
          <table:table-cell office:value-type="float" office:value="42.5" table:style-name="ce1">
            <text:p>42.5</text:p>
          </table:table-cell>
          <table:table-cell office:value-type="float" office:value="41.5" table:style-name="ce1">
            <text:p>41.5</text:p>
          </table:table-cell>
          <table:table-cell office:value-type="float" office:value="32.5" table:style-name="ce1">
            <text:p>32.5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48.333300000000001" table:style-name="ce1">
            <text:p>48.3333</text:p>
          </table:table-cell>
          <table:table-cell table:number-columns-repeated="16374"/>
        </table:table-row>
        <table:table-row table:style-name="ro1">
          <table:table-cell office:value-type="date" office:date-value="2015-01-03T16:00:00" table:style-name="ce3">
            <text:p>1/3/2015</text:p>
          </table:table-cell>
          <table:table-cell office:value-type="float" office:value="18.166699999999999" table:style-name="ce1">
            <text:p>18.1667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48.333300000000001" table:style-name="ce1">
            <text:p>48.3333</text:p>
          </table:table-cell>
          <table:table-cell office:value-type="float" office:value="42.5" table:style-name="ce1">
            <text:p>42.5</text:p>
          </table:table-cell>
          <table:table-cell office:value-type="float" office:value="41.5" table:style-name="ce1">
            <text:p>41.5</text:p>
          </table:table-cell>
          <table:table-cell office:value-type="float" office:value="53.666699999999999" table:style-name="ce1">
            <text:p>53.6667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date" office:date-value="2015-01-03T17:00:00" table:style-name="ce3">
            <text:p>1/3/2015</text:p>
          </table:table-cell>
          <table:table-cell office:value-type="float" office:value="19" table:style-name="ce1">
            <text:p>19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57" table:style-name="ce1">
            <text:p>57</text:p>
          </table:table-cell>
          <table:table-cell office:value-type="float" office:value="48.333300000000001" table:style-name="ce1">
            <text:p>48.3333</text:p>
          </table:table-cell>
          <table:table-cell office:value-type="float" office:value="42.5" table:style-name="ce1">
            <text:p>42.5</text:p>
          </table:table-cell>
          <table:table-cell office:value-type="float" office:value="16" table:style-name="ce1">
            <text:p>16</text:p>
          </table:table-cell>
          <table:table-cell office:value-type="float" office:value="53.666699999999999" table:style-name="ce1">
            <text:p>53.6667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date" office:date-value="2015-01-04T13:00:00" table:style-name="ce3">
            <text:p>1/4/2015</text:p>
          </table:table-cell>
          <table:table-cell office:value-type="float" office:value="14.166700000000001" table:style-name="ce1">
            <text:p>14.1667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38.5" table:style-name="ce1">
            <text:p>38.5</text:p>
          </table:table-cell>
          <table:table-cell office:value-type="float" office:value="34.5" table:style-name="ce1">
            <text:p>34.5</text:p>
          </table:table-cell>
          <table:table-cell office:value-type="float" office:value="34.166699999999999" table:style-name="ce1">
            <text:p>34.1667</text:p>
          </table:table-cell>
          <table:table-cell office:value-type="float" office:value="48.333300000000001" table:style-name="ce1">
            <text:p>48.3333</text:p>
          </table:table-cell>
          <table:table-cell office:value-type="float" office:value="42.5" table:style-name="ce1">
            <text:p>42.5</text:p>
          </table:table-cell>
          <table:table-cell office:value-type="float" office:value="41.5" table:style-name="ce1">
            <text:p>41.5</text:p>
          </table:table-cell>
          <table:table-cell office:value-type="float" office:value="41.833300000000001" table:style-name="ce1">
            <text:p>41.8333</text:p>
          </table:table-cell>
          <table:table-cell table:number-columns-repeated="16374"/>
        </table:table-row>
        <table:table-row table:style-name="ro1">
          <table:table-cell office:value-type="date" office:date-value="2015-01-04T14:00:00" table:style-name="ce3">
            <text:p>1/4/2015</text:p>
          </table:table-cell>
          <table:table-cell office:value-type="float" office:value="15.666700000000001" table:style-name="ce1">
            <text:p>15.6667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41.833300000000001" table:style-name="ce1">
            <text:p>41.8333</text:p>
          </table:table-cell>
          <table:table-cell office:value-type="float" office:value="38.5" table:style-name="ce1">
            <text:p>38.5</text:p>
          </table:table-cell>
          <table:table-cell office:value-type="float" office:value="34.5" table:style-name="ce1">
            <text:p>34.5</text:p>
          </table:table-cell>
          <table:table-cell office:value-type="float" office:value="57" table:style-name="ce1">
            <text:p>57</text:p>
          </table:table-cell>
          <table:table-cell office:value-type="float" office:value="48.333300000000001" table:style-name="ce1">
            <text:p>48.3333</text:p>
          </table:table-cell>
          <table:table-cell office:value-type="float" office:value="42.5" table:style-name="ce1">
            <text:p>42.5</text:p>
          </table:table-cell>
          <table:table-cell office:value-type="float" office:value="49.166699999999999" table:style-name="ce1">
            <text:p>49.1667</text:p>
          </table:table-cell>
          <table:table-cell table:number-columns-repeated="16374"/>
        </table:table-row>
        <table:table-row table:style-name="ro1">
          <table:table-cell office:value-type="date" office:date-value="2015-01-04T15:00:00" table:style-name="ce3">
            <text:p>1/4/2015</text:p>
          </table:table-cell>
          <table:table-cell office:value-type="float" office:value="18" table:style-name="ce1">
            <text:p>18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49.166699999999999" table:style-name="ce1">
            <text:p>49.1667</text:p>
          </table:table-cell>
          <table:table-cell office:value-type="float" office:value="41.833300000000001" table:style-name="ce1">
            <text:p>41.8333</text:p>
          </table:table-cell>
          <table:table-cell office:value-type="float" office:value="38.5" table:style-name="ce1">
            <text:p>38.5</text:p>
          </table:table-cell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office:value-type="float" office:value="48.333300000000001" table:style-name="ce1">
            <text:p>48.3333</text:p>
          </table:table-cell>
          <table:table-cell office:value-type="float" office:value="57.333300000000001" table:style-name="ce1">
            <text:p>57.3333</text:p>
          </table:table-cell>
          <table:table-cell table:number-columns-repeated="16374"/>
        </table:table-row>
        <table:table-row table:style-name="ro1">
          <table:table-cell office:value-type="date" office:date-value="2015-01-04T16:00:00" table:style-name="ce3">
            <text:p>1/4/2015</text:p>
          </table:table-cell>
          <table:table-cell office:value-type="float" office:value="19.166699999999999" table:style-name="ce1">
            <text:p>19.1667</text:p>
          </table:table-cell>
          <table:table-cell office:value-type="float" office:value="2.5" table:style-name="ce1">
            <text:p>2.5</text:p>
          </table:table-cell>
          <table:table-cell office:value-type="float" office:value="57.333300000000001" table:style-name="ce1">
            <text:p>57.3333</text:p>
          </table:table-cell>
          <table:table-cell office:value-type="float" office:value="49.166699999999999" table:style-name="ce1">
            <text:p>49.1667</text:p>
          </table:table-cell>
          <table:table-cell office:value-type="float" office:value="41.833300000000001" table:style-name="ce1">
            <text:p>41.8333</text:p>
          </table:table-cell>
          <table:table-cell office:value-type="float" office:value="67.5" table:style-name="ce1">
            <text:p>67.5</text:p>
          </table:table-cell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office:value-type="float" office:value="59.666699999999999" table:style-name="ce1">
            <text:p>59.6667</text:p>
          </table:table-cell>
          <table:table-cell table:number-columns-repeated="16374"/>
        </table:table-row>
        <table:table-row table:style-name="ro1">
          <table:table-cell office:value-type="date" office:date-value="2015-01-04T17:00:00" table:style-name="ce3">
            <text:p>1/4/2015</text:p>
          </table:table-cell>
          <table:table-cell office:value-type="float" office:value="20" table:style-name="ce1">
            <text:p>20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59.666699999999999" table:style-name="ce1">
            <text:p>59.6667</text:p>
          </table:table-cell>
          <table:table-cell office:value-type="float" office:value="57.333300000000001" table:style-name="ce1">
            <text:p>57.3333</text:p>
          </table:table-cell>
          <table:table-cell office:value-type="float" office:value="49.166699999999999" table:style-name="ce1">
            <text:p>49.1667</text:p>
          </table:table-cell>
          <table:table-cell office:value-type="float" office:value="51.833300000000001" table:style-name="ce1">
            <text:p>51.8333</text:p>
          </table:table-cell>
          <table:table-cell office:value-type="float" office:value="67.5" table:style-name="ce1">
            <text:p>67.5</text:p>
          </table:table-cell>
          <table:table-cell office:value-type="float" office:value="63" table:style-name="ce1">
            <text:p>63</text:p>
          </table:table-cell>
          <table:table-cell office:value-type="float" office:value="64.166700000000006" table:style-name="ce1">
            <text:p>64.1667</text:p>
          </table:table-cell>
          <table:table-cell table:number-columns-repeated="16374"/>
        </table:table-row>
        <table:table-row table:style-name="ro1">
          <table:table-cell office:value-type="date" office:date-value="2015-01-05T18:00:00" table:style-name="ce3">
            <text:p>1/5/2015</text:p>
          </table:table-cell>
          <table:table-cell office:value-type="float" office:value="14.833299999999999" table:style-name="ce1">
            <text:p>14.8333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50.5" table:style-name="ce1">
            <text:p>50.5</text:p>
          </table:table-cell>
          <table:table-cell office:value-type="float" office:value="45.833300000000001" table:style-name="ce1">
            <text:p>45.8333</text:p>
          </table:table-cell>
          <table:table-cell office:value-type="float" office:value="19.5" table:style-name="ce1">
            <text:p>19.5</text:p>
          </table:table-cell>
          <table:table-cell office:value-type="float" office:value="48.166699999999999" table:style-name="ce1">
            <text:p>48.1667</text:p>
          </table:table-cell>
          <table:table-cell office:value-type="float" office:value="64.166700000000006" table:style-name="ce1">
            <text:p>64.1667</text:p>
          </table:table-cell>
          <table:table-cell office:value-type="float" office:value="59.666699999999999" table:style-name="ce1">
            <text:p>59.6667</text:p>
          </table:table-cell>
          <table:table-cell office:value-type="float" office:value="49.666699999999999" table:style-name="ce1">
            <text:p>49.6667</text:p>
          </table:table-cell>
          <table:table-cell table:number-columns-repeated="16374"/>
        </table:table-row>
        <table:table-row table:style-name="ro1">
          <table:table-cell office:value-type="date" office:date-value="2015-01-05T19:00:00" table:style-name="ce3">
            <text:p>1/5/2015</text:p>
          </table:table-cell>
          <table:table-cell office:value-type="float" office:value="11.833299999999999" table:style-name="ce1">
            <text:p>11.8333</text:p>
          </table:table-cell>
          <table:table-cell office:value-type="float" office:value="0.83330000000000004" table:style-name="ce1">
            <text:p>0.8333</text:p>
          </table:table-cell>
          <table:table-cell office:value-type="float" office:value="49.666699999999999" table:style-name="ce1">
            <text:p>49.6667</text:p>
          </table:table-cell>
          <table:table-cell office:value-type="float" office:value="50.5" table:style-name="ce1">
            <text:p>50.5</text:p>
          </table:table-cell>
          <table:table-cell office:value-type="float" office:value="45.833300000000001" table:style-name="ce1">
            <text:p>45.8333</text:p>
          </table:table-cell>
          <table:table-cell office:value-type="float" office:value="40" table:style-name="ce1">
            <text:p>40</text:p>
          </table:table-cell>
          <table:table-cell office:value-type="float" office:value="48.166699999999999" table:style-name="ce1">
            <text:p>48.1667</text:p>
          </table:table-cell>
          <table:table-cell office:value-type="float" office:value="64.166700000000006" table:style-name="ce1">
            <text:p>64.1667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date" office:date-value="2015-01-05T20:00:00" table:style-name="ce3">
            <text:p>1/5/2015</text:p>
          </table:table-cell>
          <table:table-cell office:value-type="float" office:value="11" table:style-name="ce1">
            <text:p>11</text:p>
          </table:table-cell>
          <table:table-cell office:value-type="float" office:value="0.16669999999999999" table:style-name="ce1">
            <text:p>0.1667</text:p>
          </table:table-cell>
          <table:table-cell office:value-type="float" office:value="36" table:style-name="ce1">
            <text:p>36</text:p>
          </table:table-cell>
          <table:table-cell office:value-type="float" office:value="49.666699999999999" table:style-name="ce1">
            <text:p>49.6667</text:p>
          </table:table-cell>
          <table:table-cell office:value-type="float" office:value="50.5" table:style-name="ce1">
            <text:p>50.5</text:p>
          </table:table-cell>
          <table:table-cell office:value-type="float" office:value="35.166699999999999" table:style-name="ce1">
            <text:p>35.1667</text:p>
          </table:table-cell>
          <table:table-cell office:value-type="float" office:value="40" table:style-name="ce1">
            <text:p>40</text:p>
          </table:table-cell>
          <table:table-cell office:value-type="float" office:value="48.166699999999999" table:style-name="ce1">
            <text:p>48.1667</text:p>
          </table:table-cell>
          <table:table-cell office:value-type="float" office:value="36.5" table:style-name="ce1">
            <text:p>36.5</text:p>
          </table:table-cell>
          <table:table-cell table:number-columns-repeated="16374"/>
        </table:table-row>
        <table:table-row table:style-name="ro1">
          <table:table-cell office:value-type="date" office:date-value="2015-01-06T15:00:00" table:style-name="ce3">
            <text:p>1/6/2015</text:p>
          </table:table-cell>
          <table:table-cell office:value-type="float" office:value="10" table:style-name="ce1">
            <text:p>10</text:p>
          </table:table-cell>
          <table:table-cell office:value-type="float" office:value="2.6667000000000001" table:style-name="ce1">
            <text:p>2.6667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24.166699999999999" table:style-name="ce1">
            <text:p>24.1667</text:p>
          </table:table-cell>
          <table:table-cell office:value-type="float" office:value="19.833300000000001" table:style-name="ce1">
            <text:p>19.8333</text:p>
          </table:table-cell>
          <table:table-cell office:value-type="float" office:value="50.5" table:style-name="ce1">
            <text:p>50.5</text:p>
          </table:table-cell>
          <table:table-cell office:value-type="float" office:value="45.833300000000001" table:style-name="ce1">
            <text:p>45.8333</text:p>
          </table:table-cell>
          <table:table-cell office:value-type="float" office:value="19.5" table:style-name="ce1">
            <text:p>19.5</text:p>
          </table:table-cell>
          <table:table-cell office:value-type="float" office:value="38.166699999999999" table:style-name="ce1">
            <text:p>38.1667</text:p>
          </table:table-cell>
          <table:table-cell table:number-columns-repeated="16374"/>
        </table:table-row>
        <table:table-row table:style-name="ro1">
          <table:table-cell office:value-type="date" office:date-value="2015-01-06T16:00:00" table:style-name="ce3">
            <text:p>1/6/2015</text:p>
          </table:table-cell>
          <table:table-cell office:value-type="float" office:value="12.833299999999999" table:style-name="ce1">
            <text:p>12.8333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38.166699999999999" table:style-name="ce1">
            <text:p>38.1667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24.166699999999999" table:style-name="ce1">
            <text:p>24.1667</text:p>
          </table:table-cell>
          <table:table-cell office:value-type="float" office:value="49.666699999999999" table:style-name="ce1">
            <text:p>49.6667</text:p>
          </table:table-cell>
          <table:table-cell office:value-type="float" office:value="50.5" table:style-name="ce1">
            <text:p>50.5</text:p>
          </table:table-cell>
          <table:table-cell office:value-type="float" office:value="45.833300000000001" table:style-name="ce1">
            <text:p>45.8333</text:p>
          </table:table-cell>
          <table:table-cell office:value-type="float" office:value="40.166699999999999" table:style-name="ce1">
            <text:p>40.1667</text:p>
          </table:table-cell>
          <table:table-cell table:number-columns-repeated="16374"/>
        </table:table-row>
        <table:table-row table:style-name="ro1">
          <table:table-cell office:value-type="date" office:date-value="2015-01-06T17:00:00" table:style-name="ce3">
            <text:p>1/6/2015</text:p>
          </table:table-cell>
          <table:table-cell office:value-type="float" office:value="13.333299999999999" table:style-name="ce1">
            <text:p>13.3333</text:p>
          </table:table-cell>
          <table:table-cell office:value-type="float" office:value="2" table:style-name="ce1">
            <text:p>2</text:p>
          </table:table-cell>
          <table:table-cell office:value-type="float" office:value="40.166699999999999" table:style-name="ce1">
            <text:p>40.1667</text:p>
          </table:table-cell>
          <table:table-cell office:value-type="float" office:value="38.166699999999999" table:style-name="ce1">
            <text:p>38.1667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36" table:style-name="ce1">
            <text:p>36</text:p>
          </table:table-cell>
          <table:table-cell office:value-type="float" office:value="49.666699999999999" table:style-name="ce1">
            <text:p>49.6667</text:p>
          </table:table-cell>
          <table:table-cell office:value-type="float" office:value="50.5" table:style-name="ce1">
            <text:p>50.5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date" office:date-value="2015-01-06T18:00:00" table:style-name="ce3">
            <text:p>1/6/2015</text:p>
          </table:table-cell>
          <table:table-cell office:value-type="float" office:value="12.5" table:style-name="ce1">
            <text:p>12.5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42" table:style-name="ce1">
            <text:p>42</text:p>
          </table:table-cell>
          <table:table-cell office:value-type="float" office:value="40.166699999999999" table:style-name="ce1">
            <text:p>40.1667</text:p>
          </table:table-cell>
          <table:table-cell office:value-type="float" office:value="38.166699999999999" table:style-name="ce1">
            <text:p>38.1667</text:p>
          </table:table-cell>
          <table:table-cell office:value-type="float" office:value="36.5" table:style-name="ce1">
            <text:p>36.5</text:p>
          </table:table-cell>
          <table:table-cell office:value-type="float" office:value="36" table:style-name="ce1">
            <text:p>36</text:p>
          </table:table-cell>
          <table:table-cell office:value-type="float" office:value="49.666699999999999" table:style-name="ce1">
            <text:p>49.6667</text:p>
          </table:table-cell>
          <table:table-cell office:value-type="float" office:value="38.5" table:style-name="ce1">
            <text:p>38.5</text:p>
          </table:table-cell>
          <table:table-cell table:number-columns-repeated="16374"/>
        </table:table-row>
        <table:table-row table:style-name="ro1">
          <table:table-cell office:value-type="date" office:date-value="2015-01-08T15:00:00" table:style-name="ce3">
            <text:p>1/8/2015</text:p>
          </table:table-cell>
          <table:table-cell office:value-type="float" office:value="16" table:style-name="ce1">
            <text:p>16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23.166699999999999" table:style-name="ce1">
            <text:p>23.1667</text:p>
          </table:table-cell>
          <table:table-cell office:value-type="float" office:value="18.5" table:style-name="ce1">
            <text:p>18.5</text:p>
          </table:table-cell>
          <table:table-cell office:value-type="float" office:value="32.166699999999999" table:style-name="ce1">
            <text:p>32.1667</text:p>
          </table:table-cell>
          <table:table-cell office:value-type="float" office:value="30.5" table:style-name="ce1">
            <text:p>30.5</text:p>
          </table:table-cell>
          <table:table-cell office:value-type="float" office:value="28.166699999999999" table:style-name="ce1">
            <text:p>28.1667</text:p>
          </table:table-cell>
          <table:table-cell office:value-type="float" office:value="33.5" table:style-name="ce1">
            <text:p>33.5</text:p>
          </table:table-cell>
          <table:table-cell table:number-columns-repeated="16374"/>
        </table:table-row>
        <table:table-row table:style-name="ro1">
          <table:table-cell office:value-type="date" office:date-value="2015-01-08T16:00:00" table:style-name="ce3">
            <text:p>1/8/2015</text:p>
          </table:table-cell>
          <table:table-cell office:value-type="float" office:value="16.833300000000001" table:style-name="ce1">
            <text:p>16.8333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33.5" table:style-name="ce1">
            <text:p>33.5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23.166699999999999" table:style-name="ce1">
            <text:p>23.1667</text:p>
          </table:table-cell>
          <table:table-cell office:value-type="float" office:value="30.333300000000001" table:style-name="ce1">
            <text:p>30.3333</text:p>
          </table:table-cell>
          <table:table-cell office:value-type="float" office:value="32.166699999999999" table:style-name="ce1">
            <text:p>32.1667</text:p>
          </table:table-cell>
          <table:table-cell office:value-type="float" office:value="30.5" table:style-name="ce1">
            <text:p>30.5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date" office:date-value="2015-01-09T15:00:00" table:style-name="ce3">
            <text:p>1/9/2015</text:p>
          </table:table-cell>
          <table:table-cell office:value-type="float" office:value="17.5" table:style-name="ce1">
            <text:p>17.5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33" table:style-name="ce1">
            <text:p>33</text:p>
          </table:table-cell>
          <table:table-cell office:value-type="float" office:value="29.333300000000001" table:style-name="ce1">
            <text:p>29.3333</text:p>
          </table:table-cell>
          <table:table-cell office:value-type="float" office:value="23.166699999999999" table:style-name="ce1">
            <text:p>23.1667</text:p>
          </table:table-cell>
          <table:table-cell office:value-type="float" office:value="40.5" table:style-name="ce1">
            <text:p>40.5</text:p>
          </table:table-cell>
          <table:table-cell office:value-type="float" office:value="37" table:style-name="ce1">
            <text:p>37</text:p>
          </table:table-cell>
          <table:table-cell office:value-type="float" office:value="33.5" table:style-name="ce1">
            <text:p>33.5</text:p>
          </table:table-cell>
          <table:table-cell office:value-type="float" office:value="34.333300000000001" table:style-name="ce1">
            <text:p>34.3333</text:p>
          </table:table-cell>
          <table:table-cell table:number-columns-repeated="16374"/>
        </table:table-row>
        <table:table-row table:style-name="ro1">
          <table:table-cell office:value-type="date" office:date-value="2015-01-09T16:00:00" table:style-name="ce3">
            <text:p>1/9/2015</text:p>
          </table:table-cell>
          <table:table-cell office:value-type="float" office:value="17.833300000000001" table:style-name="ce1">
            <text:p>17.8333</text:p>
          </table:table-cell>
          <table:table-cell office:value-type="float" office:value="6" table:style-name="ce1">
            <text:p>6</text:p>
          </table:table-cell>
          <table:table-cell office:value-type="float" office:value="34.333300000000001" table:style-name="ce1">
            <text:p>34.3333</text:p>
          </table:table-cell>
          <table:table-cell office:value-type="float" office:value="33" table:style-name="ce1">
            <text:p>33</text:p>
          </table:table-cell>
          <table:table-cell office:value-type="float" office:value="29.333300000000001" table:style-name="ce1">
            <text:p>29.3333</text:p>
          </table:table-cell>
          <table:table-cell office:value-type="float" office:value="39.5" table:style-name="ce1">
            <text:p>39.5</text:p>
          </table:table-cell>
          <table:table-cell office:value-type="float" office:value="40.5" table:style-name="ce1">
            <text:p>40.5</text:p>
          </table:table-cell>
          <table:table-cell office:value-type="float" office:value="37" table:style-name="ce1">
            <text:p>37</text:p>
          </table:table-cell>
          <table:table-cell office:value-type="float" office:value="35.666699999999999" table:style-name="ce1">
            <text:p>35.6667</text:p>
          </table:table-cell>
          <table:table-cell table:number-columns-repeated="16374"/>
        </table:table-row>
        <table:table-row table:style-name="ro1">
          <table:table-cell office:value-type="date" office:date-value="2015-01-09T17:00:00" table:style-name="ce3">
            <text:p>1/9/2015</text:p>
          </table:table-cell>
          <table:table-cell office:value-type="float" office:value="18" table:style-name="ce1">
            <text:p>18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34.333300000000001" table:style-name="ce1">
            <text:p>34.3333</text:p>
          </table:table-cell>
          <table:table-cell office:value-type="float" office:value="33" table:style-name="ce1">
            <text:p>33</text:p>
          </table:table-cell>
          <table:table-cell office:value-type="float" office:value="28.333300000000001" table:style-name="ce1">
            <text:p>28.3333</text:p>
          </table:table-cell>
          <table:table-cell office:value-type="float" office:value="39.5" table:style-name="ce1">
            <text:p>39.5</text:p>
          </table:table-cell>
          <table:table-cell office:value-type="float" office:value="40.5" table:style-name="ce1">
            <text:p>40.5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date" office:date-value="2015-01-09T18:00:00" table:style-name="ce3">
            <text:p>1/9/2015</text:p>
          </table:table-cell>
          <table:table-cell office:value-type="float" office:value="17.166699999999999" table:style-name="ce1">
            <text:p>17.1667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34.333300000000001" table:style-name="ce1">
            <text:p>34.3333</text:p>
          </table:table-cell>
          <table:table-cell office:value-type="float" office:value="21" table:style-name="ce1">
            <text:p>21</text:p>
          </table:table-cell>
          <table:table-cell office:value-type="float" office:value="28.333300000000001" table:style-name="ce1">
            <text:p>28.3333</text:p>
          </table:table-cell>
          <table:table-cell office:value-type="float" office:value="39.5" table:style-name="ce1">
            <text:p>39.5</text:p>
          </table:table-cell>
          <table:table-cell office:value-type="float" office:value="34.666699999999999" table:style-name="ce1">
            <text:p>34.6667</text:p>
          </table:table-cell>
          <table:table-cell table:number-columns-repeated="16374"/>
        </table:table-row>
        <table:table-row table:style-name="ro1">
          <table:table-cell office:value-type="date" office:date-value="2015-01-09T19:00:00" table:style-name="ce3">
            <text:p>1/9/2015</text:p>
          </table:table-cell>
          <table:table-cell office:value-type="float" office:value="15.333299999999999" table:style-name="ce1">
            <text:p>15.3333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34.666699999999999" table:style-name="ce1">
            <text:p>34.6667</text:p>
          </table:table-cell>
          <table:table-cell office:value-type="float" office:value="37" table:style-name="ce1">
            <text:p>37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16.833300000000001" table:style-name="ce1">
            <text:p>16.8333</text:p>
          </table:table-cell>
          <table:table-cell office:value-type="float" office:value="21" table:style-name="ce1">
            <text:p>21</text:p>
          </table:table-cell>
          <table:table-cell office:value-type="float" office:value="28.333300000000001" table:style-name="ce1">
            <text:p>28.3333</text:p>
          </table:table-cell>
          <table:table-cell office:value-type="float" office:value="31.333300000000001" table:style-name="ce1">
            <text:p>31.3333</text:p>
          </table:table-cell>
          <table:table-cell table:number-columns-repeated="16374"/>
        </table:table-row>
        <table:table-row table:style-name="ro1">
          <table:table-cell office:value-type="date" office:date-value="2015-01-11T14:00:00" table:style-name="ce3">
            <text:p>1/11/20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5.666699999999999" table:style-name="ce1">
            <text:p>25.6667</text:p>
          </table:table-cell>
          <table:table-cell office:value-type="float" office:value="20.166699999999999" table:style-name="ce1">
            <text:p>20.1667</text:p>
          </table:table-cell>
          <table:table-cell office:value-type="float" office:value="18.333300000000001" table:style-name="ce1">
            <text:p>18.3333</text:p>
          </table:table-cell>
          <table:table-cell office:value-type="float" office:value="35.5" table:style-name="ce1">
            <text:p>35.5</text:p>
          </table:table-cell>
          <table:table-cell office:value-type="float" office:value="31.5" table:style-name="ce1">
            <text:p>31.5</text:p>
          </table:table-cell>
          <table:table-cell office:value-type="float" office:value="28.166699999999999" table:style-name="ce1">
            <text:p>28.1667</text:p>
          </table:table-cell>
          <table:table-cell office:value-type="float" office:value="30.5" table:style-name="ce1">
            <text:p>30.5</text:p>
          </table:table-cell>
          <table:table-cell table:number-columns-repeated="16374"/>
        </table:table-row>
        <table:table-row table:style-name="ro1">
          <table:table-cell office:value-type="date" office:date-value="2015-01-14T14:00:00" table:style-name="ce3">
            <text:p>1/14/2015</text:p>
          </table:table-cell>
          <table:table-cell office:value-type="float" office:value="15.166700000000001" table:style-name="ce1">
            <text:p>15.1667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44" table:style-name="ce1">
            <text:p>44</text:p>
          </table:table-cell>
          <table:table-cell office:value-type="float" office:value="24.833300000000001" table:style-name="ce1">
            <text:p>24.8333</text:p>
          </table:table-cell>
          <table:table-cell office:value-type="float" office:value="15.166700000000001" table:style-name="ce1">
            <text:p>15.1667</text:p>
          </table:table-cell>
          <table:table-cell office:value-type="float" office:value="58.166699999999999" table:style-name="ce1">
            <text:p>58.1667</text:p>
          </table:table-cell>
          <table:table-cell office:value-type="float" office:value="49.333300000000001" table:style-name="ce1">
            <text:p>49.3333</text:p>
          </table:table-cell>
          <table:table-cell office:value-type="float" office:value="39.833300000000001" table:style-name="ce1">
            <text:p>39.8333</text:p>
          </table:table-cell>
          <table:table-cell office:value-type="float" office:value="51.333300000000001" table:style-name="ce1">
            <text:p>51.3333</text:p>
          </table:table-cell>
          <table:table-cell table:number-columns-repeated="16374"/>
        </table:table-row>
        <table:table-row table:style-name="ro1">
          <table:table-cell office:value-type="date" office:date-value="2015-01-14T15:00:00" table:style-name="ce3">
            <text:p>1/14/2015</text:p>
          </table:table-cell>
          <table:table-cell office:value-type="float" office:value="16.333300000000001" table:style-name="ce1">
            <text:p>16.3333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51.333300000000001" table:style-name="ce1">
            <text:p>51.3333</text:p>
          </table:table-cell>
          <table:table-cell office:value-type="float" office:value="44" table:style-name="ce1">
            <text:p>44</text:p>
          </table:table-cell>
          <table:table-cell office:value-type="float" office:value="24.833300000000001" table:style-name="ce1">
            <text:p>24.8333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8.166699999999999" table:style-name="ce1">
            <text:p>58.1667</text:p>
          </table:table-cell>
          <table:table-cell office:value-type="float" office:value="49.333300000000001" table:style-name="ce1">
            <text:p>49.3333</text:p>
          </table:table-cell>
          <table:table-cell office:value-type="float" office:value="57.833300000000001" table:style-name="ce1">
            <text:p>57.8333</text:p>
          </table:table-cell>
          <table:table-cell table:number-columns-repeated="16374"/>
        </table:table-row>
        <table:table-row table:style-name="ro1">
          <table:table-cell office:value-type="date" office:date-value="2015-01-14T16:00:00" table:style-name="ce3">
            <text:p>1/14/2015</text:p>
          </table:table-cell>
          <table:table-cell office:value-type="float" office:value="17.833300000000001" table:style-name="ce1">
            <text:p>17.8333</text:p>
          </table:table-cell>
          <table:table-cell office:value-type="float" office:value="2.6667000000000001" table:style-name="ce1">
            <text:p>2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1.333300000000001" table:style-name="ce1">
            <text:p>51.3333</text:p>
          </table:table-cell>
          <table:table-cell office:value-type="float" office:value="44" table:style-name="ce1">
            <text:p>44</text:p>
          </table:table-cell>
          <table:table-cell office:value-type="float" office:value="52.666699999999999" table:style-name="ce1">
            <text:p>52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8.166699999999999" table:style-name="ce1">
            <text:p>58.1667</text:p>
          </table:table-cell>
          <table:table-cell office:value-type="float" office:value="61.666699999999999" table:style-name="ce1">
            <text:p>61.6667</text:p>
          </table:table-cell>
          <table:table-cell table:number-columns-repeated="16374"/>
        </table:table-row>
        <table:table-row table:style-name="ro1">
          <table:table-cell office:value-type="date" office:date-value="2015-01-14T17:00:00" table:style-name="ce3">
            <text:p>1/14/2015</text:p>
          </table:table-cell>
          <table:table-cell office:value-type="float" office:value="18.333300000000001" table:style-name="ce1">
            <text:p>18.3333</text:p>
          </table:table-cell>
          <table:table-cell office:value-type="float" office:value="2.5" table:style-name="ce1">
            <text:p>2.5</text:p>
          </table:table-cell>
          <table:table-cell office:value-type="float" office:value="61.666699999999999" table:style-name="ce1">
            <text:p>61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1.333300000000001" table:style-name="ce1">
            <text:p>51.3333</text:p>
          </table:table-cell>
          <table:table-cell office:value-type="float" office:value="27.166699999999999" table:style-name="ce1">
            <text:p>27.1667</text:p>
          </table:table-cell>
          <table:table-cell office:value-type="float" office:value="52.666699999999999" table:style-name="ce1">
            <text:p>52.6667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64.166700000000006" table:style-name="ce1">
            <text:p>64.1667</text:p>
          </table:table-cell>
          <table:table-cell table:number-columns-repeated="16374"/>
        </table:table-row>
        <table:table-row table:style-name="ro1">
          <table:table-cell office:value-type="date" office:date-value="2015-01-16T17:00:00" table:style-name="ce3">
            <text:p>1/16/2015</text:p>
          </table:table-cell>
          <table:table-cell office:value-type="float" office:value="13" table:style-name="ce1">
            <text:p>13</text:p>
          </table:table-cell>
          <table:table-cell office:value-type="float" office:value="7.6666999999999996" table:style-name="ce1">
            <text:p>7.6667</text:p>
          </table:table-cell>
          <table:table-cell office:value-type="float" office:value="76.166700000000006" table:style-name="ce1">
            <text:p>76.1667</text:p>
          </table:table-cell>
          <table:table-cell office:value-type="float" office:value="73.166700000000006" table:style-name="ce1">
            <text:p>73.1667</text:p>
          </table:table-cell>
          <table:table-cell office:value-type="float" office:value="73.666700000000006" table:style-name="ce1">
            <text:p>73.6667</text:p>
          </table:table-cell>
          <table:table-cell office:value-type="float" office:value="65.666700000000006" table:style-name="ce1">
            <text:p>65.6667</text:p>
          </table:table-cell>
          <table:table-cell office:value-type="float" office:value="66.833299999999994" table:style-name="ce1">
            <text:p>66.8333</text:p>
          </table:table-cell>
          <table:table-cell office:value-type="float" office:value="69.333299999999994" table:style-name="ce1">
            <text:p>69.3333</text:p>
          </table:table-cell>
          <table:table-cell office:value-type="float" office:value="76.5" table:style-name="ce1">
            <text:p>76.5</text:p>
          </table:table-cell>
          <table:table-cell table:number-columns-repeated="16374"/>
        </table:table-row>
        <table:table-row table:style-name="ro1">
          <table:table-cell office:value-type="date" office:date-value="2015-01-16T18:00:00" table:style-name="ce3">
            <text:p>1/16/2015</text:p>
          </table:table-cell>
          <table:table-cell office:value-type="float" office:value="12.833299999999999" table:style-name="ce1">
            <text:p>12.8333</text:p>
          </table:table-cell>
          <table:table-cell office:value-type="float" office:value="6.1666999999999996" table:style-name="ce1">
            <text:p>6.1667</text:p>
          </table:table-cell>
          <table:table-cell office:value-type="float" office:value="76.5" table:style-name="ce1">
            <text:p>76.5</text:p>
          </table:table-cell>
          <table:table-cell office:value-type="float" office:value="76.166700000000006" table:style-name="ce1">
            <text:p>76.1667</text:p>
          </table:table-cell>
          <table:table-cell office:value-type="float" office:value="73.166700000000006" table:style-name="ce1">
            <text:p>73.1667</text:p>
          </table:table-cell>
          <table:table-cell office:value-type="float" office:value="59.166699999999999" table:style-name="ce1">
            <text:p>59.1667</text:p>
          </table:table-cell>
          <table:table-cell office:value-type="float" office:value="65.666700000000006" table:style-name="ce1">
            <text:p>65.6667</text:p>
          </table:table-cell>
          <table:table-cell office:value-type="float" office:value="66.833299999999994" table:style-name="ce1">
            <text:p>66.8333</text:p>
          </table:table-cell>
          <table:table-cell office:value-type="float" office:value="74.166700000000006" table:style-name="ce1">
            <text:p>74.1667</text:p>
          </table:table-cell>
          <table:table-cell table:number-columns-repeated="16374"/>
        </table:table-row>
        <table:table-row table:style-name="ro1">
          <table:table-cell office:value-type="date" office:date-value="2015-01-16T19:00:00" table:style-name="ce3">
            <text:p>1/16/2015</text:p>
          </table:table-cell>
          <table:table-cell office:value-type="float" office:value="10.5" table:style-name="ce1">
            <text:p>10.5</text:p>
          </table:table-cell>
          <table:table-cell office:value-type="float" office:value="3.5" table:style-name="ce1">
            <text:p>3.5</text:p>
          </table:table-cell>
          <table:table-cell office:value-type="float" office:value="74.166700000000006" table:style-name="ce1">
            <text:p>74.1667</text:p>
          </table:table-cell>
          <table:table-cell office:value-type="float" office:value="76.5" table:style-name="ce1">
            <text:p>76.5</text:p>
          </table:table-cell>
          <table:table-cell office:value-type="float" office:value="76.166700000000006" table:style-name="ce1">
            <text:p>76.1667</text:p>
          </table:table-cell>
          <table:table-cell office:value-type="float" office:value="57.166699999999999" table:style-name="ce1">
            <text:p>57.1667</text:p>
          </table:table-cell>
          <table:table-cell office:value-type="float" office:value="59.166699999999999" table:style-name="ce1">
            <text:p>59.1667</text:p>
          </table:table-cell>
          <table:table-cell office:value-type="float" office:value="65.666700000000006" table:style-name="ce1">
            <text:p>65.6667</text:p>
          </table:table-cell>
          <table:table-cell office:value-type="float" office:value="62.833300000000001" table:style-name="ce1">
            <text:p>62.8333</text:p>
          </table:table-cell>
          <table:table-cell table:number-columns-repeated="16374"/>
        </table:table-row>
        <table:table-row table:style-name="ro1">
          <table:table-cell office:value-type="date" office:date-value="2015-01-16T20:00:00" table:style-name="ce3">
            <text:p>1/16/2015</text:p>
          </table:table-cell>
          <table:table-cell office:value-type="float" office:value="8.5" table:style-name="ce1">
            <text:p>8.5</text:p>
          </table:table-cell>
          <table:table-cell office:value-type="float" office:value="2" table:style-name="ce1">
            <text:p>2</text:p>
          </table:table-cell>
          <table:table-cell office:value-type="float" office:value="62.833300000000001" table:style-name="ce1">
            <text:p>62.8333</text:p>
          </table:table-cell>
          <table:table-cell office:value-type="float" office:value="74.166700000000006" table:style-name="ce1">
            <text:p>74.1667</text:p>
          </table:table-cell>
          <table:table-cell office:value-type="float" office:value="76.5" table:style-name="ce1">
            <text:p>76.5</text:p>
          </table:table-cell>
          <table:table-cell office:value-type="float" office:value="57.5" table:style-name="ce1">
            <text:p>57.5</text:p>
          </table:table-cell>
          <table:table-cell office:value-type="float" office:value="57.166699999999999" table:style-name="ce1">
            <text:p>57.1667</text:p>
          </table:table-cell>
          <table:table-cell office:value-type="float" office:value="59.166699999999999" table:style-name="ce1">
            <text:p>59.1667</text:p>
          </table:table-cell>
          <table:table-cell office:value-type="float" office:value="28.666699999999999" table:style-name="ce1">
            <text:p>28.6667</text:p>
          </table:table-cell>
          <table:table-cell table:number-columns-repeated="16374"/>
        </table:table-row>
        <table:table-row table:style-name="ro1">
          <table:table-cell office:value-type="date" office:date-value="2015-01-17T19:00:00" table:style-name="ce3">
            <text:p>1/17/2015</text:p>
          </table:table-cell>
          <table:table-cell office:value-type="float" office:value="9.5" table:style-name="ce1">
            <text:p>9.5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63.333300000000001" table:style-name="ce1">
            <text:p>63.3333</text:p>
          </table:table-cell>
          <table:table-cell office:value-type="float" office:value="61" table:style-name="ce1">
            <text:p>61</text:p>
          </table:table-cell>
          <table:table-cell office:value-type="float" office:value="55.666699999999999" table:style-name="ce1">
            <text:p>55.6667</text:p>
          </table:table-cell>
          <table:table-cell office:value-type="float" office:value="35.5" table:style-name="ce1">
            <text:p>35.5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62.833300000000001" table:style-name="ce1">
            <text:p>62.8333</text:p>
          </table:table-cell>
          <table:table-cell office:value-type="float" office:value="52.833300000000001" table:style-name="ce1">
            <text:p>52.8333</text:p>
          </table:table-cell>
          <table:table-cell table:number-columns-repeated="16374"/>
        </table:table-row>
        <table:table-row table:style-name="ro1">
          <table:table-cell office:value-type="date" office:date-value="2015-01-17T20:00:00" table:style-name="ce3">
            <text:p>1/17/2015</text:p>
          </table:table-cell>
          <table:table-cell office:value-type="float" office:value="8" table:style-name="ce1">
            <text:p>8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52.833300000000001" table:style-name="ce1">
            <text:p>52.8333</text:p>
          </table:table-cell>
          <table:table-cell office:value-type="float" office:value="63.333300000000001" table:style-name="ce1">
            <text:p>63.3333</text:p>
          </table:table-cell>
          <table:table-cell office:value-type="float" office:value="61" table:style-name="ce1">
            <text:p>61</text:p>
          </table:table-cell>
          <table:table-cell office:value-type="float" office:value="38.5" table:style-name="ce1">
            <text:p>38.5</text:p>
          </table:table-cell>
          <table:table-cell office:value-type="float" office:value="35.5" table:style-name="ce1">
            <text:p>35.5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date" office:date-value="2015-01-17T21:00:00" table:style-name="ce3">
            <text:p>1/17/2015</text:p>
          </table:table-cell>
          <table:table-cell office:value-type="float" office:value="8.1667000000000005" table:style-name="ce1">
            <text:p>8.1667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41" table:style-name="ce1">
            <text:p>41</text:p>
          </table:table-cell>
          <table:table-cell office:value-type="float" office:value="52.833300000000001" table:style-name="ce1">
            <text:p>52.8333</text:p>
          </table:table-cell>
          <table:table-cell office:value-type="float" office:value="63.333300000000001" table:style-name="ce1">
            <text:p>63.3333</text:p>
          </table:table-cell>
          <table:table-cell office:value-type="float" office:value="51.5" table:style-name="ce1">
            <text:p>51.5</text:p>
          </table:table-cell>
          <table:table-cell office:value-type="float" office:value="38.5" table:style-name="ce1">
            <text:p>38.5</text:p>
          </table:table-cell>
          <table:table-cell office:value-type="float" office:value="35.5" table:style-name="ce1">
            <text:p>35.5</text:p>
          </table:table-cell>
          <table:table-cell office:value-type="float" office:value="39.666699999999999" table:style-name="ce1">
            <text:p>39.6667</text:p>
          </table:table-cell>
          <table:table-cell table:number-columns-repeated="16374"/>
        </table:table-row>
        <table:table-row table:style-name="ro1">
          <table:table-cell office:value-type="date" office:date-value="2015-01-17T22:00:00" table:style-name="ce3">
            <text:p>1/17/2015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39.666699999999999" table:style-name="ce1">
            <text:p>39.6667</text:p>
          </table:table-cell>
          <table:table-cell office:value-type="float" office:value="41" table:style-name="ce1">
            <text:p>41</text:p>
          </table:table-cell>
          <table:table-cell office:value-type="float" office:value="52.833300000000001" table:style-name="ce1">
            <text:p>52.8333</text:p>
          </table:table-cell>
          <table:table-cell office:value-type="float" office:value="51" table:style-name="ce1">
            <text:p>51</text:p>
          </table:table-cell>
          <table:table-cell office:value-type="float" office:value="51.5" table:style-name="ce1">
            <text:p>51.5</text:p>
          </table:table-cell>
          <table:table-cell office:value-type="float" office:value="38.5" table:style-name="ce1">
            <text:p>38.5</text:p>
          </table:table-cell>
          <table:table-cell office:value-type="float" office:value="35.333300000000001" table:style-name="ce1">
            <text:p>35.3333</text:p>
          </table:table-cell>
          <table:table-cell table:number-columns-repeated="16374"/>
        </table:table-row>
        <table:table-row table:style-name="ro1">
          <table:table-cell office:value-type="date" office:date-value="2015-01-17T23:00:00" table:style-name="ce3">
            <text:p>1/17/2015</text:p>
          </table:table-cell>
          <table:table-cell office:value-type="float" office:value="7" table:style-name="ce1">
            <text:p>7</text:p>
          </table:table-cell>
          <table:table-cell office:value-type="float" office:value="1.5" table:style-name="ce1">
            <text:p>1.5</text:p>
          </table:table-cell>
          <table:table-cell office:value-type="float" office:value="35.333300000000001" table:style-name="ce1">
            <text:p>35.3333</text:p>
          </table:table-cell>
          <table:table-cell office:value-type="float" office:value="39.666699999999999" table:style-name="ce1">
            <text:p>39.6667</text:p>
          </table:table-cell>
          <table:table-cell office:value-type="float" office:value="41" table:style-name="ce1">
            <text:p>41</text:p>
          </table:table-cell>
          <table:table-cell office:value-type="float" office:value="49.166699999999999" table:style-name="ce1">
            <text:p>49.1667</text:p>
          </table:table-cell>
          <table:table-cell office:value-type="float" office:value="51" table:style-name="ce1">
            <text:p>51</text:p>
          </table:table-cell>
          <table:table-cell office:value-type="float" office:value="51.5" table:style-name="ce1">
            <text:p>51.5</text:p>
          </table:table-cell>
          <table:table-cell office:value-type="float" office:value="31.5" table:style-name="ce1">
            <text:p>31.5</text:p>
          </table:table-cell>
          <table:table-cell table:number-columns-repeated="16374"/>
        </table:table-row>
        <table:table-row table:style-name="ro1">
          <table:table-cell office:value-type="date" office:date-value="2015-01-18T00:00:00" table:style-name="ce3">
            <text:p>1/18/20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1.5" table:style-name="ce1">
            <text:p>31.5</text:p>
          </table:table-cell>
          <table:table-cell office:value-type="float" office:value="35.333300000000001" table:style-name="ce1">
            <text:p>35.3333</text:p>
          </table:table-cell>
          <table:table-cell office:value-type="float" office:value="39.666699999999999" table:style-name="ce1">
            <text:p>39.6667</text:p>
          </table:table-cell>
          <table:table-cell office:value-type="float" office:value="51" table:style-name="ce1">
            <text:p>51</text:p>
          </table:table-cell>
          <table:table-cell office:value-type="float" office:value="49.166699999999999" table:style-name="ce1">
            <text:p>49.1667</text:p>
          </table:table-cell>
          <table:table-cell office:value-type="float" office:value="51" table:style-name="ce1">
            <text:p>51</text:p>
          </table:table-cell>
          <table:table-cell office:value-type="float" office:value="37.666699999999999" table:style-name="ce1">
            <text:p>37.6667</text:p>
          </table:table-cell>
          <table:table-cell table:number-columns-repeated="16374"/>
        </table:table-row>
        <table:table-row table:style-name="ro1">
          <table:table-cell office:value-type="date" office:date-value="2015-01-18T11:00:00" table:style-name="ce3">
            <text:p>1/18/2015</text:p>
          </table:table-cell>
          <table:table-cell office:value-type="float" office:value="9" table:style-name="ce1">
            <text:p>9</text:p>
          </table:table-cell>
          <table:table-cell office:value-type="float" office:value="7.1666999999999996" table:style-name="ce1">
            <text:p>7.1667</text:p>
          </table:table-cell>
          <table:table-cell office:value-type="float" office:value="70.333299999999994" table:style-name="ce1">
            <text:p>70.3333</text:p>
          </table:table-cell>
          <table:table-cell office:value-type="float" office:value="66.5" table:style-name="ce1">
            <text:p>66.5</text:p>
          </table:table-cell>
          <table:table-cell office:value-type="float" office:value="63.666699999999999" table:style-name="ce1">
            <text:p>63.6667</text:p>
          </table:table-cell>
          <table:table-cell office:value-type="float" office:value="41.333300000000001" table:style-name="ce1">
            <text:p>41.3333</text:p>
          </table:table-cell>
          <table:table-cell office:value-type="float" office:value="42.333300000000001" table:style-name="ce1">
            <text:p>42.3333</text:p>
          </table:table-cell>
          <table:table-cell office:value-type="float" office:value="27.666699999999999" table:style-name="ce1">
            <text:p>27.6667</text:p>
          </table:table-cell>
          <table:table-cell office:value-type="float" office:value="70.666700000000006" table:style-name="ce1">
            <text:p>70.6667</text:p>
          </table:table-cell>
          <table:table-cell table:number-columns-repeated="16374"/>
        </table:table-row>
        <table:table-row table:style-name="ro1">
          <table:table-cell office:value-type="date" office:date-value="2015-01-18T12:00:00" table:style-name="ce3">
            <text:p>1/18/2015</text:p>
          </table:table-cell>
          <table:table-cell office:value-type="float" office:value="9.8332999999999995" table:style-name="ce1">
            <text:p>9.8333</text:p>
          </table:table-cell>
          <table:table-cell office:value-type="float" office:value="9" table:style-name="ce1">
            <text:p>9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0.333299999999994" table:style-name="ce1">
            <text:p>70.3333</text:p>
          </table:table-cell>
          <table:table-cell office:value-type="float" office:value="66.5" table:style-name="ce1">
            <text:p>66.5</text:p>
          </table:table-cell>
          <table:table-cell office:value-type="float" office:value="46.5" table:style-name="ce1">
            <text:p>46.5</text:p>
          </table:table-cell>
          <table:table-cell office:value-type="float" office:value="41.333300000000001" table:style-name="ce1">
            <text:p>41.3333</text:p>
          </table:table-cell>
          <table:table-cell office:value-type="float" office:value="42.333300000000001" table:style-name="ce1">
            <text:p>42.3333</text:p>
          </table:table-cell>
          <table:table-cell office:value-type="float" office:value="68.333299999999994" table:style-name="ce1">
            <text:p>68.3333</text:p>
          </table:table-cell>
          <table:table-cell table:number-columns-repeated="16374"/>
        </table:table-row>
        <table:table-row table:style-name="ro1">
          <table:table-cell office:value-type="date" office:date-value="2015-01-18T13:00:00" table:style-name="ce3">
            <text:p>1/18/2015</text:p>
          </table:table-cell>
          <table:table-cell office:value-type="float" office:value="10.333299999999999" table:style-name="ce1">
            <text:p>10.3333</text:p>
          </table:table-cell>
          <table:table-cell office:value-type="float" office:value="9" table:style-name="ce1">
            <text:p>9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0.333299999999994" table:style-name="ce1">
            <text:p>70.3333</text:p>
          </table:table-cell>
          <table:table-cell office:value-type="float" office:value="51.666699999999999" table:style-name="ce1">
            <text:p>51.6667</text:p>
          </table:table-cell>
          <table:table-cell office:value-type="float" office:value="46.5" table:style-name="ce1">
            <text:p>46.5</text:p>
          </table:table-cell>
          <table:table-cell office:value-type="float" office:value="41.333300000000001" table:style-name="ce1">
            <text:p>41.3333</text:p>
          </table:table-cell>
          <table:table-cell office:value-type="float" office:value="67.5" table:style-name="ce1">
            <text:p>67.5</text:p>
          </table:table-cell>
          <table:table-cell table:number-columns-repeated="16374"/>
        </table:table-row>
        <table:table-row table:style-name="ro1">
          <table:table-cell office:value-type="date" office:date-value="2015-01-18T14:00:00" table:style-name="ce3">
            <text:p>1/18/2015</text:p>
          </table:table-cell>
          <table:table-cell office:value-type="float" office:value="11" table:style-name="ce1">
            <text:p>11</text:p>
          </table:table-cell>
          <table:table-cell office:value-type="float" office:value="10.333299999999999" table:style-name="ce1">
            <text:p>10.3333</text:p>
          </table:table-cell>
          <table:table-cell office:value-type="float" office:value="67.5" table:style-name="ce1">
            <text:p>67.5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55.666699999999999" table:style-name="ce1">
            <text:p>55.6667</text:p>
          </table:table-cell>
          <table:table-cell office:value-type="float" office:value="51.666699999999999" table:style-name="ce1">
            <text:p>51.6667</text:p>
          </table:table-cell>
          <table:table-cell office:value-type="float" office:value="46.5" table:style-name="ce1">
            <text:p>46.5</text:p>
          </table:table-cell>
          <table:table-cell office:value-type="float" office:value="68.333299999999994" table:style-name="ce1">
            <text:p>68.3333</text:p>
          </table:table-cell>
          <table:table-cell table:number-columns-repeated="16374"/>
        </table:table-row>
        <table:table-row table:style-name="ro1">
          <table:table-cell office:value-type="date" office:date-value="2015-01-18T15:00:00" table:style-name="ce3">
            <text:p>1/18/201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67.5" table:style-name="ce1">
            <text:p>67.5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61" table:style-name="ce1">
            <text:p>61</text:p>
          </table:table-cell>
          <table:table-cell office:value-type="float" office:value="55.666699999999999" table:style-name="ce1">
            <text:p>55.6667</text:p>
          </table:table-cell>
          <table:table-cell office:value-type="float" office:value="51.666699999999999" table:style-name="ce1">
            <text:p>51.6667</text:p>
          </table:table-cell>
          <table:table-cell office:value-type="float" office:value="72.833299999999994" table:style-name="ce1">
            <text:p>72.8333</text:p>
          </table:table-cell>
          <table:table-cell table:number-columns-repeated="16374"/>
        </table:table-row>
        <table:table-row table:style-name="ro1">
          <table:table-cell office:value-type="date" office:date-value="2016-05-25T17:00:00" table:style-name="ce3">
            <text:p>5/25/2016</text:p>
          </table:table-cell>
          <table:table-cell office:value-type="float" office:value="25.333300000000001" table:style-name="ce1">
            <text:p>25.3333</text:p>
          </table:table-cell>
          <table:table-cell office:value-type="float" office:value="3" table:style-name="ce1">
            <text:p>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97.333299999999994" table:style-name="ce1">
            <text:p>97.3333</text:p>
          </table:table-cell>
          <table:table-cell office:value-type="float" office:value="95.166700000000006" table:style-name="ce1">
            <text:p>95.1667</text:p>
          </table:table-cell>
          <table:table-cell office:value-type="float" office:value="63.666699999999999" table:style-name="ce1">
            <text:p>63.6667</text:p>
          </table:table-cell>
          <table:table-cell office:value-type="float" office:value="56.333300000000001" table:style-name="ce1">
            <text:p>56.3333</text:p>
          </table:table-cell>
          <table:table-cell office:value-type="float" office:value="44.333300000000001" table:style-name="ce1">
            <text:p>44.3333</text:p>
          </table:table-cell>
          <table:table-cell office:value-type="float" office:value="107.33329999999999" table:style-name="ce1">
            <text:p>107.3333</text:p>
          </table:table-cell>
          <table:table-cell table:number-columns-repeated="16374"/>
        </table:table-row>
        <table:table-row table:style-name="ro1">
          <table:table-cell office:value-type="date" office:date-value="2016-05-25T18:00:00" table:style-name="ce3">
            <text:p>5/25/2016</text:p>
          </table:table-cell>
          <table:table-cell office:value-type="float" office:value="26" table:style-name="ce1">
            <text:p>26</text:p>
          </table:table-cell>
          <table:table-cell office:value-type="float" office:value="2.5" table:style-name="ce1">
            <text:p>2.5</text:p>
          </table:table-cell>
          <table:table-cell office:value-type="float" office:value="107.33329999999999" table:style-name="ce1">
            <text:p>107.333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97.333299999999994" table:style-name="ce1">
            <text:p>97.3333</text:p>
          </table:table-cell>
          <table:table-cell office:value-type="float" office:value="66.5" table:style-name="ce1">
            <text:p>66.5</text:p>
          </table:table-cell>
          <table:table-cell office:value-type="float" office:value="63.666699999999999" table:style-name="ce1">
            <text:p>63.6667</text:p>
          </table:table-cell>
          <table:table-cell office:value-type="float" office:value="56.333300000000001" table:style-name="ce1">
            <text:p>56.3333</text:p>
          </table:table-cell>
          <table:table-cell office:value-type="float" office:value="106.5" table:style-name="ce1">
            <text:p>106.5</text:p>
          </table:table-cell>
          <table:table-cell table:number-columns-repeated="16374"/>
        </table:table-row>
        <table:table-row table:style-name="ro1">
          <table:table-cell office:value-type="date" office:date-value="2016-05-25T19:00:00" table:style-name="ce3">
            <text:p>5/25/2016</text:p>
          </table:table-cell>
          <table:table-cell office:value-type="float" office:value="26" table:style-name="ce1">
            <text:p>26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106.5" table:style-name="ce1">
            <text:p>106.5</text:p>
          </table:table-cell>
          <table:table-cell office:value-type="float" office:value="107.33329999999999" table:style-name="ce1">
            <text:p>107.333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70.333299999999994" table:style-name="ce1">
            <text:p>70.3333</text:p>
          </table:table-cell>
          <table:table-cell office:value-type="float" office:value="66.5" table:style-name="ce1">
            <text:p>66.5</text:p>
          </table:table-cell>
          <table:table-cell office:value-type="float" office:value="63.666699999999999" table:style-name="ce1">
            <text:p>63.6667</text:p>
          </table:table-cell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 office:value-type="date" office:date-value="2016-05-25T20:00:00" table:style-name="ce3">
            <text:p>5/25/2016</text:p>
          </table:table-cell>
          <table:table-cell office:value-type="float" office:value="23.666699999999999" table:style-name="ce1">
            <text:p>23.6667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103" table:style-name="ce1">
            <text:p>103</text:p>
          </table:table-cell>
          <table:table-cell office:value-type="float" office:value="106.5" table:style-name="ce1">
            <text:p>106.5</text:p>
          </table:table-cell>
          <table:table-cell office:value-type="float" office:value="107.33329999999999" table:style-name="ce1">
            <text:p>107.333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0.333299999999994" table:style-name="ce1">
            <text:p>70.3333</text:p>
          </table:table-cell>
          <table:table-cell office:value-type="float" office:value="66.5" table:style-name="ce1">
            <text:p>66.5</text:p>
          </table:table-cell>
          <table:table-cell office:value-type="float" office:value="91.166700000000006" table:style-name="ce1">
            <text:p>91.1667</text:p>
          </table:table-cell>
          <table:table-cell table:number-columns-repeated="16374"/>
        </table:table-row>
        <table:table-row table:style-name="ro1">
          <table:table-cell office:value-type="date" office:date-value="2016-05-25T21:00:00" table:style-name="ce3">
            <text:p>5/25/2016</text:p>
          </table:table-cell>
          <table:table-cell office:value-type="float" office:value="21.666699999999999" table:style-name="ce1">
            <text:p>21.6667</text:p>
          </table:table-cell>
          <table:table-cell office:value-type="float" office:value="4" table:style-name="ce1">
            <text:p>4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103" table:style-name="ce1">
            <text:p>103</text:p>
          </table:table-cell>
          <table:table-cell office:value-type="float" office:value="106.5" table:style-name="ce1">
            <text:p>106.5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0.333299999999994" table:style-name="ce1">
            <text:p>70.3333</text:p>
          </table:table-cell>
          <table:table-cell office:value-type="float" office:value="87.666700000000006" table:style-name="ce1">
            <text:p>87.6667</text:p>
          </table:table-cell>
          <table:table-cell table:number-columns-repeated="16374"/>
        </table:table-row>
        <table:table-row table:style-name="ro1">
          <table:table-cell office:value-type="date" office:date-value="2016-05-26T16:00:00" table:style-name="ce3">
            <text:p>5/26/2016</text:p>
          </table:table-cell>
          <table:table-cell office:value-type="float" office:value="24.833300000000001" table:style-name="ce1">
            <text:p>24.833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96" table:style-name="ce1">
            <text:p>96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84.333299999999994" table:style-name="ce1">
            <text:p>84.3333</text:p>
          </table:table-cell>
          <table:table-cell office:value-type="float" office:value="106.5" table:style-name="ce1">
            <text:p>106.5</text:p>
          </table:table-cell>
          <table:table-cell office:value-type="float" office:value="107.33329999999999" table:style-name="ce1">
            <text:p>107.333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99.333299999999994" table:style-name="ce1">
            <text:p>99.3333</text:p>
          </table:table-cell>
          <table:table-cell table:number-columns-repeated="16374"/>
        </table:table-row>
        <table:table-row table:style-name="ro1">
          <table:table-cell office:value-type="date" office:date-value="2016-05-26T17:00:00" table:style-name="ce3">
            <text:p>5/26/2016</text:p>
          </table:table-cell>
          <table:table-cell office:value-type="float" office:value="25" table:style-name="ce1">
            <text:p>25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96" table:style-name="ce1">
            <text:p>96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103" table:style-name="ce1">
            <text:p>103</text:p>
          </table:table-cell>
          <table:table-cell office:value-type="float" office:value="106.5" table:style-name="ce1">
            <text:p>106.5</text:p>
          </table:table-cell>
          <table:table-cell office:value-type="float" office:value="107.33329999999999" table:style-name="ce1">
            <text:p>107.3333</text:p>
          </table:table-cell>
          <table:table-cell office:value-type="float" office:value="100.5" table:style-name="ce1">
            <text:p>100.5</text:p>
          </table:table-cell>
          <table:table-cell table:number-columns-repeated="16374"/>
        </table:table-row>
        <table:table-row table:style-name="ro1">
          <table:table-cell office:value-type="date" office:date-value="2016-05-26T18:00:00" table:style-name="ce3">
            <text:p>5/26/2016</text:p>
          </table:table-cell>
          <table:table-cell office:value-type="float" office:value="25" table:style-name="ce1">
            <text:p>25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100.5" table:style-name="ce1">
            <text:p>100.5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96" table:style-name="ce1">
            <text:p>96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103" table:style-name="ce1">
            <text:p>103</text:p>
          </table:table-cell>
          <table:table-cell office:value-type="float" office:value="106.5" table:style-name="ce1">
            <text:p>106.5</text:p>
          </table:table-cell>
          <table:table-cell office:value-type="float" office:value="99" table:style-name="ce1">
            <text:p>99</text:p>
          </table:table-cell>
          <table:table-cell table:number-columns-repeated="16374"/>
        </table:table-row>
        <table:table-row table:style-name="ro1">
          <table:table-cell office:value-type="date" office:date-value="2016-05-26T19:00:00" table:style-name="ce3">
            <text:p>5/26/2016</text:p>
          </table:table-cell>
          <table:table-cell office:value-type="float" office:value="24.166699999999999" table:style-name="ce1">
            <text:p>24.1667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99" table:style-name="ce1">
            <text:p>99</text:p>
          </table:table-cell>
          <table:table-cell office:value-type="float" office:value="100.5" table:style-name="ce1">
            <text:p>100.5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103" table:style-name="ce1">
            <text:p>103</text:p>
          </table:table-cell>
          <table:table-cell office:value-type="float" office:value="93.333299999999994" table:style-name="ce1">
            <text:p>93.3333</text:p>
          </table:table-cell>
          <table:table-cell table:number-columns-repeated="16374"/>
        </table:table-row>
        <table:table-row table:style-name="ro1">
          <table:table-cell office:value-type="date" office:date-value="2016-05-26T20:00:00" table:style-name="ce3">
            <text:p>5/26/2016</text:p>
          </table:table-cell>
          <table:table-cell office:value-type="float" office:value="23.166699999999999" table:style-name="ce1">
            <text:p>23.1667</text:p>
          </table:table-cell>
          <table:table-cell office:value-type="float" office:value="4" table:style-name="ce1">
            <text:p>4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99" table:style-name="ce1">
            <text:p>99</text:p>
          </table:table-cell>
          <table:table-cell office:value-type="float" office:value="100.5" table:style-name="ce1">
            <text:p>100.5</text:p>
          </table:table-cell>
          <table:table-cell office:value-type="float" office:value="82.166700000000006" table:style-name="ce1">
            <text:p>82.1667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office:value-type="date" office:date-value="2016-05-26T21:00:00" table:style-name="ce3">
            <text:p>5/26/2016</text:p>
          </table:table-cell>
          <table:table-cell office:value-type="float" office:value="22" table:style-name="ce1">
            <text:p>22</text:p>
          </table:table-cell>
          <table:table-cell office:value-type="float" office:value="3.5" table:style-name="ce1">
            <text:p>3.5</text:p>
          </table:table-cell>
          <table:table-cell office:value-type="float" office:value="91" table:style-name="ce1">
            <text:p>91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99" table:style-name="ce1">
            <text:p>99</text:p>
          </table:table-cell>
          <table:table-cell office:value-type="float" office:value="79.666700000000006" table:style-name="ce1">
            <text:p>79.6667</text:p>
          </table:table-cell>
          <table:table-cell office:value-type="float" office:value="82.166700000000006" table:style-name="ce1">
            <text:p>82.1667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89.333299999999994" table:style-name="ce1">
            <text:p>89.3333</text:p>
          </table:table-cell>
          <table:table-cell table:number-columns-repeated="16374"/>
        </table:table-row>
        <table:table-row table:style-name="ro1">
          <table:table-cell office:value-type="date" office:date-value="2016-05-27T16:00:00" table:style-name="ce3">
            <text:p>5/27/2016</text:p>
          </table:table-cell>
          <table:table-cell office:value-type="float" office:value="25" table:style-name="ce1">
            <text:p>25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3.166700000000006" table:style-name="ce1">
            <text:p>93.1667</text:p>
          </table:table-cell>
          <table:table-cell office:value-type="float" office:value="95.833299999999994" table:style-name="ce1">
            <text:p>95.8333</text:p>
          </table:table-cell>
          <table:table-cell office:value-type="float" office:value="99" table:style-name="ce1">
            <text:p>99</text:p>
          </table:table-cell>
          <table:table-cell office:value-type="float" office:value="100.5" table:style-name="ce1">
            <text:p>100.5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88.166700000000006" table:style-name="ce1">
            <text:p>88.1667</text:p>
          </table:table-cell>
          <table:table-cell table:number-columns-repeated="16374"/>
        </table:table-row>
        <table:table-row table:style-name="ro1">
          <table:table-cell office:value-type="date" office:date-value="2016-05-27T17:00:00" table:style-name="ce3">
            <text:p>5/27/2016</text:p>
          </table:table-cell>
          <table:table-cell office:value-type="float" office:value="25" table:style-name="ce1">
            <text:p>25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3.166700000000006" table:style-name="ce1">
            <text:p>93.1667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99" table:style-name="ce1">
            <text:p>99</text:p>
          </table:table-cell>
          <table:table-cell office:value-type="float" office:value="100.5" table:style-name="ce1">
            <text:p>100.5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office:value-type="date" office:date-value="2016-05-27T18:00:00" table:style-name="ce3">
            <text:p>5/27/2016</text:p>
          </table:table-cell>
          <table:table-cell office:value-type="float" office:value="25" table:style-name="ce1">
            <text:p>25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86" table:style-name="ce1">
            <text:p>86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1" table:style-name="ce1">
            <text:p>91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99" table:style-name="ce1">
            <text:p>99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date" office:date-value="2016-05-27T19:00:00" table:style-name="ce3">
            <text:p>5/27/2016</text:p>
          </table:table-cell>
          <table:table-cell office:value-type="float" office:value="24.333300000000001" table:style-name="ce1">
            <text:p>24.3333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9.333299999999994" table:style-name="ce1">
            <text:p>89.3333</text:p>
          </table:table-cell>
          <table:table-cell office:value-type="float" office:value="91" table:style-name="ce1">
            <text:p>91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83.833299999999994" table:style-name="ce1">
            <text:p>83.8333</text:p>
          </table:table-cell>
          <table:table-cell table:number-columns-repeated="16374"/>
        </table:table-row>
        <table:table-row table:style-name="ro1">
          <table:table-cell office:value-type="date" office:date-value="2016-05-27T20:00:00" table:style-name="ce3">
            <text:p>5/27/2016</text:p>
          </table:table-cell>
          <table:table-cell office:value-type="float" office:value="23.166699999999999" table:style-name="ce1">
            <text:p>23.1667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4.333299999999994" table:style-name="ce1">
            <text:p>84.3333</text:p>
          </table:table-cell>
          <table:table-cell office:value-type="float" office:value="89.333299999999994" table:style-name="ce1">
            <text:p>89.3333</text:p>
          </table:table-cell>
          <table:table-cell office:value-type="float" office:value="91" table:style-name="ce1">
            <text:p>91</text:p>
          </table:table-cell>
          <table:table-cell office:value-type="float" office:value="81.833299999999994" table:style-name="ce1">
            <text:p>81.8333</text:p>
          </table:table-cell>
          <table:table-cell table:number-columns-repeated="16374"/>
        </table:table-row>
        <table:table-row table:style-name="ro1">
          <table:table-cell office:value-type="date" office:date-value="2016-05-27T21:00:00" table:style-name="ce3">
            <text:p>5/27/2016</text:p>
          </table:table-cell>
          <table:table-cell office:value-type="float" office:value="22" table:style-name="ce1">
            <text:p>22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5" table:style-name="ce1">
            <text:p>85</text:p>
          </table:table-cell>
          <table:table-cell office:value-type="float" office:value="77.166700000000006" table:style-name="ce1">
            <text:p>77.1667</text:p>
          </table:table-cell>
          <table:table-cell office:value-type="float" office:value="84.333299999999994" table:style-name="ce1">
            <text:p>84.3333</text:p>
          </table:table-cell>
          <table:table-cell office:value-type="float" office:value="89.333299999999994" table:style-name="ce1">
            <text:p>89.3333</text:p>
          </table:table-cell>
          <table:table-cell office:value-type="float" office:value="79.5" table:style-name="ce1">
            <text:p>79.5</text:p>
          </table:table-cell>
          <table:table-cell table:number-columns-repeated="16374"/>
        </table:table-row>
        <table:table-row table:style-name="ro1">
          <table:table-cell office:value-type="date" office:date-value="2016-05-28T15:00:00" table:style-name="ce3">
            <text:p>5/28/2016</text:p>
          </table:table-cell>
          <table:table-cell office:value-type="float" office:value="18.666699999999999" table:style-name="ce1">
            <text:p>18.6667</text:p>
          </table:table-cell>
          <table:table-cell office:value-type="float" office:value="4" table:style-name="ce1">
            <text:p>4</text:p>
          </table:table-cell>
          <table:table-cell office:value-type="float" office:value="77.333299999999994" table:style-name="ce1">
            <text:p>77.3333</text:p>
          </table:table-cell>
          <table:table-cell office:value-type="float" office:value="82.333299999999994" table:style-name="ce1">
            <text:p>82.3333</text:p>
          </table:table-cell>
          <table:table-cell office:value-type="float" office:value="82.666700000000006" table:style-name="ce1">
            <text:p>82.6667</text:p>
          </table:table-cell>
          <table:table-cell office:value-type="float" office:value="86" table:style-name="ce1">
            <text:p>86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72.833299999999994" table:style-name="ce1">
            <text:p>72.8333</text:p>
          </table:table-cell>
          <table:table-cell table:number-columns-repeated="16374"/>
        </table:table-row>
        <table:table-row table:style-name="ro1">
          <table:table-cell office:value-type="date" office:date-value="2016-05-28T16:00:00" table:style-name="ce3">
            <text:p>5/28/2016</text:p>
          </table:table-cell>
          <table:table-cell office:value-type="float" office:value="20.833300000000001" table:style-name="ce1">
            <text:p>20.8333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72.833299999999994" table:style-name="ce1">
            <text:p>72.8333</text:p>
          </table:table-cell>
          <table:table-cell office:value-type="float" office:value="77.333299999999994" table:style-name="ce1">
            <text:p>77.3333</text:p>
          </table:table-cell>
          <table:table-cell office:value-type="float" office:value="82.333299999999994" table:style-name="ce1">
            <text:p>82.3333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date" office:date-value="2016-05-28T17:00:00" table:style-name="ce3">
            <text:p>5/28/2016</text:p>
          </table:table-cell>
          <table:table-cell office:value-type="float" office:value="22.5" table:style-name="ce1">
            <text:p>22.5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81" table:style-name="ce1">
            <text:p>81</text:p>
          </table:table-cell>
          <table:table-cell office:value-type="float" office:value="72.833299999999994" table:style-name="ce1">
            <text:p>72.8333</text:p>
          </table:table-cell>
          <table:table-cell office:value-type="float" office:value="77.333299999999994" table:style-name="ce1">
            <text:p>77.3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.833299999999994" table:style-name="ce1">
            <text:p>87.8333</text:p>
          </table:table-cell>
          <table:table-cell table:number-columns-repeated="16374"/>
        </table:table-row>
        <table:table-row table:style-name="ro1">
          <table:table-cell office:value-type="date" office:date-value="2016-05-28T18:00:00" table:style-name="ce3">
            <text:p>5/28/2016</text:p>
          </table:table-cell>
          <table:table-cell office:value-type="float" office:value="22.833300000000001" table:style-name="ce1">
            <text:p>22.8333</text:p>
          </table:table-cell>
          <table:table-cell office:value-type="float" office:value="6.5" table:style-name="ce1">
            <text:p>6.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81" table:style-name="ce1">
            <text:p>81</text:p>
          </table:table-cell>
          <table:table-cell office:value-type="float" office:value="72.833299999999994" table:style-name="ce1">
            <text:p>72.8333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5" table:style-name="ce1">
            <text:p>85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1">
          <table:table-cell office:value-type="date" office:date-value="2016-05-28T19:00:00" table:style-name="ce3">
            <text:p>5/28/2016</text:p>
          </table:table-cell>
          <table:table-cell office:value-type="float" office:value="22" table:style-name="ce1">
            <text:p>22</text:p>
          </table:table-cell>
          <table:table-cell office:value-type="float" office:value="6.5" table:style-name="ce1">
            <text:p>6.5</text:p>
          </table:table-cell>
          <table:table-cell office:value-type="float" office:value="91.5" table:style-name="ce1">
            <text:p>91.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81" table:style-name="ce1">
            <text:p>81</text:p>
          </table:table-cell>
          <table:table-cell office:value-type="float" office:value="79.5" table:style-name="ce1">
            <text:p>79.5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92.833299999999994" table:style-name="ce1">
            <text:p>92.8333</text:p>
          </table:table-cell>
          <table:table-cell table:number-columns-repeated="16374"/>
        </table:table-row>
        <table:table-row table:style-name="ro1">
          <table:table-cell office:value-type="date" office:date-value="2016-05-28T20:00:00" table:style-name="ce3">
            <text:p>5/28/2016</text:p>
          </table:table-cell>
          <table:table-cell office:value-type="float" office:value="21.5" table:style-name="ce1">
            <text:p>21.5</text:p>
          </table:table-cell>
          <table:table-cell office:value-type="float" office:value="6.1666999999999996" table:style-name="ce1">
            <text:p>6.1667</text:p>
          </table:table-cell>
          <table:table-cell office:value-type="float" office:value="92.833299999999994" table:style-name="ce1">
            <text:p>92.8333</text:p>
          </table:table-cell>
          <table:table-cell office:value-type="float" office:value="91.5" table:style-name="ce1">
            <text:p>91.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71" table:style-name="ce1">
            <text:p>71</text:p>
          </table:table-cell>
          <table:table-cell office:value-type="float" office:value="79.5" table:style-name="ce1">
            <text:p>79.5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1">
          <table:table-cell office:value-type="date" office:date-value="2016-05-29T16:00:00" table:style-name="ce3">
            <text:p>5/29/2016</text:p>
          </table:table-cell>
          <table:table-cell office:value-type="float" office:value="22.833300000000001" table:style-name="ce1">
            <text:p>22.8333</text:p>
          </table:table-cell>
          <table:table-cell office:value-type="float" office:value="3.5" table:style-name="ce1">
            <text:p>3.5</text:p>
          </table:table-cell>
          <table:table-cell office:value-type="float" office:value="89.5" table:style-name="ce1">
            <text:p>89.5</text:p>
          </table:table-cell>
          <table:table-cell office:value-type="float" office:value="85.833299999999994" table:style-name="ce1">
            <text:p>85.8333</text:p>
          </table:table-cell>
          <table:table-cell office:value-type="float" office:value="81.166700000000006" table:style-name="ce1">
            <text:p>81.1667</text:p>
          </table:table-cell>
          <table:table-cell office:value-type="float" office:value="91.5" table:style-name="ce1">
            <text:p>91.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81" table:style-name="ce1">
            <text:p>81</text:p>
          </table:table-cell>
          <table:table-cell office:value-type="float" office:value="88.666700000000006" table:style-name="ce1">
            <text:p>88.6667</text:p>
          </table:table-cell>
          <table:table-cell table:number-columns-repeated="16374"/>
        </table:table-row>
        <table:table-row table:style-name="ro1">
          <table:table-cell office:value-type="date" office:date-value="2016-05-29T17:00:00" table:style-name="ce3">
            <text:p>5/29/2016</text:p>
          </table:table-cell>
          <table:table-cell office:value-type="float" office:value="23.333300000000001" table:style-name="ce1">
            <text:p>23.3333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89.5" table:style-name="ce1">
            <text:p>89.5</text:p>
          </table:table-cell>
          <table:table-cell office:value-type="float" office:value="85.833299999999994" table:style-name="ce1">
            <text:p>85.8333</text:p>
          </table:table-cell>
          <table:table-cell office:value-type="float" office:value="92.833299999999994" table:style-name="ce1">
            <text:p>92.8333</text:p>
          </table:table-cell>
          <table:table-cell office:value-type="float" office:value="91.5" table:style-name="ce1">
            <text:p>91.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date" office:date-value="2016-05-29T18:00:00" table:style-name="ce3">
            <text:p>5/29/2016</text:p>
          </table:table-cell>
          <table:table-cell office:value-type="float" office:value="23.5" table:style-name="ce1">
            <text:p>23.5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89" table:style-name="ce1">
            <text:p>89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89.5" table:style-name="ce1">
            <text:p>89.5</text:p>
          </table:table-cell>
          <table:table-cell office:value-type="float" office:value="95.5" table:style-name="ce1">
            <text:p>95.5</text:p>
          </table:table-cell>
          <table:table-cell office:value-type="float" office:value="92.833299999999994" table:style-name="ce1">
            <text:p>92.8333</text:p>
          </table:table-cell>
          <table:table-cell office:value-type="float" office:value="91.5" table:style-name="ce1">
            <text:p>91.5</text:p>
          </table:table-cell>
          <table:table-cell office:value-type="float" office:value="88.166700000000006" table:style-name="ce1">
            <text:p>88.1667</text:p>
          </table:table-cell>
          <table:table-cell table:number-columns-repeated="16374"/>
        </table:table-row>
        <table:table-row table:style-name="ro1">
          <table:table-cell office:value-type="date" office:date-value="2016-05-29T19:00:00" table:style-name="ce3">
            <text:p>5/29/2016</text:p>
          </table:table-cell>
          <table:table-cell office:value-type="float" office:value="22.5" table:style-name="ce1">
            <text:p>22.5</text:p>
          </table:table-cell>
          <table:table-cell office:value-type="float" office:value="4.5" table:style-name="ce1">
            <text:p>4.5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9" table:style-name="ce1">
            <text:p>89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95.5" table:style-name="ce1">
            <text:p>95.5</text:p>
          </table:table-cell>
          <table:table-cell office:value-type="float" office:value="92.833299999999994" table:style-name="ce1">
            <text:p>92.8333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1">
          <table:table-cell office:value-type="date" office:date-value="2016-05-29T20:00:00" table:style-name="ce3">
            <text:p>5/29/2016</text:p>
          </table:table-cell>
          <table:table-cell office:value-type="float" office:value="22" table:style-name="ce1">
            <text:p>22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90" table:style-name="ce1">
            <text:p>90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9" table:style-name="ce1">
            <text:p>89</text:p>
          </table:table-cell>
          <table:table-cell office:value-type="float" office:value="86.333299999999994" table:style-name="ce1">
            <text:p>86.3333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95.5" table:style-name="ce1">
            <text:p>95.5</text:p>
          </table:table-cell>
          <table:table-cell office:value-type="float" office:value="92.166700000000006" table:style-name="ce1">
            <text:p>92.1667</text:p>
          </table:table-cell>
          <table:table-cell table:number-columns-repeated="16374"/>
        </table:table-row>
        <table:table-row table:style-name="ro1">
          <table:table-cell office:value-type="date" office:date-value="2016-05-29T21:00:00" table:style-name="ce3">
            <text:p>5/29/2016</text:p>
          </table:table-cell>
          <table:table-cell office:value-type="float" office:value="21" table:style-name="ce1">
            <text:p>21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0" table:style-name="ce1">
            <text:p>90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3" table:style-name="ce1">
            <text:p>83</text:p>
          </table:table-cell>
          <table:table-cell office:value-type="float" office:value="86.333299999999994" table:style-name="ce1">
            <text:p>86.3333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92.333299999999994" table:style-name="ce1">
            <text:p>92.3333</text:p>
          </table:table-cell>
          <table:table-cell table:number-columns-repeated="16374"/>
        </table:table-row>
        <table:table-row table:style-name="ro1">
          <table:table-cell office:value-type="date" office:date-value="2016-05-30T15:00:00" table:style-name="ce3">
            <text:p>5/30/2016</text:p>
          </table:table-cell>
          <table:table-cell office:value-type="float" office:value="26.5" table:style-name="ce1">
            <text:p>26.5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97.666700000000006" table:style-name="ce1">
            <text:p>97.6667</text:p>
          </table:table-cell>
          <table:table-cell office:value-type="float" office:value="92" table:style-name="ce1">
            <text:p>92</text:p>
          </table:table-cell>
          <table:table-cell office:value-type="float" office:value="75.833299999999994" table:style-name="ce1">
            <text:p>75.8333</text:p>
          </table:table-cell>
          <table:table-cell office:value-type="float" office:value="89" table:style-name="ce1">
            <text:p>89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89.5" table:style-name="ce1">
            <text:p>89.5</text:p>
          </table:table-cell>
          <table:table-cell office:value-type="float" office:value="99.666700000000006" table:style-name="ce1">
            <text:p>99.6667</text:p>
          </table:table-cell>
          <table:table-cell table:number-columns-repeated="16374"/>
        </table:table-row>
        <table:table-row table:style-name="ro1">
          <table:table-cell office:value-type="date" office:date-value="2016-05-30T16:00:00" table:style-name="ce3">
            <text:p>5/30/2016</text:p>
          </table:table-cell>
          <table:table-cell office:value-type="float" office:value="26.833300000000001" table:style-name="ce1">
            <text:p>26.8333</text:p>
          </table:table-cell>
          <table:table-cell office:value-type="float" office:value="2" table:style-name="ce1">
            <text:p>2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7.666700000000006" table:style-name="ce1">
            <text:p>97.6667</text:p>
          </table:table-cell>
          <table:table-cell office:value-type="float" office:value="92" table:style-name="ce1">
            <text:p>92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9" table:style-name="ce1">
            <text:p>89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99.666700000000006" table:style-name="ce1">
            <text:p>99.6667</text:p>
          </table:table-cell>
          <table:table-cell table:number-columns-repeated="16374"/>
        </table:table-row>
        <table:table-row table:style-name="ro1">
          <table:table-cell office:value-type="date" office:date-value="2016-05-30T17:00:00" table:style-name="ce3">
            <text:p>5/30/201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7.666700000000006" table:style-name="ce1">
            <text:p>97.6667</text:p>
          </table:table-cell>
          <table:table-cell office:value-type="float" office:value="90" table:style-name="ce1">
            <text:p>90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9" table:style-name="ce1">
            <text:p>89</text:p>
          </table:table-cell>
          <table:table-cell office:value-type="float" office:value="101.16670000000001" table:style-name="ce1">
            <text:p>101.1667</text:p>
          </table:table-cell>
          <table:table-cell table:number-columns-repeated="16374"/>
        </table:table-row>
        <table:table-row table:style-name="ro1">
          <table:table-cell office:value-type="date" office:date-value="2016-05-30T18:00:00" table:style-name="ce3">
            <text:p>5/30/2016</text:p>
          </table:table-cell>
          <table:table-cell office:value-type="float" office:value="28" table:style-name="ce1">
            <text:p>28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0" table:style-name="ce1">
            <text:p>90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105.83329999999999" table:style-name="ce1">
            <text:p>105.8333</text:p>
          </table:table-cell>
          <table:table-cell table:number-columns-repeated="16374"/>
        </table:table-row>
        <table:table-row table:style-name="ro1">
          <table:table-cell office:value-type="date" office:date-value="2016-05-30T19:00:00" table:style-name="ce3">
            <text:p>5/30/2016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2" table:style-name="ce1">
            <text:p>2</text:p>
          </table:table-cell>
          <table:table-cell office:value-type="float" office:value="105.83329999999999" table:style-name="ce1">
            <text:p>105.8333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0" table:style-name="ce1">
            <text:p>90</text:p>
          </table:table-cell>
          <table:table-cell office:value-type="float" office:value="101.83329999999999" table:style-name="ce1">
            <text:p>101.8333</text:p>
          </table:table-cell>
          <table:table-cell table:number-columns-repeated="16374"/>
        </table:table-row>
        <table:table-row table:style-name="ro1">
          <table:table-cell office:value-type="date" office:date-value="2016-05-30T20:00:00" table:style-name="ce3">
            <text:p>5/30/2016</text:p>
          </table:table-cell>
          <table:table-cell office:value-type="float" office:value="28" table:style-name="ce1">
            <text:p>28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01.83329999999999" table:style-name="ce1">
            <text:p>101.8333</text:p>
          </table:table-cell>
          <table:table-cell office:value-type="float" office:value="105.83329999999999" table:style-name="ce1">
            <text:p>105.8333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100.33329999999999" table:style-name="ce1">
            <text:p>100.3333</text:p>
          </table:table-cell>
          <table:table-cell table:number-columns-repeated="16374"/>
        </table:table-row>
        <table:table-row table:style-name="ro1">
          <table:table-cell office:value-type="date" office:date-value="2016-05-31T15:00:00" table:style-name="ce3">
            <text:p>5/31/2016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88.5" table:style-name="ce1">
            <text:p>88.5</text:p>
          </table:table-cell>
          <table:table-cell office:value-type="float" office:value="77.166700000000006" table:style-name="ce1">
            <text:p>77.1667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06.5" table:style-name="ce1">
            <text:p>106.5</text:p>
          </table:table-cell>
          <table:table-cell table:number-columns-repeated="16374"/>
        </table:table-row>
        <table:table-row table:style-name="ro1">
          <table:table-cell office:value-type="date" office:date-value="2016-05-31T16:00:00" table:style-name="ce3">
            <text:p>5/31/2016</text:p>
          </table:table-cell>
          <table:table-cell office:value-type="float" office:value="30" table:style-name="ce1">
            <text:p>30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06.5" table:style-name="ce1">
            <text:p>106.5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88.5" table:style-name="ce1">
            <text:p>88.5</text:p>
          </table:table-cell>
          <table:table-cell office:value-type="float" office:value="105.83329999999999" table:style-name="ce1">
            <text:p>105.8333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10.83329999999999" table:style-name="ce1">
            <text:p>110.8333</text:p>
          </table:table-cell>
          <table:table-cell table:number-columns-repeated="16374"/>
        </table:table-row>
        <table:table-row table:style-name="ro1">
          <table:table-cell office:value-type="date" office:date-value="2016-05-31T17:00:00" table:style-name="ce3">
            <text:p>5/31/2016</text:p>
          </table:table-cell>
          <table:table-cell office:value-type="float" office:value="31" table:style-name="ce1">
            <text:p>31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106.5" table:style-name="ce1">
            <text:p>106.5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101.83329999999999" table:style-name="ce1">
            <text:p>101.8333</text:p>
          </table:table-cell>
          <table:table-cell office:value-type="float" office:value="105.83329999999999" table:style-name="ce1">
            <text:p>105.8333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112.16670000000001" table:style-name="ce1">
            <text:p>112.1667</text:p>
          </table:table-cell>
          <table:table-cell table:number-columns-repeated="16374"/>
        </table:table-row>
        <table:table-row table:style-name="ro1">
          <table:table-cell office:value-type="date" office:date-value="2016-05-31T18:00:00" table:style-name="ce3">
            <text:p>5/31/2016</text:p>
          </table:table-cell>
          <table:table-cell office:value-type="float" office:value="31" table:style-name="ce1">
            <text:p>31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106.5" table:style-name="ce1">
            <text:p>106.5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1.83329999999999" table:style-name="ce1">
            <text:p>101.8333</text:p>
          </table:table-cell>
          <table:table-cell office:value-type="float" office:value="105.83329999999999" table:style-name="ce1">
            <text:p>105.8333</text:p>
          </table:table-cell>
          <table:table-cell office:value-type="float" office:value="117.66670000000001" table:style-name="ce1">
            <text:p>117.6667</text:p>
          </table:table-cell>
          <table:table-cell table:number-columns-repeated="16374"/>
        </table:table-row>
        <table:table-row table:style-name="ro1">
          <table:table-cell office:value-type="date" office:date-value="2016-05-31T19:00:00" table:style-name="ce3">
            <text:p>5/31/2016</text:p>
          </table:table-cell>
          <table:table-cell office:value-type="float" office:value="31" table:style-name="ce1">
            <text:p>31</text:p>
          </table:table-cell>
          <table:table-cell office:value-type="float" office:value="1.5" table:style-name="ce1">
            <text:p>1.5</text:p>
          </table:table-cell>
          <table:table-cell office:value-type="float" office:value="117.66670000000001" table:style-name="ce1">
            <text:p>117.6667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79.333299999999994" table:style-name="ce1">
            <text:p>79.3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1.83329999999999" table:style-name="ce1">
            <text:p>101.8333</text:p>
          </table:table-cell>
          <table:table-cell office:value-type="float" office:value="123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date" office:date-value="2016-05-31T20:00:00" table:style-name="ce3">
            <text:p>5/31/2016</text:p>
          </table:table-cell>
          <table:table-cell office:value-type="float" office:value="30.666699999999999" table:style-name="ce1">
            <text:p>30.6667</text:p>
          </table:table-cell>
          <table:table-cell office:value-type="float" office:value="1.5" table:style-name="ce1">
            <text:p>1.5</text:p>
          </table:table-cell>
          <table:table-cell office:value-type="float" office:value="123" table:style-name="ce1">
            <text:p>123</text:p>
          </table:table-cell>
          <table:table-cell office:value-type="float" office:value="117.66670000000001" table:style-name="ce1">
            <text:p>117.6667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84.5" table:style-name="ce1">
            <text:p>84.5</text:p>
          </table:table-cell>
          <table:table-cell office:value-type="float" office:value="79.333299999999994" table:style-name="ce1">
            <text:p>79.3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20.83329999999999" table:style-name="ce1">
            <text:p>120.8333</text:p>
          </table:table-cell>
          <table:table-cell table:number-columns-repeated="16374"/>
        </table:table-row>
        <table:table-row table:style-name="ro1">
          <table:table-cell office:value-type="date" office:date-value="2016-05-31T21:00:00" table:style-name="ce3">
            <text:p>5/31/2016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20.83329999999999" table:style-name="ce1">
            <text:p>120.8333</text:p>
          </table:table-cell>
          <table:table-cell office:value-type="float" office:value="123" table:style-name="ce1">
            <text:p>123</text:p>
          </table:table-cell>
          <table:table-cell office:value-type="float" office:value="117.66670000000001" table:style-name="ce1">
            <text:p>117.6667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84.5" table:style-name="ce1">
            <text:p>84.5</text:p>
          </table:table-cell>
          <table:table-cell office:value-type="float" office:value="79.333299999999994" table:style-name="ce1">
            <text:p>79.3333</text:p>
          </table:table-cell>
          <table:table-cell office:value-type="float" office:value="112" table:style-name="ce1">
            <text:p>112</text:p>
          </table:table-cell>
          <table:table-cell table:number-columns-repeated="16374"/>
        </table:table-row>
        <table:table-row table:style-name="ro1">
          <table:table-cell office:value-type="date" office:date-value="2016-05-31T22:00:00" table:style-name="ce3">
            <text:p>5/31/2016</text:p>
          </table:table-cell>
          <table:table-cell office:value-type="float" office:value="27" table:style-name="ce1">
            <text:p>27</text:p>
          </table:table-cell>
          <table:table-cell office:value-type="float" office:value="0.83330000000000004" table:style-name="ce1">
            <text:p>0.8333</text:p>
          </table:table-cell>
          <table:table-cell office:value-type="float" office:value="112" table:style-name="ce1">
            <text:p>112</text:p>
          </table:table-cell>
          <table:table-cell office:value-type="float" office:value="120.83329999999999" table:style-name="ce1">
            <text:p>120.8333</text:p>
          </table:table-cell>
          <table:table-cell office:value-type="float" office:value="123" table:style-name="ce1">
            <text:p>123</text:p>
          </table:table-cell>
          <table:table-cell office:value-type="float" office:value="86.666700000000006" table:style-name="ce1">
            <text:p>86.6667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84.5" table:style-name="ce1">
            <text:p>84.5</text:p>
          </table:table-cell>
          <table:table-cell office:value-type="float" office:value="98.333299999999994" table:style-name="ce1">
            <text:p>98.3333</text:p>
          </table:table-cell>
          <table:table-cell table:number-columns-repeated="16374"/>
        </table:table-row>
        <table:table-row table:style-name="ro1">
          <table:table-cell office:value-type="date" office:date-value="2016-06-01T15:00:00" table:style-name="ce3">
            <text:p>6/1/2016</text:p>
          </table:table-cell>
          <table:table-cell office:value-type="float" office:value="32.166699999999999" table:style-name="ce1">
            <text:p>32.1667</text:p>
          </table:table-cell>
          <table:table-cell office:value-type="float" office:value="2" table:style-name="ce1">
            <text:p>2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0.5" table:style-name="ce1">
            <text:p>110.5</text:p>
          </table:table-cell>
          <table:table-cell office:value-type="float" office:value="98.666700000000006" table:style-name="ce1">
            <text:p>98.6667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106.5" table:style-name="ce1">
            <text:p>106.5</text:p>
          </table:table-cell>
          <table:table-cell office:value-type="float" office:value="126.66670000000001" table:style-name="ce1">
            <text:p>126.6667</text:p>
          </table:table-cell>
          <table:table-cell table:number-columns-repeated="16374"/>
        </table:table-row>
        <table:table-row table:style-name="ro1">
          <table:table-cell office:value-type="date" office:date-value="2016-06-01T16:00:00" table:style-name="ce3">
            <text:p>6/1/2016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26.66670000000001" table:style-name="ce1">
            <text:p>126.6667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0.5" table:style-name="ce1">
            <text:p>110.5</text:p>
          </table:table-cell>
          <table:table-cell office:value-type="float" office:value="117.66670000000001" table:style-name="ce1">
            <text:p>117.6667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129.66669999999999" table:style-name="ce1">
            <text:p>129.6667</text:p>
          </table:table-cell>
          <table:table-cell table:number-columns-repeated="16374"/>
        </table:table-row>
        <table:table-row table:style-name="ro1">
          <table:table-cell office:value-type="date" office:date-value="2016-06-01T17:00:00" table:style-name="ce3">
            <text:p>6/1/2016</text:p>
          </table:table-cell>
          <table:table-cell office:value-type="float" office:value="33.5" table:style-name="ce1">
            <text:p>33.5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29.66669999999999" table:style-name="ce1">
            <text:p>129.6667</text:p>
          </table:table-cell>
          <table:table-cell office:value-type="float" office:value="126.66670000000001" table:style-name="ce1">
            <text:p>126.6667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23" table:style-name="ce1">
            <text:p>123</text:p>
          </table:table-cell>
          <table:table-cell office:value-type="float" office:value="117.66670000000001" table:style-name="ce1">
            <text:p>117.6667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31.66669999999999" table:style-name="ce1">
            <text:p>131.6667</text:p>
          </table:table-cell>
          <table:table-cell table:number-columns-repeated="16374"/>
        </table:table-row>
        <table:table-row table:style-name="ro1">
          <table:table-cell office:value-type="date" office:date-value="2016-06-01T18:00:00" table:style-name="ce3">
            <text:p>6/1/2016</text:p>
          </table:table-cell>
          <table:table-cell office:value-type="float" office:value="33" table:style-name="ce1">
            <text:p>33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31.66669999999999" table:style-name="ce1">
            <text:p>131.6667</text:p>
          </table:table-cell>
          <table:table-cell office:value-type="float" office:value="129.66669999999999" table:style-name="ce1">
            <text:p>129.6667</text:p>
          </table:table-cell>
          <table:table-cell office:value-type="float" office:value="126.66670000000001" table:style-name="ce1">
            <text:p>126.6667</text:p>
          </table:table-cell>
          <table:table-cell office:value-type="float" office:value="120.83329999999999" table:style-name="ce1">
            <text:p>120.8333</text:p>
          </table:table-cell>
          <table:table-cell office:value-type="float" office:value="123" table:style-name="ce1">
            <text:p>123</text:p>
          </table:table-cell>
          <table:table-cell office:value-type="float" office:value="117.66670000000001" table:style-name="ce1">
            <text:p>117.6667</text:p>
          </table:table-cell>
          <table:table-cell office:value-type="float" office:value="134.16669999999999" table:style-name="ce1">
            <text:p>134.1667</text:p>
          </table:table-cell>
          <table:table-cell table:number-columns-repeated="16374"/>
        </table:table-row>
        <table:table-row table:style-name="ro1">
          <table:table-cell office:value-type="date" office:date-value="2016-06-01T19:00:00" table:style-name="ce3">
            <text:p>6/1/2016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34.16669999999999" table:style-name="ce1">
            <text:p>134.1667</text:p>
          </table:table-cell>
          <table:table-cell office:value-type="float" office:value="131.66669999999999" table:style-name="ce1">
            <text:p>131.6667</text:p>
          </table:table-cell>
          <table:table-cell office:value-type="float" office:value="129.66669999999999" table:style-name="ce1">
            <text:p>129.6667</text:p>
          </table:table-cell>
          <table:table-cell office:value-type="float" office:value="112" table:style-name="ce1">
            <text:p>112</text:p>
          </table:table-cell>
          <table:table-cell office:value-type="float" office:value="120.83329999999999" table:style-name="ce1">
            <text:p>120.8333</text:p>
          </table:table-cell>
          <table:table-cell office:value-type="float" office:value="123" table:style-name="ce1">
            <text:p>123</text:p>
          </table:table-cell>
          <table:table-cell office:value-type="float" office:value="134.5" table:style-name="ce1">
            <text:p>134.5</text:p>
          </table:table-cell>
          <table:table-cell table:number-columns-repeated="16374"/>
        </table:table-row>
        <table:table-row table:style-name="ro1">
          <table:table-cell office:value-type="date" office:date-value="2016-06-01T20:00:00" table:style-name="ce3">
            <text:p>6/1/2016</text:p>
          </table:table-cell>
          <table:table-cell office:value-type="float" office:value="33" table:style-name="ce1">
            <text:p>33</text:p>
          </table:table-cell>
          <table:table-cell office:value-type="float" office:value="1.5" table:style-name="ce1">
            <text:p>1.5</text:p>
          </table:table-cell>
          <table:table-cell office:value-type="float" office:value="134.5" table:style-name="ce1">
            <text:p>134.5</text:p>
          </table:table-cell>
          <table:table-cell office:value-type="float" office:value="134.16669999999999" table:style-name="ce1">
            <text:p>134.1667</text:p>
          </table:table-cell>
          <table:table-cell office:value-type="float" office:value="131.66669999999999" table:style-name="ce1">
            <text:p>131.6667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12" table:style-name="ce1">
            <text:p>112</text:p>
          </table:table-cell>
          <table:table-cell office:value-type="float" office:value="120.83329999999999" table:style-name="ce1">
            <text:p>120.8333</text:p>
          </table:table-cell>
          <table:table-cell office:value-type="float" office:value="133.16669999999999" table:style-name="ce1">
            <text:p>133.1667</text:p>
          </table:table-cell>
          <table:table-cell table:number-columns-repeated="16374"/>
        </table:table-row>
        <table:table-row table:style-name="ro1">
          <table:table-cell office:value-type="date" office:date-value="2016-06-02T17:00:00" table:style-name="ce3">
            <text:p>6/2/2016</text:p>
          </table:table-cell>
          <table:table-cell office:value-type="float" office:value="32.166699999999999" table:style-name="ce1">
            <text:p>32.1667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29.66669999999999" table:style-name="ce1">
            <text:p>129.6667</text:p>
          </table:table-cell>
          <table:table-cell office:value-type="float" office:value="126.66670000000001" table:style-name="ce1">
            <text:p>126.6667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24.5" table:style-name="ce1">
            <text:p>124.5</text:p>
          </table:table-cell>
          <table:table-cell table:number-columns-repeated="16374"/>
        </table:table-row>
        <table:table-row table:style-name="ro1">
          <table:table-cell office:value-type="date" office:date-value="2016-06-02T18:00:00" table:style-name="ce3">
            <text:p>6/2/2016</text:p>
          </table:table-cell>
          <table:table-cell office:value-type="float" office:value="32.333300000000001" table:style-name="ce1">
            <text:p>32.3333</text:p>
          </table:table-cell>
          <table:table-cell office:value-type="float" office:value="2.5" table:style-name="ce1">
            <text:p>2.5</text:p>
          </table:table-cell>
          <table:table-cell office:value-type="float" office:value="124.5" table:style-name="ce1">
            <text:p>124.5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20" table:style-name="ce1">
            <text:p>120</text:p>
          </table:table-cell>
          <table:table-cell office:value-type="float" office:value="131.66669999999999" table:style-name="ce1">
            <text:p>131.6667</text:p>
          </table:table-cell>
          <table:table-cell office:value-type="float" office:value="129.66669999999999" table:style-name="ce1">
            <text:p>129.6667</text:p>
          </table:table-cell>
          <table:table-cell office:value-type="float" office:value="126.66670000000001" table:style-name="ce1">
            <text:p>126.6667</text:p>
          </table:table-cell>
          <table:table-cell office:value-type="float" office:value="122.5" table:style-name="ce1">
            <text:p>122.5</text:p>
          </table:table-cell>
          <table:table-cell table:number-columns-repeated="16374"/>
        </table:table-row>
        <table:table-row table:style-name="ro1">
          <table:table-cell office:value-type="date" office:date-value="2016-06-02T19:00:00" table:style-name="ce3">
            <text:p>6/2/2016</text:p>
          </table:table-cell>
          <table:table-cell office:value-type="float" office:value="30" table:style-name="ce1">
            <text:p>30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122.5" table:style-name="ce1">
            <text:p>122.5</text:p>
          </table:table-cell>
          <table:table-cell office:value-type="float" office:value="124.5" table:style-name="ce1">
            <text:p>124.5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34.16669999999999" table:style-name="ce1">
            <text:p>134.1667</text:p>
          </table:table-cell>
          <table:table-cell office:value-type="float" office:value="131.66669999999999" table:style-name="ce1">
            <text:p>131.6667</text:p>
          </table:table-cell>
          <table:table-cell office:value-type="float" office:value="129.66669999999999" table:style-name="ce1">
            <text:p>129.6667</text:p>
          </table:table-cell>
          <table:table-cell office:value-type="float" office:value="125.16670000000001" table:style-name="ce1">
            <text:p>125.1667</text:p>
          </table:table-cell>
          <table:table-cell table:number-columns-repeated="16374"/>
        </table:table-row>
        <table:table-row table:style-name="ro1">
          <table:table-cell office:value-type="date" office:date-value="2016-06-02T20:00:00" table:style-name="ce3">
            <text:p>6/2/2016</text:p>
          </table:table-cell>
          <table:table-cell office:value-type="float" office:value="29.333300000000001" table:style-name="ce1">
            <text:p>29.3333</text:p>
          </table:table-cell>
          <table:table-cell office:value-type="float" office:value="4" table:style-name="ce1">
            <text:p>4</text:p>
          </table:table-cell>
          <table:table-cell office:value-type="float" office:value="125.16670000000001" table:style-name="ce1">
            <text:p>125.1667</text:p>
          </table:table-cell>
          <table:table-cell office:value-type="float" office:value="122.5" table:style-name="ce1">
            <text:p>122.5</text:p>
          </table:table-cell>
          <table:table-cell office:value-type="float" office:value="124.5" table:style-name="ce1">
            <text:p>124.5</text:p>
          </table:table-cell>
          <table:table-cell office:value-type="float" office:value="134.5" table:style-name="ce1">
            <text:p>134.5</text:p>
          </table:table-cell>
          <table:table-cell office:value-type="float" office:value="134.16669999999999" table:style-name="ce1">
            <text:p>134.1667</text:p>
          </table:table-cell>
          <table:table-cell office:value-type="float" office:value="131.66669999999999" table:style-name="ce1">
            <text:p>131.6667</text:p>
          </table:table-cell>
          <table:table-cell office:value-type="float" office:value="118.83329999999999" table:style-name="ce1">
            <text:p>118.8333</text:p>
          </table:table-cell>
          <table:table-cell table:number-columns-repeated="16374"/>
        </table:table-row>
        <table:table-row table:style-name="ro1">
          <table:table-cell office:value-type="date" office:date-value="2016-06-02T21:00:00" table:style-name="ce3">
            <text:p>6/2/2016</text:p>
          </table:table-cell>
          <table:table-cell office:value-type="float" office:value="27.333300000000001" table:style-name="ce1">
            <text:p>27.333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118.83329999999999" table:style-name="ce1">
            <text:p>118.8333</text:p>
          </table:table-cell>
          <table:table-cell office:value-type="float" office:value="125.16670000000001" table:style-name="ce1">
            <text:p>125.1667</text:p>
          </table:table-cell>
          <table:table-cell office:value-type="float" office:value="122.5" table:style-name="ce1">
            <text:p>122.5</text:p>
          </table:table-cell>
          <table:table-cell office:value-type="float" office:value="133.16669999999999" table:style-name="ce1">
            <text:p>133.1667</text:p>
          </table:table-cell>
          <table:table-cell office:value-type="float" office:value="134.5" table:style-name="ce1">
            <text:p>134.5</text:p>
          </table:table-cell>
          <table:table-cell office:value-type="float" office:value="134.16669999999999" table:style-name="ce1">
            <text:p>134.1667</text:p>
          </table:table-cell>
          <table:table-cell office:value-type="float" office:value="107.5" table:style-name="ce1">
            <text:p>107.5</text:p>
          </table:table-cell>
          <table:table-cell table:number-columns-repeated="16374"/>
        </table:table-row>
        <table:table-row table:style-name="ro1">
          <table:table-cell office:value-type="date" office:date-value="2016-06-02T22:00:00" table:style-name="ce3">
            <text:p>6/2/2016</text:p>
          </table:table-cell>
          <table:table-cell office:value-type="float" office:value="24.333300000000001" table:style-name="ce1">
            <text:p>24.3333</text:p>
          </table:table-cell>
          <table:table-cell office:value-type="float" office:value="3" table:style-name="ce1">
            <text:p>3</text:p>
          </table:table-cell>
          <table:table-cell office:value-type="float" office:value="107.5" table:style-name="ce1">
            <text:p>107.5</text:p>
          </table:table-cell>
          <table:table-cell office:value-type="float" office:value="118.83329999999999" table:style-name="ce1">
            <text:p>118.8333</text:p>
          </table:table-cell>
          <table:table-cell office:value-type="float" office:value="125.16670000000001" table:style-name="ce1">
            <text:p>125.1667</text:p>
          </table:table-cell>
          <table:table-cell office:value-type="float" office:value="127" table:style-name="ce1">
            <text:p>127</text:p>
          </table:table-cell>
          <table:table-cell office:value-type="float" office:value="133.16669999999999" table:style-name="ce1">
            <text:p>133.1667</text:p>
          </table:table-cell>
          <table:table-cell office:value-type="float" office:value="134.5" table:style-name="ce1">
            <text:p>134.5</text:p>
          </table:table-cell>
          <table:table-cell office:value-type="float" office:value="108.5" table:style-name="ce1">
            <text:p>108.5</text:p>
          </table:table-cell>
          <table:table-cell table:number-columns-repeated="16374"/>
        </table:table-row>
        <table:table-row table:style-name="ro1">
          <table:table-cell office:value-type="date" office:date-value="2016-06-02T23:00:00" table:style-name="ce3">
            <text:p>6/2/2016</text:p>
          </table:table-cell>
          <table:table-cell office:value-type="float" office:value="22.333300000000001" table:style-name="ce1">
            <text:p>22.3333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08.5" table:style-name="ce1">
            <text:p>108.5</text:p>
          </table:table-cell>
          <table:table-cell office:value-type="float" office:value="107.5" table:style-name="ce1">
            <text:p>107.5</text:p>
          </table:table-cell>
          <table:table-cell office:value-type="float" office:value="118.83329999999999" table:style-name="ce1">
            <text:p>118.8333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127" table:style-name="ce1">
            <text:p>127</text:p>
          </table:table-cell>
          <table:table-cell office:value-type="float" office:value="133.16669999999999" table:style-name="ce1">
            <text:p>133.1667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1">
          <table:table-cell office:value-type="date" office:date-value="2016-06-03T15:00:00" table:style-name="ce3">
            <text:p>6/3/2016</text:p>
          </table:table-cell>
          <table:table-cell office:value-type="float" office:value="26" table:style-name="ce1">
            <text:p>26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124.5" table:style-name="ce1">
            <text:p>124.5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20" table:style-name="ce1">
            <text:p>120</text:p>
          </table:table-cell>
          <table:table-cell office:value-type="float" office:value="100.83329999999999" table:style-name="ce1">
            <text:p>100.8333</text:p>
          </table:table-cell>
          <table:table-cell table:number-columns-repeated="16374"/>
        </table:table-row>
        <table:table-row table:style-name="ro1">
          <table:table-cell office:value-type="date" office:date-value="2016-06-03T16:00:00" table:style-name="ce3">
            <text:p>6/3/2016</text:p>
          </table:table-cell>
          <table:table-cell office:value-type="float" office:value="25.166699999999999" table:style-name="ce1">
            <text:p>25.1667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122.5" table:style-name="ce1">
            <text:p>122.5</text:p>
          </table:table-cell>
          <table:table-cell office:value-type="float" office:value="124.5" table:style-name="ce1">
            <text:p>124.5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96.666700000000006" table:style-name="ce1">
            <text:p>96.6667</text:p>
          </table:table-cell>
          <table:table-cell table:number-columns-repeated="16374"/>
        </table:table-row>
        <table:table-row table:style-name="ro1">
          <table:table-cell office:value-type="date" office:date-value="2016-06-03T17:00:00" table:style-name="ce3">
            <text:p>6/3/201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125.16670000000001" table:style-name="ce1">
            <text:p>125.1667</text:p>
          </table:table-cell>
          <table:table-cell office:value-type="float" office:value="122.5" table:style-name="ce1">
            <text:p>122.5</text:p>
          </table:table-cell>
          <table:table-cell office:value-type="float" office:value="124.5" table:style-name="ce1">
            <text:p>124.5</text:p>
          </table:table-cell>
          <table:table-cell office:value-type="float" office:value="96.333299999999994" table:style-name="ce1">
            <text:p>96.3333</text:p>
          </table:table-cell>
          <table:table-cell table:number-columns-repeated="16374"/>
        </table:table-row>
        <table:table-row table:style-name="ro1">
          <table:table-cell office:value-type="date" office:date-value="2016-06-03T18:00:00" table:style-name="ce3">
            <text:p>6/3/2016</text:p>
          </table:table-cell>
          <table:table-cell office:value-type="float" office:value="24.666699999999999" table:style-name="ce1">
            <text:p>24.6667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96.333299999999994" table:style-name="ce1">
            <text:p>96.3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118.83329999999999" table:style-name="ce1">
            <text:p>118.8333</text:p>
          </table:table-cell>
          <table:table-cell office:value-type="float" office:value="125.16670000000001" table:style-name="ce1">
            <text:p>125.1667</text:p>
          </table:table-cell>
          <table:table-cell office:value-type="float" office:value="122.5" table:style-name="ce1">
            <text:p>122.5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1">
          <table:table-cell office:value-type="date" office:date-value="2016-06-03T19:00:00" table:style-name="ce3">
            <text:p>6/3/2016</text:p>
          </table:table-cell>
          <table:table-cell office:value-type="float" office:value="24" table:style-name="ce1">
            <text:p>24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93.5" table:style-name="ce1">
            <text:p>93.5</text:p>
          </table:table-cell>
          <table:table-cell office:value-type="float" office:value="96.333299999999994" table:style-name="ce1">
            <text:p>96.3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07.5" table:style-name="ce1">
            <text:p>107.5</text:p>
          </table:table-cell>
          <table:table-cell office:value-type="float" office:value="118.83329999999999" table:style-name="ce1">
            <text:p>118.8333</text:p>
          </table:table-cell>
          <table:table-cell office:value-type="float" office:value="125.16670000000001" table:style-name="ce1">
            <text:p>125.1667</text:p>
          </table:table-cell>
          <table:table-cell office:value-type="float" office:value="91.166700000000006" table:style-name="ce1">
            <text:p>91.1667</text:p>
          </table:table-cell>
          <table:table-cell table:number-columns-repeated="16374"/>
        </table:table-row>
        <table:table-row table:style-name="ro1">
          <table:table-cell office:value-type="date" office:date-value="2016-06-03T20:00:00" table:style-name="ce3">
            <text:p>6/3/2016</text:p>
          </table:table-cell>
          <table:table-cell office:value-type="float" office:value="22.833300000000001" table:style-name="ce1">
            <text:p>22.833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93.5" table:style-name="ce1">
            <text:p>93.5</text:p>
          </table:table-cell>
          <table:table-cell office:value-type="float" office:value="96.333299999999994" table:style-name="ce1">
            <text:p>96.3333</text:p>
          </table:table-cell>
          <table:table-cell office:value-type="float" office:value="108.5" table:style-name="ce1">
            <text:p>108.5</text:p>
          </table:table-cell>
          <table:table-cell office:value-type="float" office:value="107.5" table:style-name="ce1">
            <text:p>107.5</text:p>
          </table:table-cell>
          <table:table-cell office:value-type="float" office:value="118.83329999999999" table:style-name="ce1">
            <text:p>118.8333</text:p>
          </table:table-cell>
          <table:table-cell office:value-type="float" office:value="90.666700000000006" table:style-name="ce1">
            <text:p>90.6667</text:p>
          </table:table-cell>
          <table:table-cell table:number-columns-repeated="16374"/>
        </table:table-row>
        <table:table-row table:style-name="ro1">
          <table:table-cell office:value-type="date" office:date-value="2016-06-03T21:00:00" table:style-name="ce3">
            <text:p>6/3/2016</text:p>
          </table:table-cell>
          <table:table-cell office:value-type="float" office:value="21.333300000000001" table:style-name="ce1">
            <text:p>21.3333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90.666700000000006" table:style-name="ce1">
            <text:p>90.6667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93.5" table:style-name="ce1">
            <text:p>93.5</text:p>
          </table:table-cell>
          <table:table-cell office:value-type="float" office:value="95" table:style-name="ce1">
            <text:p>95</text:p>
          </table:table-cell>
          <table:table-cell office:value-type="float" office:value="108.5" table:style-name="ce1">
            <text:p>108.5</text:p>
          </table:table-cell>
          <table:table-cell office:value-type="float" office:value="107.5" table:style-name="ce1">
            <text:p>107.5</text:p>
          </table:table-cell>
          <table:table-cell office:value-type="float" office:value="91.833299999999994" table:style-name="ce1">
            <text:p>91.8333</text:p>
          </table:table-cell>
          <table:table-cell table:number-columns-repeated="16374"/>
        </table:table-row>
        <table:table-row table:style-name="ro1">
          <table:table-cell office:value-type="date" office:date-value="2016-06-04T13:00:00" table:style-name="ce3">
            <text:p>6/4/2016</text:p>
          </table:table-cell>
          <table:table-cell office:value-type="float" office:value="23.333300000000001" table:style-name="ce1">
            <text:p>23.3333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90.5" table:style-name="ce1">
            <text:p>90.5</text:p>
          </table:table-cell>
          <table:table-cell office:value-type="float" office:value="85.333299999999994" table:style-name="ce1">
            <text:p>85.3333</text:p>
          </table:table-cell>
          <table:table-cell office:value-type="float" office:value="85.666700000000006" table:style-name="ce1">
            <text:p>85.6667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87.833299999999994" table:style-name="ce1">
            <text:p>87.8333</text:p>
          </table:table-cell>
          <table:table-cell table:number-columns-repeated="16374"/>
        </table:table-row>
        <table:table-row table:style-name="ro1">
          <table:table-cell office:value-type="date" office:date-value="2016-06-04T14:00:00" table:style-name="ce3">
            <text:p>6/4/2016</text:p>
          </table:table-cell>
          <table:table-cell office:value-type="float" office:value="24.666699999999999" table:style-name="ce1">
            <text:p>24.6667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90.5" table:style-name="ce1">
            <text:p>90.5</text:p>
          </table:table-cell>
          <table:table-cell office:value-type="float" office:value="85.333299999999994" table:style-name="ce1">
            <text:p>85.3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87.5" table:style-name="ce1">
            <text:p>87.5</text:p>
          </table:table-cell>
          <table:table-cell table:number-columns-repeated="16374"/>
        </table:table-row>
        <table:table-row table:style-name="ro1">
          <table:table-cell office:value-type="date" office:date-value="2016-06-04T15:00:00" table:style-name="ce3">
            <text:p>6/4/2016</text:p>
          </table:table-cell>
          <table:table-cell office:value-type="float" office:value="25.5" table:style-name="ce1">
            <text:p>25.5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87.5" table:style-name="ce1">
            <text:p>87.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90.5" table:style-name="ce1">
            <text:p>90.5</text:p>
          </table:table-cell>
          <table:table-cell office:value-type="float" office:value="96.333299999999994" table:style-name="ce1">
            <text:p>96.3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00.83329999999999" table:style-name="ce1">
            <text:p>100.8333</text:p>
          </table:table-cell>
          <table:table-cell office:value-type="float" office:value="85.333299999999994" table:style-name="ce1">
            <text:p>85.3333</text:p>
          </table:table-cell>
          <table:table-cell table:number-columns-repeated="16374"/>
        </table:table-row>
        <table:table-row table:style-name="ro1">
          <table:table-cell office:value-type="date" office:date-value="2016-06-04T16:00:00" table:style-name="ce3">
            <text:p>6/4/2016</text:p>
          </table:table-cell>
          <table:table-cell office:value-type="float" office:value="27" table:style-name="ce1">
            <text:p>27</text:p>
          </table:table-cell>
          <table:table-cell office:value-type="float" office:value="2.6667000000000001" table:style-name="ce1">
            <text:p>2.6667</text:p>
          </table:table-cell>
          <table:table-cell office:value-type="float" office:value="85.333299999999994" table:style-name="ce1">
            <text:p>85.3333</text:p>
          </table:table-cell>
          <table:table-cell office:value-type="float" office:value="87.5" table:style-name="ce1">
            <text:p>87.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93.5" table:style-name="ce1">
            <text:p>93.5</text:p>
          </table:table-cell>
          <table:table-cell office:value-type="float" office:value="96.333299999999994" table:style-name="ce1">
            <text:p>96.3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date" office:date-value="2016-06-04T17:00:00" table:style-name="ce3">
            <text:p>6/4/2016</text:p>
          </table:table-cell>
          <table:table-cell office:value-type="float" office:value="27.833300000000001" table:style-name="ce1">
            <text:p>27.8333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85" table:style-name="ce1">
            <text:p>85</text:p>
          </table:table-cell>
          <table:table-cell office:value-type="float" office:value="85.333299999999994" table:style-name="ce1">
            <text:p>85.3333</text:p>
          </table:table-cell>
          <table:table-cell office:value-type="float" office:value="87.5" table:style-name="ce1">
            <text:p>87.5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93.5" table:style-name="ce1">
            <text:p>93.5</text:p>
          </table:table-cell>
          <table:table-cell office:value-type="float" office:value="96.333299999999994" table:style-name="ce1">
            <text:p>96.3333</text:p>
          </table:table-cell>
          <table:table-cell office:value-type="float" office:value="79.5" table:style-name="ce1">
            <text:p>79.5</text:p>
          </table:table-cell>
          <table:table-cell table:number-columns-repeated="16374"/>
        </table:table-row>
        <table:table-row table:style-name="ro1">
          <table:table-cell office:value-type="date" office:date-value="2016-06-04T18:00:00" table:style-name="ce3">
            <text:p>6/4/2016</text:p>
          </table:table-cell>
          <table:table-cell office:value-type="float" office:value="28" table:style-name="ce1">
            <text:p>28</text:p>
          </table:table-cell>
          <table:table-cell office:value-type="float" office:value="3.5" table:style-name="ce1">
            <text:p>3.5</text:p>
          </table:table-cell>
          <table:table-cell office:value-type="float" office:value="79.5" table:style-name="ce1">
            <text:p>79.5</text:p>
          </table:table-cell>
          <table:table-cell office:value-type="float" office:value="85" table:style-name="ce1">
            <text:p>85</text:p>
          </table:table-cell>
          <table:table-cell office:value-type="float" office:value="85.333299999999994" table:style-name="ce1">
            <text:p>85.3333</text:p>
          </table:table-cell>
          <table:table-cell office:value-type="float" office:value="90.666700000000006" table:style-name="ce1">
            <text:p>90.6667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93.5" table:style-name="ce1">
            <text:p>93.5</text:p>
          </table:table-cell>
          <table:table-cell office:value-type="float" office:value="81.833299999999994" table:style-name="ce1">
            <text:p>81.8333</text:p>
          </table:table-cell>
          <table:table-cell table:number-columns-repeated="16374"/>
        </table:table-row>
        <table:table-row table:style-name="ro1">
          <table:table-cell office:value-type="date" office:date-value="2016-06-04T19:00:00" table:style-name="ce3">
            <text:p>6/4/2016</text:p>
          </table:table-cell>
          <table:table-cell office:value-type="float" office:value="26.833300000000001" table:style-name="ce1">
            <text:p>26.833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79.5" table:style-name="ce1">
            <text:p>79.5</text:p>
          </table:table-cell>
          <table:table-cell office:value-type="float" office:value="85" table:style-name="ce1">
            <text:p>85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90.666700000000006" table:style-name="ce1">
            <text:p>90.6667</text:p>
          </table:table-cell>
          <table:table-cell office:value-type="float" office:value="91.166700000000006" table:style-name="ce1">
            <text:p>91.1667</text:p>
          </table:table-cell>
          <table:table-cell office:value-type="float" office:value="83.833299999999994" table:style-name="ce1">
            <text:p>83.8333</text:p>
          </table:table-cell>
          <table:table-cell table:number-columns-repeated="16374"/>
        </table:table-row>
        <table:table-row table:style-name="ro1">
          <table:table-cell office:value-type="date" office:date-value="2016-06-05T15:00:00" table:style-name="ce3">
            <text:p>6/5/2016</text:p>
          </table:table-cell>
          <table:table-cell office:value-type="float" office:value="30.833300000000001" table:style-name="ce1">
            <text:p>30.8333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84.833299999999994" table:style-name="ce1">
            <text:p>84.8333</text:p>
          </table:table-cell>
          <table:table-cell office:value-type="float" office:value="70.5" table:style-name="ce1">
            <text:p>70.5</text:p>
          </table:table-cell>
          <table:table-cell office:value-type="float" office:value="79.5" table:style-name="ce1">
            <text:p>79.5</text:p>
          </table:table-cell>
          <table:table-cell office:value-type="float" office:value="85" table:style-name="ce1">
            <text:p>85</text:p>
          </table:table-cell>
          <table:table-cell office:value-type="float" office:value="85.333299999999994" table:style-name="ce1">
            <text:p>85.3333</text:p>
          </table:table-cell>
          <table:table-cell office:value-type="float" office:value="107.5" table:style-name="ce1">
            <text:p>107.5</text:p>
          </table:table-cell>
          <table:table-cell table:number-columns-repeated="16374"/>
        </table:table-row>
        <table:table-row table:style-name="ro1">
          <table:table-cell office:value-type="date" office:date-value="2016-06-05T16:00:00" table:style-name="ce3">
            <text:p>6/5/2016</text:p>
          </table:table-cell>
          <table:table-cell office:value-type="float" office:value="31" table:style-name="ce1">
            <text:p>31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07.5" table:style-name="ce1">
            <text:p>107.5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84.833299999999994" table:style-name="ce1">
            <text:p>84.8333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79.5" table:style-name="ce1">
            <text:p>79.5</text:p>
          </table:table-cell>
          <table:table-cell office:value-type="float" office:value="85" table:style-name="ce1">
            <text:p>85</text:p>
          </table:table-cell>
          <table:table-cell office:value-type="float" office:value="104.66670000000001" table:style-name="ce1">
            <text:p>104.6667</text:p>
          </table:table-cell>
          <table:table-cell table:number-columns-repeated="16374"/>
        </table:table-row>
        <table:table-row table:style-name="ro1">
          <table:table-cell office:value-type="date" office:date-value="2016-06-05T17:00:00" table:style-name="ce3">
            <text:p>6/5/2016</text:p>
          </table:table-cell>
          <table:table-cell office:value-type="float" office:value="30.833300000000001" table:style-name="ce1">
            <text:p>30.8333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04.66670000000001" table:style-name="ce1">
            <text:p>104.6667</text:p>
          </table:table-cell>
          <table:table-cell office:value-type="float" office:value="107.5" table:style-name="ce1">
            <text:p>107.5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79.5" table:style-name="ce1">
            <text:p>79.5</text:p>
          </table:table-cell>
          <table:table-cell office:value-type="float" office:value="96.166700000000006" table:style-name="ce1">
            <text:p>96.1667</text:p>
          </table:table-cell>
          <table:table-cell table:number-columns-repeated="16374"/>
        </table:table-row>
        <table:table-row table:style-name="ro1">
          <table:table-cell office:value-type="date" office:date-value="2016-06-05T18:00:00" table:style-name="ce3">
            <text:p>6/5/2016</text:p>
          </table:table-cell>
          <table:table-cell office:value-type="float" office:value="30.833300000000001" table:style-name="ce1">
            <text:p>30.8333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104.66670000000001" table:style-name="ce1">
            <text:p>104.6667</text:p>
          </table:table-cell>
          <table:table-cell office:value-type="float" office:value="107.5" table:style-name="ce1">
            <text:p>107.5</text:p>
          </table:table-cell>
          <table:table-cell office:value-type="float" office:value="75.333299999999994" table:style-name="ce1">
            <text:p>75.3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1.833299999999994" table:style-name="ce1">
            <text:p>81.8333</text:p>
          </table:table-cell>
          <table:table-cell office:value-type="float" office:value="87.833299999999994" table:style-name="ce1">
            <text:p>87.8333</text:p>
          </table:table-cell>
          <table:table-cell table:number-columns-repeated="16374"/>
        </table:table-row>
        <table:table-row table:style-name="ro1">
          <table:table-cell office:value-type="date" office:date-value="2016-06-05T19:00:00" table:style-name="ce3">
            <text:p>6/5/201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104.66670000000001" table:style-name="ce1">
            <text:p>104.6667</text:p>
          </table:table-cell>
          <table:table-cell office:value-type="float" office:value="70.166700000000006" table:style-name="ce1">
            <text:p>70.1667</text:p>
          </table:table-cell>
          <table:table-cell office:value-type="float" office:value="75.333299999999994" table:style-name="ce1">
            <text:p>75.3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8.333299999999994" table:style-name="ce1">
            <text:p>88.3333</text:p>
          </table:table-cell>
          <table:table-cell table:number-columns-repeated="16374"/>
        </table:table-row>
        <table:table-row table:style-name="ro1">
          <table:table-cell office:value-type="date" office:date-value="2016-06-06T15:00:00" table:style-name="ce3">
            <text:p>6/6/2016</text:p>
          </table:table-cell>
          <table:table-cell office:value-type="float" office:value="32.5" table:style-name="ce1">
            <text:p>32.5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97" table:style-name="ce1">
            <text:p>97</text:p>
          </table:table-cell>
          <table:table-cell office:value-type="float" office:value="81.333299999999994" table:style-name="ce1">
            <text:p>81.3333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104.66670000000001" table:style-name="ce1">
            <text:p>104.6667</text:p>
          </table:table-cell>
          <table:table-cell office:value-type="float" office:value="107.5" table:style-name="ce1">
            <text:p>107.5</text:p>
          </table:table-cell>
          <table:table-cell office:value-type="float" office:value="109.5" table:style-name="ce1">
            <text:p>109.5</text:p>
          </table:table-cell>
          <table:table-cell table:number-columns-repeated="16374"/>
        </table:table-row>
        <table:table-row table:style-name="ro1">
          <table:table-cell office:value-type="date" office:date-value="2016-06-06T16:00:00" table:style-name="ce3">
            <text:p>6/6/2016</text:p>
          </table:table-cell>
          <table:table-cell office:value-type="float" office:value="32.833300000000001" table:style-name="ce1">
            <text:p>32.8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09.5" table:style-name="ce1">
            <text:p>109.5</text:p>
          </table:table-cell>
          <table:table-cell office:value-type="float" office:value="97" table:style-name="ce1">
            <text:p>97</text:p>
          </table:table-cell>
          <table:table-cell office:value-type="float" office:value="81.333299999999994" table:style-name="ce1">
            <text:p>81.3333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104.66670000000001" table:style-name="ce1">
            <text:p>104.6667</text:p>
          </table:table-cell>
          <table:table-cell office:value-type="float" office:value="125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date" office:date-value="2016-06-06T17:00:00" table:style-name="ce3">
            <text:p>6/6/2016</text:p>
          </table:table-cell>
          <table:table-cell office:value-type="float" office:value="33.166699999999999" table:style-name="ce1">
            <text:p>33.1667</text:p>
          </table:table-cell>
          <table:table-cell office:value-type="float" office:value="1.5" table:style-name="ce1">
            <text:p>1.5</text:p>
          </table:table-cell>
          <table:table-cell office:value-type="float" office:value="125" table:style-name="ce1">
            <text:p>125</text:p>
          </table:table-cell>
          <table:table-cell office:value-type="float" office:value="109.5" table:style-name="ce1">
            <text:p>109.5</text:p>
          </table:table-cell>
          <table:table-cell office:value-type="float" office:value="97" table:style-name="ce1">
            <text:p>97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96.166700000000006" table:style-name="ce1">
            <text:p>96.1667</text:p>
          </table:table-cell>
          <table:table-cell office:value-type="float" office:value="132.83330000000001" table:style-name="ce1">
            <text:p>132.8333</text:p>
          </table:table-cell>
          <table:table-cell table:number-columns-repeated="16374"/>
        </table:table-row>
        <table:table-row table:style-name="ro1">
          <table:table-cell office:value-type="date" office:date-value="2016-06-06T18:00:00" table:style-name="ce3">
            <text:p>6/6/2016</text:p>
          </table:table-cell>
          <table:table-cell office:value-type="float" office:value="33.5" table:style-name="ce1">
            <text:p>33.5</text:p>
          </table:table-cell>
          <table:table-cell office:value-type="float" office:value="2" table:style-name="ce1">
            <text:p>2</text:p>
          </table:table-cell>
          <table:table-cell office:value-type="float" office:value="132.83330000000001" table:style-name="ce1">
            <text:p>132.8333</text:p>
          </table:table-cell>
          <table:table-cell office:value-type="float" office:value="125" table:style-name="ce1">
            <text:p>125</text:p>
          </table:table-cell>
          <table:table-cell office:value-type="float" office:value="109.5" table:style-name="ce1">
            <text:p>109.5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128.66669999999999" table:style-name="ce1">
            <text:p>128.6667</text:p>
          </table:table-cell>
          <table:table-cell table:number-columns-repeated="16374"/>
        </table:table-row>
        <table:table-row table:style-name="ro1">
          <table:table-cell office:value-type="date" office:date-value="2016-06-06T19:00:00" table:style-name="ce3">
            <text:p>6/6/2016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28.66669999999999" table:style-name="ce1">
            <text:p>128.6667</text:p>
          </table:table-cell>
          <table:table-cell office:value-type="float" office:value="132.83330000000001" table:style-name="ce1">
            <text:p>132.8333</text:p>
          </table:table-cell>
          <table:table-cell office:value-type="float" office:value="125" table:style-name="ce1">
            <text:p>125</text:p>
          </table:table-cell>
          <table:table-cell office:value-type="float" office:value="82.666700000000006" table:style-name="ce1">
            <text:p>82.6667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121.66670000000001" table:style-name="ce1">
            <text:p>121.6667</text:p>
          </table:table-cell>
          <table:table-cell table:number-columns-repeated="16374"/>
        </table:table-row>
        <table:table-row table:style-name="ro1">
          <table:table-cell office:value-type="date" office:date-value="2016-06-06T20:00:00" table:style-name="ce3">
            <text:p>6/6/2016</text:p>
          </table:table-cell>
          <table:table-cell office:value-type="float" office:value="33" table:style-name="ce1">
            <text:p>33</text:p>
          </table:table-cell>
          <table:table-cell office:value-type="float" office:value="1.5" table:style-name="ce1">
            <text:p>1.5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28.66669999999999" table:style-name="ce1">
            <text:p>128.6667</text:p>
          </table:table-cell>
          <table:table-cell office:value-type="float" office:value="132.83330000000001" table:style-name="ce1">
            <text:p>132.8333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82.666700000000006" table:style-name="ce1">
            <text:p>82.6667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113.83329999999999" table:style-name="ce1">
            <text:p>113.8333</text:p>
          </table:table-cell>
          <table:table-cell table:number-columns-repeated="16374"/>
        </table:table-row>
        <table:table-row table:style-name="ro1">
          <table:table-cell office:value-type="date" office:date-value="2016-06-07T15:00:00" table:style-name="ce3">
            <text:p>6/7/2016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2" table:style-name="ce1">
            <text:p>2</text:p>
          </table:table-cell>
          <table:table-cell office:value-type="float" office:value="111.5" table:style-name="ce1">
            <text:p>111.5</text:p>
          </table:table-cell>
          <table:table-cell office:value-type="float" office:value="99.166700000000006" table:style-name="ce1">
            <text:p>99.1667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132.83330000000001" table:style-name="ce1">
            <text:p>132.8333</text:p>
          </table:table-cell>
          <table:table-cell office:value-type="float" office:value="125" table:style-name="ce1">
            <text:p>125</text:p>
          </table:table-cell>
          <table:table-cell office:value-type="float" office:value="109.5" table:style-name="ce1">
            <text:p>109.5</text:p>
          </table:table-cell>
          <table:table-cell office:value-type="float" office:value="130.16669999999999" table:style-name="ce1">
            <text:p>130.1667</text:p>
          </table:table-cell>
          <table:table-cell table:number-columns-repeated="16374"/>
        </table:table-row>
        <table:table-row table:style-name="ro1">
          <table:table-cell office:value-type="date" office:date-value="2016-06-07T16:00:00" table:style-name="ce3">
            <text:p>6/7/2016</text:p>
          </table:table-cell>
          <table:table-cell office:value-type="float" office:value="37.5" table:style-name="ce1">
            <text:p>37.5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130.16669999999999" table:style-name="ce1">
            <text:p>130.1667</text:p>
          </table:table-cell>
          <table:table-cell office:value-type="float" office:value="111.5" table:style-name="ce1">
            <text:p>111.5</text:p>
          </table:table-cell>
          <table:table-cell office:value-type="float" office:value="99.166700000000006" table:style-name="ce1">
            <text:p>99.1667</text:p>
          </table:table-cell>
          <table:table-cell office:value-type="float" office:value="128.66669999999999" table:style-name="ce1">
            <text:p>128.6667</text:p>
          </table:table-cell>
          <table:table-cell office:value-type="float" office:value="132.83330000000001" table:style-name="ce1">
            <text:p>132.8333</text:p>
          </table:table-cell>
          <table:table-cell office:value-type="float" office:value="125" table:style-name="ce1">
            <text:p>125</text:p>
          </table:table-cell>
          <table:table-cell office:value-type="float" office:value="135.5" table:style-name="ce1">
            <text:p>135.5</text:p>
          </table:table-cell>
          <table:table-cell table:number-columns-repeated="16374"/>
        </table:table-row>
        <table:table-row table:style-name="ro1">
          <table:table-cell office:value-type="date" office:date-value="2016-06-07T17:00:00" table:style-name="ce3">
            <text:p>6/7/2016</text:p>
          </table:table-cell>
          <table:table-cell office:value-type="float" office:value="37.333300000000001" table:style-name="ce1">
            <text:p>37.3333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35.5" table:style-name="ce1">
            <text:p>135.5</text:p>
          </table:table-cell>
          <table:table-cell office:value-type="float" office:value="130.16669999999999" table:style-name="ce1">
            <text:p>130.1667</text:p>
          </table:table-cell>
          <table:table-cell office:value-type="float" office:value="111.5" table:style-name="ce1">
            <text:p>111.5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28.66669999999999" table:style-name="ce1">
            <text:p>128.6667</text:p>
          </table:table-cell>
          <table:table-cell office:value-type="float" office:value="132.83330000000001" table:style-name="ce1">
            <text:p>132.8333</text:p>
          </table:table-cell>
          <table:table-cell office:value-type="float" office:value="145.16669999999999" table:style-name="ce1">
            <text:p>145.1667</text:p>
          </table:table-cell>
          <table:table-cell table:number-columns-repeated="16374"/>
        </table:table-row>
        <table:table-row table:style-name="ro1">
          <table:table-cell office:value-type="date" office:date-value="2016-06-07T18:00:00" table:style-name="ce3">
            <text:p>6/7/2016</text:p>
          </table:table-cell>
          <table:table-cell office:value-type="float" office:value="37.666699999999999" table:style-name="ce1">
            <text:p>37.6667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145.16669999999999" table:style-name="ce1">
            <text:p>145.1667</text:p>
          </table:table-cell>
          <table:table-cell office:value-type="float" office:value="135.5" table:style-name="ce1">
            <text:p>135.5</text:p>
          </table:table-cell>
          <table:table-cell office:value-type="float" office:value="130.16669999999999" table:style-name="ce1">
            <text:p>130.1667</text:p>
          </table:table-cell>
          <table:table-cell office:value-type="float" office:value="113.83329999999999" table:style-name="ce1">
            <text:p>113.8333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28.66669999999999" table:style-name="ce1">
            <text:p>128.6667</text:p>
          </table:table-cell>
          <table:table-cell office:value-type="float" office:value="154.83330000000001" table:style-name="ce1">
            <text:p>154.8333</text:p>
          </table:table-cell>
          <table:table-cell table:number-columns-repeated="16374"/>
        </table:table-row>
        <table:table-row table:style-name="ro1">
          <table:table-cell office:value-type="date" office:date-value="2016-06-07T19:00:00" table:style-name="ce3">
            <text:p>6/7/2016</text:p>
          </table:table-cell>
          <table:table-cell office:value-type="float" office:value="37.833300000000001" table:style-name="ce1">
            <text:p>37.8333</text:p>
          </table:table-cell>
          <table:table-cell office:value-type="float" office:value="1" table:style-name="ce1">
            <text:p>1</text:p>
          </table:table-cell>
          <table:table-cell office:value-type="float" office:value="154.83330000000001" table:style-name="ce1">
            <text:p>154.8333</text:p>
          </table:table-cell>
          <table:table-cell office:value-type="float" office:value="145.16669999999999" table:style-name="ce1">
            <text:p>145.1667</text:p>
          </table:table-cell>
          <table:table-cell office:value-type="float" office:value="135.5" table:style-name="ce1">
            <text:p>135.5</text:p>
          </table:table-cell>
          <table:table-cell office:value-type="float" office:value="104" table:style-name="ce1">
            <text:p>104</text:p>
          </table:table-cell>
          <table:table-cell office:value-type="float" office:value="113.83329999999999" table:style-name="ce1">
            <text:p>113.8333</text:p>
          </table:table-cell>
          <table:table-cell office:value-type="float" office:value="121.66670000000001" table:style-name="ce1">
            <text:p>121.6667</text:p>
          </table:table-cell>
          <table:table-cell office:value-type="float" office:value="156.5" table:style-name="ce1">
            <text:p>156.5</text:p>
          </table:table-cell>
          <table:table-cell table:number-columns-repeated="16374"/>
        </table:table-row>
        <table:table-row table:style-name="ro1">
          <table:table-cell office:value-type="date" office:date-value="2016-06-07T20:00:00" table:style-name="ce3">
            <text:p>6/7/2016</text:p>
          </table:table-cell>
          <table:table-cell office:value-type="float" office:value="37.333300000000001" table:style-name="ce1">
            <text:p>37.3333</text:p>
          </table:table-cell>
          <table:table-cell office:value-type="float" office:value="1" table:style-name="ce1">
            <text:p>1</text:p>
          </table:table-cell>
          <table:table-cell office:value-type="float" office:value="156.5" table:style-name="ce1">
            <text:p>156.5</text:p>
          </table:table-cell>
          <table:table-cell office:value-type="float" office:value="154.83330000000001" table:style-name="ce1">
            <text:p>154.8333</text:p>
          </table:table-cell>
          <table:table-cell office:value-type="float" office:value="145.16669999999999" table:style-name="ce1">
            <text:p>145.1667</text:p>
          </table:table-cell>
          <table:table-cell office:value-type="float" office:value="87.166700000000006" table:style-name="ce1">
            <text:p>87.1667</text:p>
          </table:table-cell>
          <table:table-cell office:value-type="float" office:value="104" table:style-name="ce1">
            <text:p>104</text:p>
          </table:table-cell>
          <table:table-cell office:value-type="float" office:value="113.83329999999999" table:style-name="ce1">
            <text:p>113.8333</text:p>
          </table:table-cell>
          <table:table-cell office:value-type="float" office:value="159.66669999999999" table:style-name="ce1">
            <text:p>159.6667</text:p>
          </table:table-cell>
          <table:table-cell table:number-columns-repeated="16374"/>
        </table:table-row>
        <table:table-row table:style-name="ro1">
          <table:table-cell office:value-type="date" office:date-value="2016-06-08T16:00:00" table:style-name="ce3">
            <text:p>6/8/2016</text:p>
          </table:table-cell>
          <table:table-cell office:value-type="float" office:value="37.666699999999999" table:style-name="ce1">
            <text:p>37.6667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25" table:style-name="ce1">
            <text:p>125</text:p>
          </table:table-cell>
          <table:table-cell office:value-type="float" office:value="117.33329999999999" table:style-name="ce1">
            <text:p>117.3333</text:p>
          </table:table-cell>
          <table:table-cell office:value-type="float" office:value="106.33329999999999" table:style-name="ce1">
            <text:p>106.3333</text:p>
          </table:table-cell>
          <table:table-cell office:value-type="float" office:value="154.83330000000001" table:style-name="ce1">
            <text:p>154.8333</text:p>
          </table:table-cell>
          <table:table-cell office:value-type="float" office:value="145.16669999999999" table:style-name="ce1">
            <text:p>145.1667</text:p>
          </table:table-cell>
          <table:table-cell office:value-type="float" office:value="135.5" table:style-name="ce1">
            <text:p>135.5</text:p>
          </table:table-cell>
          <table:table-cell office:value-type="float" office:value="136.5" table:style-name="ce1">
            <text:p>136.5</text:p>
          </table:table-cell>
          <table:table-cell table:number-columns-repeated="16374"/>
        </table:table-row>
        <table:table-row table:style-name="ro1">
          <table:table-cell office:value-type="date" office:date-value="2016-06-08T17:00:00" table:style-name="ce3">
            <text:p>6/8/2016</text:p>
          </table:table-cell>
          <table:table-cell office:value-type="float" office:value="38.666699999999999" table:style-name="ce1">
            <text:p>38.6667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136.5" table:style-name="ce1">
            <text:p>136.5</text:p>
          </table:table-cell>
          <table:table-cell office:value-type="float" office:value="125" table:style-name="ce1">
            <text:p>125</text:p>
          </table:table-cell>
          <table:table-cell office:value-type="float" office:value="117.33329999999999" table:style-name="ce1">
            <text:p>117.3333</text:p>
          </table:table-cell>
          <table:table-cell office:value-type="float" office:value="156.5" table:style-name="ce1">
            <text:p>156.5</text:p>
          </table:table-cell>
          <table:table-cell office:value-type="float" office:value="154.83330000000001" table:style-name="ce1">
            <text:p>154.8333</text:p>
          </table:table-cell>
          <table:table-cell office:value-type="float" office:value="145.16669999999999" table:style-name="ce1">
            <text:p>145.1667</text:p>
          </table:table-cell>
          <table:table-cell office:value-type="float" office:value="144.33330000000001" table:style-name="ce1">
            <text:p>144.3333</text:p>
          </table:table-cell>
          <table:table-cell table:number-columns-repeated="16374"/>
        </table:table-row>
        <table:table-row table:style-name="ro1">
          <table:table-cell office:value-type="date" office:date-value="2016-06-08T18:00:00" table:style-name="ce3">
            <text:p>6/8/2016</text:p>
          </table:table-cell>
          <table:table-cell office:value-type="float" office:value="38.333300000000001" table:style-name="ce1">
            <text:p>38.3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44.33330000000001" table:style-name="ce1">
            <text:p>144.3333</text:p>
          </table:table-cell>
          <table:table-cell office:value-type="float" office:value="136.5" table:style-name="ce1">
            <text:p>136.5</text:p>
          </table:table-cell>
          <table:table-cell office:value-type="float" office:value="125" table:style-name="ce1">
            <text:p>125</text:p>
          </table:table-cell>
          <table:table-cell office:value-type="float" office:value="159.66669999999999" table:style-name="ce1">
            <text:p>159.6667</text:p>
          </table:table-cell>
          <table:table-cell office:value-type="float" office:value="156.5" table:style-name="ce1">
            <text:p>156.5</text:p>
          </table:table-cell>
          <table:table-cell office:value-type="float" office:value="154.83330000000001" table:style-name="ce1">
            <text:p>154.8333</text:p>
          </table:table-cell>
          <table:table-cell office:value-type="float" office:value="146.33330000000001" table:style-name="ce1">
            <text:p>146.3333</text:p>
          </table:table-cell>
          <table:table-cell table:number-columns-repeated="16374"/>
        </table:table-row>
        <table:table-row table:style-name="ro1">
          <table:table-cell office:value-type="date" office:date-value="2016-06-08T19:00:00" table:style-name="ce3">
            <text:p>6/8/2016</text:p>
          </table:table-cell>
          <table:table-cell office:value-type="float" office:value="38" table:style-name="ce1">
            <text:p>38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46.33330000000001" table:style-name="ce1">
            <text:p>146.3333</text:p>
          </table:table-cell>
          <table:table-cell office:value-type="float" office:value="144.33330000000001" table:style-name="ce1">
            <text:p>144.3333</text:p>
          </table:table-cell>
          <table:table-cell office:value-type="float" office:value="136.5" table:style-name="ce1">
            <text:p>136.5</text:p>
          </table:table-cell>
          <table:table-cell office:value-type="float" office:value="126" table:style-name="ce1">
            <text:p>126</text:p>
          </table:table-cell>
          <table:table-cell office:value-type="float" office:value="159.66669999999999" table:style-name="ce1">
            <text:p>159.6667</text:p>
          </table:table-cell>
          <table:table-cell office:value-type="float" office:value="156.5" table:style-name="ce1">
            <text:p>156.5</text:p>
          </table:table-cell>
          <table:table-cell office:value-type="float" office:value="145.5" table:style-name="ce1">
            <text:p>145.5</text:p>
          </table:table-cell>
          <table:table-cell table:number-columns-repeated="16374"/>
        </table:table-row>
        <table:table-row table:style-name="ro1">
          <table:table-cell office:value-type="date" office:date-value="2016-06-08T20:00:00" table:style-name="ce3">
            <text:p>6/8/2016</text:p>
          </table:table-cell>
          <table:table-cell office:value-type="float" office:value="37.166699999999999" table:style-name="ce1">
            <text:p>37.1667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145.5" table:style-name="ce1">
            <text:p>145.5</text:p>
          </table:table-cell>
          <table:table-cell office:value-type="float" office:value="146.33330000000001" table:style-name="ce1">
            <text:p>146.3333</text:p>
          </table:table-cell>
          <table:table-cell office:value-type="float" office:value="144.33330000000001" table:style-name="ce1">
            <text:p>144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126" table:style-name="ce1">
            <text:p>126</text:p>
          </table:table-cell>
          <table:table-cell office:value-type="float" office:value="159.66669999999999" table:style-name="ce1">
            <text:p>159.6667</text:p>
          </table:table-cell>
          <table:table-cell office:value-type="float" office:value="139.5" table:style-name="ce1">
            <text:p>139.5</text:p>
          </table:table-cell>
          <table:table-cell table:number-columns-repeated="16374"/>
        </table:table-row>
        <table:table-row table:style-name="ro1">
          <table:table-cell office:value-type="date" office:date-value="2016-06-08T21:00:00" table:style-name="ce3">
            <text:p>6/8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1" table:style-name="ce1">
            <text:p>1</text:p>
          </table:table-cell>
          <table:table-cell office:value-type="float" office:value="139.5" table:style-name="ce1">
            <text:p>139.5</text:p>
          </table:table-cell>
          <table:table-cell office:value-type="float" office:value="145.5" table:style-name="ce1">
            <text:p>145.5</text:p>
          </table:table-cell>
          <table:table-cell office:value-type="float" office:value="146.33330000000001" table:style-name="ce1">
            <text:p>146.3333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126" table:style-name="ce1">
            <text:p>126</text:p>
          </table:table-cell>
          <table:table-cell office:value-type="float" office:value="114.66670000000001" table:style-name="ce1">
            <text:p>114.6667</text:p>
          </table:table-cell>
          <table:table-cell table:number-columns-repeated="16374"/>
        </table:table-row>
        <table:table-row table:style-name="ro1">
          <table:table-cell office:value-type="date" office:date-value="2016-06-08T22:00:00" table:style-name="ce3">
            <text:p>6/8/2016</text:p>
          </table:table-cell>
          <table:table-cell office:value-type="float" office:value="31.5" table:style-name="ce1">
            <text:p>31.5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39.5" table:style-name="ce1">
            <text:p>139.5</text:p>
          </table:table-cell>
          <table:table-cell office:value-type="float" office:value="145.5" table:style-name="ce1">
            <text:p>145.5</text:p>
          </table:table-cell>
          <table:table-cell office:value-type="float" office:value="95.833299999999994" table:style-name="ce1">
            <text:p>95.8333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88.833299999999994" table:style-name="ce1">
            <text:p>88.8333</text:p>
          </table:table-cell>
          <table:table-cell table:number-columns-repeated="16374"/>
        </table:table-row>
        <table:table-row table:style-name="ro1">
          <table:table-cell office:value-type="date" office:date-value="2016-06-09T15:00:00" table:style-name="ce3">
            <text:p>6/9/2016</text:p>
          </table:table-cell>
          <table:table-cell office:value-type="float" office:value="35.5" table:style-name="ce1">
            <text:p>35.5</text:p>
          </table:table-cell>
          <table:table-cell office:value-type="float" office:value="2.6667000000000001" table:style-name="ce1">
            <text:p>2.6667</text:p>
          </table:table-cell>
          <table:table-cell office:value-type="float" office:value="125.5" table:style-name="ce1">
            <text:p>125.5</text:p>
          </table:table-cell>
          <table:table-cell office:value-type="float" office:value="116.33329999999999" table:style-name="ce1">
            <text:p>116.3333</text:p>
          </table:table-cell>
          <table:table-cell office:value-type="float" office:value="95.333299999999994" table:style-name="ce1">
            <text:p>95.3333</text:p>
          </table:table-cell>
          <table:table-cell office:value-type="float" office:value="144.33330000000001" table:style-name="ce1">
            <text:p>144.3333</text:p>
          </table:table-cell>
          <table:table-cell office:value-type="float" office:value="136.5" table:style-name="ce1">
            <text:p>136.5</text:p>
          </table:table-cell>
          <table:table-cell office:value-type="float" office:value="125" table:style-name="ce1">
            <text:p>125</text:p>
          </table:table-cell>
          <table:table-cell office:value-type="float" office:value="118" table:style-name="ce1">
            <text:p>118</text:p>
          </table:table-cell>
          <table:table-cell table:number-columns-repeated="16374"/>
        </table:table-row>
        <table:table-row table:style-name="ro1">
          <table:table-cell office:value-type="date" office:date-value="2016-06-09T16:00:00" table:style-name="ce3">
            <text:p>6/9/2016</text:p>
          </table:table-cell>
          <table:table-cell office:value-type="float" office:value="35" table:style-name="ce1">
            <text:p>35</text:p>
          </table:table-cell>
          <table:table-cell office:value-type="float" office:value="3.5" table:style-name="ce1">
            <text:p>3.5</text:p>
          </table:table-cell>
          <table:table-cell office:value-type="float" office:value="118" table:style-name="ce1">
            <text:p>118</text:p>
          </table:table-cell>
          <table:table-cell office:value-type="float" office:value="125.5" table:style-name="ce1">
            <text:p>125.5</text:p>
          </table:table-cell>
          <table:table-cell office:value-type="float" office:value="116.33329999999999" table:style-name="ce1">
            <text:p>116.3333</text:p>
          </table:table-cell>
          <table:table-cell office:value-type="float" office:value="146.33330000000001" table:style-name="ce1">
            <text:p>146.3333</text:p>
          </table:table-cell>
          <table:table-cell office:value-type="float" office:value="144.33330000000001" table:style-name="ce1">
            <text:p>144.3333</text:p>
          </table:table-cell>
          <table:table-cell office:value-type="float" office:value="136.5" table:style-name="ce1">
            <text:p>136.5</text:p>
          </table:table-cell>
          <table:table-cell office:value-type="float" office:value="117.83329999999999" table:style-name="ce1">
            <text:p>117.8333</text:p>
          </table:table-cell>
          <table:table-cell table:number-columns-repeated="16374"/>
        </table:table-row>
        <table:table-row table:style-name="ro1">
          <table:table-cell office:value-type="date" office:date-value="2016-06-09T17:00:00" table:style-name="ce3">
            <text:p>6/9/2016</text:p>
          </table:table-cell>
          <table:table-cell office:value-type="float" office:value="34" table:style-name="ce1">
            <text:p>34</text:p>
          </table:table-cell>
          <table:table-cell office:value-type="float" office:value="4.5" table:style-name="ce1">
            <text:p>4.5</text:p>
          </table:table-cell>
          <table:table-cell office:value-type="float" office:value="117.83329999999999" table:style-name="ce1">
            <text:p>117.8333</text:p>
          </table:table-cell>
          <table:table-cell office:value-type="float" office:value="118" table:style-name="ce1">
            <text:p>118</text:p>
          </table:table-cell>
          <table:table-cell office:value-type="float" office:value="125.5" table:style-name="ce1">
            <text:p>125.5</text:p>
          </table:table-cell>
          <table:table-cell office:value-type="float" office:value="145.5" table:style-name="ce1">
            <text:p>145.5</text:p>
          </table:table-cell>
          <table:table-cell office:value-type="float" office:value="146.33330000000001" table:style-name="ce1">
            <text:p>146.3333</text:p>
          </table:table-cell>
          <table:table-cell office:value-type="float" office:value="144.33330000000001" table:style-name="ce1">
            <text:p>144.3333</text:p>
          </table:table-cell>
          <table:table-cell office:value-type="float" office:value="118.33329999999999" table:style-name="ce1">
            <text:p>118.3333</text:p>
          </table:table-cell>
          <table:table-cell table:number-columns-repeated="16374"/>
        </table:table-row>
        <table:table-row table:style-name="ro1">
          <table:table-cell office:value-type="date" office:date-value="2016-06-09T18:00:00" table:style-name="ce3">
            <text:p>6/9/2016</text:p>
          </table:table-cell>
          <table:table-cell office:value-type="float" office:value="33" table:style-name="ce1">
            <text:p>33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118.33329999999999" table:style-name="ce1">
            <text:p>118.3333</text:p>
          </table:table-cell>
          <table:table-cell office:value-type="float" office:value="117.83329999999999" table:style-name="ce1">
            <text:p>117.8333</text:p>
          </table:table-cell>
          <table:table-cell office:value-type="float" office:value="118" table:style-name="ce1">
            <text:p>118</text:p>
          </table:table-cell>
          <table:table-cell office:value-type="float" office:value="139.5" table:style-name="ce1">
            <text:p>139.5</text:p>
          </table:table-cell>
          <table:table-cell office:value-type="float" office:value="145.5" table:style-name="ce1">
            <text:p>145.5</text:p>
          </table:table-cell>
          <table:table-cell office:value-type="float" office:value="146.33330000000001" table:style-name="ce1">
            <text:p>146.3333</text:p>
          </table:table-cell>
          <table:table-cell office:value-type="float" office:value="122" table:style-name="ce1">
            <text:p>122</text:p>
          </table:table-cell>
          <table:table-cell table:number-columns-repeated="16374"/>
        </table:table-row>
        <table:table-row table:style-name="ro1">
          <table:table-cell office:value-type="date" office:date-value="2016-06-09T19:00:00" table:style-name="ce3">
            <text:p>6/9/2016</text:p>
          </table:table-cell>
          <table:table-cell office:value-type="float" office:value="33.166699999999999" table:style-name="ce1">
            <text:p>33.1667</text:p>
          </table:table-cell>
          <table:table-cell office:value-type="float" office:value="4.5" table:style-name="ce1">
            <text:p>4.5</text:p>
          </table:table-cell>
          <table:table-cell office:value-type="float" office:value="122" table:style-name="ce1">
            <text:p>122</text:p>
          </table:table-cell>
          <table:table-cell office:value-type="float" office:value="118.33329999999999" table:style-name="ce1">
            <text:p>118.3333</text:p>
          </table:table-cell>
          <table:table-cell office:value-type="float" office:value="117.83329999999999" table:style-name="ce1">
            <text:p>117.8333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39.5" table:style-name="ce1">
            <text:p>139.5</text:p>
          </table:table-cell>
          <table:table-cell office:value-type="float" office:value="145.5" table:style-name="ce1">
            <text:p>145.5</text:p>
          </table:table-cell>
          <table:table-cell office:value-type="float" office:value="126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date" office:date-value="2016-06-09T20:00:00" table:style-name="ce3">
            <text:p>6/9/2016</text:p>
          </table:table-cell>
          <table:table-cell office:value-type="float" office:value="31.333300000000001" table:style-name="ce1">
            <text:p>31.3333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126" table:style-name="ce1">
            <text:p>126</text:p>
          </table:table-cell>
          <table:table-cell office:value-type="float" office:value="122" table:style-name="ce1">
            <text:p>122</text:p>
          </table:table-cell>
          <table:table-cell office:value-type="float" office:value="118.33329999999999" table:style-name="ce1">
            <text:p>118.3333</text:p>
          </table:table-cell>
          <table:table-cell office:value-type="float" office:value="88.833299999999994" table:style-name="ce1">
            <text:p>88.8333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39.5" table:style-name="ce1">
            <text:p>139.5</text:p>
          </table:table-cell>
          <table:table-cell office:value-type="float" office:value="101.33329999999999" table:style-name="ce1">
            <text:p>101.3333</text:p>
          </table:table-cell>
          <table:table-cell table:number-columns-repeated="16374"/>
        </table:table-row>
        <table:table-row table:style-name="ro1">
          <table:table-cell office:value-type="date" office:date-value="2016-06-10T16:00:00" table:style-name="ce3">
            <text:p>6/10/2016</text:p>
          </table:table-cell>
          <table:table-cell office:value-type="float" office:value="31.333300000000001" table:style-name="ce1">
            <text:p>31.3333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67.166700000000006" table:style-name="ce1">
            <text:p>67.1667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64.166700000000006" table:style-name="ce1">
            <text:p>64.1667</text:p>
          </table:table-cell>
          <table:table-cell office:value-type="float" office:value="122" table:style-name="ce1">
            <text:p>122</text:p>
          </table:table-cell>
          <table:table-cell office:value-type="float" office:value="118.33329999999999" table:style-name="ce1">
            <text:p>118.3333</text:p>
          </table:table-cell>
          <table:table-cell office:value-type="float" office:value="117.83329999999999" table:style-name="ce1">
            <text:p>117.833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date" office:date-value="2016-06-10T17:00:00" table:style-name="ce3">
            <text:p>6/10/2016</text:p>
          </table:table-cell>
          <table:table-cell office:value-type="float" office:value="31.166699999999999" table:style-name="ce1">
            <text:p>31.1667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68" table:style-name="ce1">
            <text:p>68</text:p>
          </table:table-cell>
          <table:table-cell office:value-type="float" office:value="67.166700000000006" table:style-name="ce1">
            <text:p>67.1667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126" table:style-name="ce1">
            <text:p>126</text:p>
          </table:table-cell>
          <table:table-cell office:value-type="float" office:value="122" table:style-name="ce1">
            <text:p>122</text:p>
          </table:table-cell>
          <table:table-cell office:value-type="float" office:value="118.33329999999999" table:style-name="ce1">
            <text:p>118.3333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date" office:date-value="2016-06-10T18:00:00" table:style-name="ce3">
            <text:p>6/10/2016</text:p>
          </table:table-cell>
          <table:table-cell office:value-type="float" office:value="31.166699999999999" table:style-name="ce1">
            <text:p>31.1667</text:p>
          </table:table-cell>
          <table:table-cell office:value-type="float" office:value="3.5" table:style-name="ce1">
            <text:p>3.5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67.166700000000006" table:style-name="ce1">
            <text:p>67.1667</text:p>
          </table:table-cell>
          <table:table-cell office:value-type="float" office:value="101.33329999999999" table:style-name="ce1">
            <text:p>101.3333</text:p>
          </table:table-cell>
          <table:table-cell office:value-type="float" office:value="126" table:style-name="ce1">
            <text:p>126</text:p>
          </table:table-cell>
          <table:table-cell office:value-type="float" office:value="122" table:style-name="ce1">
            <text:p>122</text:p>
          </table:table-cell>
          <table:table-cell office:value-type="float" office:value="80.166700000000006" table:style-name="ce1">
            <text:p>80.1667</text:p>
          </table:table-cell>
          <table:table-cell table:number-columns-repeated="16374"/>
        </table:table-row>
        <table:table-row table:style-name="ro1">
          <table:table-cell office:value-type="date" office:date-value="2016-06-10T19:00:00" table:style-name="ce3">
            <text:p>6/10/2016</text:p>
          </table:table-cell>
          <table:table-cell office:value-type="float" office:value="30.333300000000001" table:style-name="ce1">
            <text:p>30.3333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office:value-type="float" office:value="101.33329999999999" table:style-name="ce1">
            <text:p>101.3333</text:p>
          </table:table-cell>
          <table:table-cell office:value-type="float" office:value="126" table:style-name="ce1">
            <text:p>126</text:p>
          </table:table-cell>
          <table:table-cell office:value-type="float" office:value="81.5" table:style-name="ce1">
            <text:p>81.5</text:p>
          </table:table-cell>
          <table:table-cell table:number-columns-repeated="16374"/>
        </table:table-row>
        <table:table-row table:style-name="ro1">
          <table:table-cell office:value-type="date" office:date-value="2016-06-10T20:00:00" table:style-name="ce3">
            <text:p>6/10/2016</text:p>
          </table:table-cell>
          <table:table-cell office:value-type="float" office:value="28" table:style-name="ce1">
            <text:p>28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81.5" table:style-name="ce1">
            <text:p>81.5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80" table:style-name="ce1">
            <text:p>80</text:p>
          </table:table-cell>
          <table:table-cell office:value-type="float" office:value="77.166700000000006" table:style-name="ce1">
            <text:p>77.1667</text:p>
          </table:table-cell>
          <table:table-cell office:value-type="float" office:value="87" table:style-name="ce1">
            <text:p>87</text:p>
          </table:table-cell>
          <table:table-cell office:value-type="float" office:value="101.33329999999999" table:style-name="ce1">
            <text:p>101.3333</text:p>
          </table:table-cell>
          <table:table-cell office:value-type="float" office:value="73.333299999999994" table:style-name="ce1">
            <text:p>73.3333</text:p>
          </table:table-cell>
          <table:table-cell table:number-columns-repeated="16374"/>
        </table:table-row>
        <table:table-row table:style-name="ro1">
          <table:table-cell office:value-type="date" office:date-value="2016-06-10T21:00:00" table:style-name="ce3">
            <text:p>6/10/2016</text:p>
          </table:table-cell>
          <table:table-cell office:value-type="float" office:value="26.833300000000001" table:style-name="ce1">
            <text:p>26.8333</text:p>
          </table:table-cell>
          <table:table-cell office:value-type="float" office:value="3" table:style-name="ce1">
            <text:p>3</text:p>
          </table:table-cell>
          <table:table-cell office:value-type="float" office:value="73.333299999999994" table:style-name="ce1">
            <text:p>73.3333</text:p>
          </table:table-cell>
          <table:table-cell office:value-type="float" office:value="81.5" table:style-name="ce1">
            <text:p>81.5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66.666700000000006" table:style-name="ce1">
            <text:p>66.6667</text:p>
          </table:table-cell>
          <table:table-cell office:value-type="float" office:value="77.166700000000006" table:style-name="ce1">
            <text:p>77.1667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date" office:date-value="2016-06-11T14:00:00" table:style-name="ce3">
            <text:p>6/11/2016</text:p>
          </table:table-cell>
          <table:table-cell office:value-type="float" office:value="29.666699999999999" table:style-name="ce1">
            <text:p>29.6667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73" table:style-name="ce1">
            <text:p>73</text:p>
          </table:table-cell>
          <table:table-cell office:value-type="float" office:value="62.666699999999999" table:style-name="ce1">
            <text:p>62.6667</text:p>
          </table:table-cell>
          <table:table-cell office:value-type="float" office:value="68" table:style-name="ce1">
            <text:p>68</text:p>
          </table:table-cell>
          <table:table-cell office:value-type="float" office:value="67.166700000000006" table:style-name="ce1">
            <text:p>67.1667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 office:value-type="date" office:date-value="2016-06-11T15:00:00" table:style-name="ce3">
            <text:p>6/11/2016</text:p>
          </table:table-cell>
          <table:table-cell office:value-type="float" office:value="29.333300000000001" table:style-name="ce1">
            <text:p>29.3333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103" table:style-name="ce1">
            <text:p>103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67.166700000000006" table:style-name="ce1">
            <text:p>67.1667</text:p>
          </table:table-cell>
          <table:table-cell office:value-type="float" office:value="111.66670000000001" table:style-name="ce1">
            <text:p>111.6667</text:p>
          </table:table-cell>
          <table:table-cell table:number-columns-repeated="16374"/>
        </table:table-row>
        <table:table-row table:style-name="ro1">
          <table:table-cell office:value-type="date" office:date-value="2016-06-11T16:00:00" table:style-name="ce3">
            <text:p>6/11/2016</text:p>
          </table:table-cell>
          <table:table-cell office:value-type="float" office:value="30.5" table:style-name="ce1">
            <text:p>30.5</text:p>
          </table:table-cell>
          <table:table-cell office:value-type="float" office:value="2" table:style-name="ce1">
            <text:p>2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03" table:style-name="ce1">
            <text:p>103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108.5" table:style-name="ce1">
            <text:p>108.5</text:p>
          </table:table-cell>
          <table:table-cell table:number-columns-repeated="16374"/>
        </table:table-row>
        <table:table-row table:style-name="ro1">
          <table:table-cell office:value-type="date" office:date-value="2016-06-11T17:00:00" table:style-name="ce3">
            <text:p>6/11/2016</text:p>
          </table:table-cell>
          <table:table-cell office:value-type="float" office:value="31" table:style-name="ce1">
            <text:p>31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08.5" table:style-name="ce1">
            <text:p>108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03" table:style-name="ce1">
            <text:p>103</text:p>
          </table:table-cell>
          <table:table-cell office:value-type="float" office:value="81.5" table:style-name="ce1">
            <text:p>81.5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80" table:style-name="ce1">
            <text:p>80</text:p>
          </table:table-cell>
          <table:table-cell office:value-type="float" office:value="102.16670000000001" table:style-name="ce1">
            <text:p>102.1667</text:p>
          </table:table-cell>
          <table:table-cell table:number-columns-repeated="16374"/>
        </table:table-row>
        <table:table-row table:style-name="ro1">
          <table:table-cell office:value-type="date" office:date-value="2016-06-11T18:00:00" table:style-name="ce3">
            <text:p>6/11/2016</text:p>
          </table:table-cell>
          <table:table-cell office:value-type="float" office:value="31" table:style-name="ce1">
            <text:p>31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108.5" table:style-name="ce1">
            <text:p>108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73.333299999999994" table:style-name="ce1">
            <text:p>73.3333</text:p>
          </table:table-cell>
          <table:table-cell office:value-type="float" office:value="81.5" table:style-name="ce1">
            <text:p>81.5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1">
          <table:table-cell office:value-type="date" office:date-value="2016-06-11T19:00:00" table:style-name="ce3">
            <text:p>6/11/2016</text:p>
          </table:table-cell>
          <table:table-cell office:value-type="float" office:value="30" table:style-name="ce1">
            <text:p>30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93" table:style-name="ce1">
            <text:p>9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108.5" table:style-name="ce1">
            <text:p>108.5</text:p>
          </table:table-cell>
          <table:table-cell office:value-type="float" office:value="70" table:style-name="ce1">
            <text:p>70</text:p>
          </table:table-cell>
          <table:table-cell office:value-type="float" office:value="73.333299999999994" table:style-name="ce1">
            <text:p>73.3333</text:p>
          </table:table-cell>
          <table:table-cell office:value-type="float" office:value="81.5" table:style-name="ce1">
            <text:p>81.5</text:p>
          </table:table-cell>
          <table:table-cell office:value-type="float" office:value="86.333299999999994" table:style-name="ce1">
            <text:p>86.3333</text:p>
          </table:table-cell>
          <table:table-cell table:number-columns-repeated="16374"/>
        </table:table-row>
        <table:table-row table:style-name="ro1">
          <table:table-cell office:value-type="date" office:date-value="2016-06-12T15:00:00" table:style-name="ce3">
            <text:p>6/12/2016</text:p>
          </table:table-cell>
          <table:table-cell office:value-type="float" office:value="35" table:style-name="ce1">
            <text:p>35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09.83329999999999" table:style-name="ce1">
            <text:p>109.8333</text:p>
          </table:table-cell>
          <table:table-cell office:value-type="float" office:value="102.5" table:style-name="ce1">
            <text:p>102.5</text:p>
          </table:table-cell>
          <table:table-cell office:value-type="float" office:value="85.166700000000006" table:style-name="ce1">
            <text:p>85.1667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108.5" table:style-name="ce1">
            <text:p>108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04.5" table:style-name="ce1">
            <text:p>104.5</text:p>
          </table:table-cell>
          <table:table-cell table:number-columns-repeated="16374"/>
        </table:table-row>
        <table:table-row table:style-name="ro1">
          <table:table-cell office:value-type="date" office:date-value="2016-06-12T16:00:00" table:style-name="ce3">
            <text:p>6/12/2016</text:p>
          </table:table-cell>
          <table:table-cell office:value-type="float" office:value="35.5" table:style-name="ce1">
            <text:p>35.5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04.5" table:style-name="ce1">
            <text:p>104.5</text:p>
          </table:table-cell>
          <table:table-cell office:value-type="float" office:value="109.83329999999999" table:style-name="ce1">
            <text:p>109.8333</text:p>
          </table:table-cell>
          <table:table-cell office:value-type="float" office:value="102.5" table:style-name="ce1">
            <text:p>102.5</text:p>
          </table:table-cell>
          <table:table-cell office:value-type="float" office:value="93" table:style-name="ce1">
            <text:p>9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108.5" table:style-name="ce1">
            <text:p>108.5</text:p>
          </table:table-cell>
          <table:table-cell office:value-type="float" office:value="100.66670000000001" table:style-name="ce1">
            <text:p>100.6667</text:p>
          </table:table-cell>
          <table:table-cell table:number-columns-repeated="16374"/>
        </table:table-row>
        <table:table-row table:style-name="ro1">
          <table:table-cell office:value-type="date" office:date-value="2016-06-12T17:00:00" table:style-name="ce3">
            <text:p>6/12/2016</text:p>
          </table:table-cell>
          <table:table-cell office:value-type="float" office:value="36" table:style-name="ce1">
            <text:p>36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00.66670000000001" table:style-name="ce1">
            <text:p>100.6667</text:p>
          </table:table-cell>
          <table:table-cell office:value-type="float" office:value="104.5" table:style-name="ce1">
            <text:p>104.5</text:p>
          </table:table-cell>
          <table:table-cell office:value-type="float" office:value="109.83329999999999" table:style-name="ce1">
            <text:p>109.8333</text:p>
          </table:table-cell>
          <table:table-cell office:value-type="float" office:value="86.333299999999994" table:style-name="ce1">
            <text:p>86.3333</text:p>
          </table:table-cell>
          <table:table-cell office:value-type="float" office:value="93" table:style-name="ce1">
            <text:p>93</text:p>
          </table:table-cell>
          <table:table-cell office:value-type="float" office:value="102.16670000000001" table:style-name="ce1">
            <text:p>102.1667</text:p>
          </table:table-cell>
          <table:table-cell office:value-type="float" office:value="99.833299999999994" table:style-name="ce1">
            <text:p>99.8333</text:p>
          </table:table-cell>
          <table:table-cell table:number-columns-repeated="16374"/>
        </table:table-row>
        <table:table-row table:style-name="ro1">
          <table:table-cell office:value-type="date" office:date-value="2016-06-12T18:00:00" table:style-name="ce3">
            <text:p>6/12/2016</text:p>
          </table:table-cell>
          <table:table-cell office:value-type="float" office:value="36.333300000000001" table:style-name="ce1">
            <text:p>36.3333</text:p>
          </table:table-cell>
          <table:table-cell office:value-type="float" office:value="2" table:style-name="ce1">
            <text:p>2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100.66670000000001" table:style-name="ce1">
            <text:p>100.6667</text:p>
          </table:table-cell>
          <table:table-cell office:value-type="float" office:value="104.5" table:style-name="ce1">
            <text:p>104.5</text:p>
          </table:table-cell>
          <table:table-cell office:value-type="float" office:value="86.5" table:style-name="ce1">
            <text:p>86.5</text:p>
          </table:table-cell>
          <table:table-cell office:value-type="float" office:value="86.333299999999994" table:style-name="ce1">
            <text:p>86.3333</text:p>
          </table:table-cell>
          <table:table-cell office:value-type="float" office:value="93" table:style-name="ce1">
            <text:p>93</text:p>
          </table:table-cell>
          <table:table-cell office:value-type="float" office:value="100.16670000000001" table:style-name="ce1">
            <text:p>100.1667</text:p>
          </table:table-cell>
          <table:table-cell table:number-columns-repeated="16374"/>
        </table:table-row>
        <table:table-row table:style-name="ro1">
          <table:table-cell office:value-type="date" office:date-value="2016-06-12T19:00:00" table:style-name="ce3">
            <text:p>6/12/2016</text:p>
          </table:table-cell>
          <table:table-cell office:value-type="float" office:value="35.833300000000001" table:style-name="ce1">
            <text:p>35.8333</text:p>
          </table:table-cell>
          <table:table-cell office:value-type="float" office:value="2" table:style-name="ce1">
            <text:p>2</text:p>
          </table:table-cell>
          <table:table-cell office:value-type="float" office:value="100.16670000000001" table:style-name="ce1">
            <text:p>100.1667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100.66670000000001" table:style-name="ce1">
            <text:p>100.6667</text:p>
          </table:table-cell>
          <table:table-cell office:value-type="float" office:value="83.666700000000006" table:style-name="ce1">
            <text:p>83.6667</text:p>
          </table:table-cell>
          <table:table-cell office:value-type="float" office:value="86.5" table:style-name="ce1">
            <text:p>86.5</text:p>
          </table:table-cell>
          <table:table-cell office:value-type="float" office:value="86.333299999999994" table:style-name="ce1">
            <text:p>86.3333</text:p>
          </table:table-cell>
          <table:table-cell office:value-type="float" office:value="98.166700000000006" table:style-name="ce1">
            <text:p>98.1667</text:p>
          </table:table-cell>
          <table:table-cell table:number-columns-repeated="16374"/>
        </table:table-row>
        <table:table-row table:style-name="ro1">
          <table:table-cell office:value-type="date" office:date-value="2016-06-12T20:00:00" table:style-name="ce3">
            <text:p>6/12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2" table:style-name="ce1">
            <text:p>2</text:p>
          </table:table-cell>
          <table:table-cell office:value-type="float" office:value="98.166700000000006" table:style-name="ce1">
            <text:p>98.1667</text:p>
          </table:table-cell>
          <table:table-cell office:value-type="float" office:value="100.16670000000001" table:style-name="ce1">
            <text:p>100.1667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78.166700000000006" table:style-name="ce1">
            <text:p>78.1667</text:p>
          </table:table-cell>
          <table:table-cell office:value-type="float" office:value="83.666700000000006" table:style-name="ce1">
            <text:p>83.6667</text:p>
          </table:table-cell>
          <table:table-cell office:value-type="float" office:value="86.5" table:style-name="ce1">
            <text:p>86.5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office:value-type="date" office:date-value="2016-06-15T13:00:00" table:style-name="ce3">
            <text:p>6/15/2016</text:p>
          </table:table-cell>
          <table:table-cell office:value-type="float" office:value="23.5" table:style-name="ce1">
            <text:p>23.5</text:p>
          </table:table-cell>
          <table:table-cell office:value-type="float" office:value="4" table:style-name="ce1">
            <text:p>4</text:p>
          </table:table-cell>
          <table:table-cell office:value-type="float" office:value="67.833299999999994" table:style-name="ce1">
            <text:p>67.8333</text:p>
          </table:table-cell>
          <table:table-cell office:value-type="float" office:value="64" table:style-name="ce1">
            <text:p>64</text:p>
          </table:table-cell>
          <table:table-cell office:value-type="float" office:value="55.833300000000001" table:style-name="ce1">
            <text:p>55.8333</text:p>
          </table:table-cell>
          <table:table-cell office:value-type="float" office:value="83.333299999999994" table:style-name="ce1">
            <text:p>83.3333</text:p>
          </table:table-cell>
          <table:table-cell office:value-type="float" office:value="84.666700000000006" table:style-name="ce1">
            <text:p>84.6667</text:p>
          </table:table-cell>
          <table:table-cell office:value-type="float" office:value="81.666700000000006" table:style-name="ce1">
            <text:p>81.6667</text:p>
          </table:table-cell>
          <table:table-cell office:value-type="float" office:value="70.833299999999994" table:style-name="ce1">
            <text:p>70.8333</text:p>
          </table:table-cell>
          <table:table-cell table:number-columns-repeated="16374"/>
        </table:table-row>
        <table:table-row table:style-name="ro1">
          <table:table-cell office:value-type="date" office:date-value="2016-06-15T14:00:00" table:style-name="ce3">
            <text:p>6/15/2016</text:p>
          </table:table-cell>
          <table:table-cell office:value-type="float" office:value="24.5" table:style-name="ce1">
            <text:p>24.5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70.833299999999994" table:style-name="ce1">
            <text:p>70.8333</text:p>
          </table:table-cell>
          <table:table-cell office:value-type="float" office:value="67.833299999999994" table:style-name="ce1">
            <text:p>67.8333</text:p>
          </table:table-cell>
          <table:table-cell office:value-type="float" office:value="64" table:style-name="ce1">
            <text:p>64</text:p>
          </table:table-cell>
          <table:table-cell office:value-type="float" office:value="82.166700000000006" table:style-name="ce1">
            <text:p>82.1667</text:p>
          </table:table-cell>
          <table:table-cell office:value-type="float" office:value="83.333299999999994" table:style-name="ce1">
            <text:p>83.3333</text:p>
          </table:table-cell>
          <table:table-cell office:value-type="float" office:value="84.666700000000006" table:style-name="ce1">
            <text:p>84.6667</text:p>
          </table:table-cell>
          <table:table-cell office:value-type="float" office:value="72.166700000000006" table:style-name="ce1">
            <text:p>72.1667</text:p>
          </table:table-cell>
          <table:table-cell table:number-columns-repeated="16374"/>
        </table:table-row>
        <table:table-row table:style-name="ro1">
          <table:table-cell office:value-type="date" office:date-value="2016-06-15T15:00:00" table:style-name="ce3">
            <text:p>6/15/2016</text:p>
          </table:table-cell>
          <table:table-cell office:value-type="float" office:value="24.833300000000001" table:style-name="ce1">
            <text:p>24.8333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72.166700000000006" table:style-name="ce1">
            <text:p>72.1667</text:p>
          </table:table-cell>
          <table:table-cell office:value-type="float" office:value="70.833299999999994" table:style-name="ce1">
            <text:p>70.8333</text:p>
          </table:table-cell>
          <table:table-cell office:value-type="float" office:value="67.833299999999994" table:style-name="ce1">
            <text:p>67.8333</text:p>
          </table:table-cell>
          <table:table-cell office:value-type="float" office:value="71.833299999999994" table:style-name="ce1">
            <text:p>71.8333</text:p>
          </table:table-cell>
          <table:table-cell office:value-type="float" office:value="82.166700000000006" table:style-name="ce1">
            <text:p>82.1667</text:p>
          </table:table-cell>
          <table:table-cell office:value-type="float" office:value="83.333299999999994" table:style-name="ce1">
            <text:p>83.3333</text:p>
          </table:table-cell>
          <table:table-cell office:value-type="float" office:value="72.833299999999994" table:style-name="ce1">
            <text:p>72.8333</text:p>
          </table:table-cell>
          <table:table-cell table:number-columns-repeated="16374"/>
        </table:table-row>
        <table:table-row table:style-name="ro1">
          <table:table-cell office:value-type="date" office:date-value="2016-06-15T16:00:00" table:style-name="ce3">
            <text:p>6/15/2016</text:p>
          </table:table-cell>
          <table:table-cell office:value-type="float" office:value="24.5" table:style-name="ce1">
            <text:p>24.5</text:p>
          </table:table-cell>
          <table:table-cell office:value-type="float" office:value="4.5" table:style-name="ce1">
            <text:p>4.5</text:p>
          </table:table-cell>
          <table:table-cell office:value-type="float" office:value="72.833299999999994" table:style-name="ce1">
            <text:p>72.8333</text:p>
          </table:table-cell>
          <table:table-cell office:value-type="float" office:value="72.166700000000006" table:style-name="ce1">
            <text:p>72.1667</text:p>
          </table:table-cell>
          <table:table-cell office:value-type="float" office:value="70.833299999999994" table:style-name="ce1">
            <text:p>70.8333</text:p>
          </table:table-cell>
          <table:table-cell office:value-type="float" office:value="61.5" table:style-name="ce1">
            <text:p>61.5</text:p>
          </table:table-cell>
          <table:table-cell office:value-type="float" office:value="71.833299999999994" table:style-name="ce1">
            <text:p>71.8333</text:p>
          </table:table-cell>
          <table:table-cell office:value-type="float" office:value="82.166700000000006" table:style-name="ce1">
            <text:p>82.1667</text:p>
          </table:table-cell>
          <table:table-cell office:value-type="float" office:value="75.666700000000006" table:style-name="ce1">
            <text:p>75.6667</text:p>
          </table:table-cell>
          <table:table-cell table:number-columns-repeated="16374"/>
        </table:table-row>
        <table:table-row table:style-name="ro1">
          <table:table-cell office:value-type="date" office:date-value="2016-06-15T17:00:00" table:style-name="ce3">
            <text:p>6/15/2016</text:p>
          </table:table-cell>
          <table:table-cell office:value-type="float" office:value="24" table:style-name="ce1">
            <text:p>24</text:p>
          </table:table-cell>
          <table:table-cell office:value-type="float" office:value="6.3333000000000004" table:style-name="ce1">
            <text:p>6.3333</text:p>
          </table:table-cell>
          <table:table-cell office:value-type="float" office:value="75.666700000000006" table:style-name="ce1">
            <text:p>75.6667</text:p>
          </table:table-cell>
          <table:table-cell office:value-type="float" office:value="72.833299999999994" table:style-name="ce1">
            <text:p>72.8333</text:p>
          </table:table-cell>
          <table:table-cell office:value-type="float" office:value="72.166700000000006" table:style-name="ce1">
            <text:p>72.1667</text:p>
          </table:table-cell>
          <table:table-cell office:value-type="float" office:value="57.333300000000001" table:style-name="ce1">
            <text:p>57.3333</text:p>
          </table:table-cell>
          <table:table-cell office:value-type="float" office:value="61.5" table:style-name="ce1">
            <text:p>61.5</text:p>
          </table:table-cell>
          <table:table-cell office:value-type="float" office:value="71.833299999999994" table:style-name="ce1">
            <text:p>71.8333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date" office:date-value="2016-06-15T18:00:00" table:style-name="ce3">
            <text:p>6/15/2016</text:p>
          </table:table-cell>
          <table:table-cell office:value-type="float" office:value="23.5" table:style-name="ce1">
            <text:p>23.5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77" table:style-name="ce1">
            <text:p>77</text:p>
          </table:table-cell>
          <table:table-cell office:value-type="float" office:value="75.666700000000006" table:style-name="ce1">
            <text:p>75.6667</text:p>
          </table:table-cell>
          <table:table-cell office:value-type="float" office:value="72.833299999999994" table:style-name="ce1">
            <text:p>72.8333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57.333300000000001" table:style-name="ce1">
            <text:p>57.3333</text:p>
          </table:table-cell>
          <table:table-cell office:value-type="float" office:value="61.5" table:style-name="ce1">
            <text:p>61.5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date" office:date-value="2016-06-16T16:00:00" table:style-name="ce3">
            <text:p>6/16/2016</text:p>
          </table:table-cell>
          <table:table-cell office:value-type="float" office:value="24.166699999999999" table:style-name="ce1">
            <text:p>24.1667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68.166700000000006" table:style-name="ce1">
            <text:p>68.1667</text:p>
          </table:table-cell>
          <table:table-cell office:value-type="float" office:value="65.333299999999994" table:style-name="ce1">
            <text:p>65.3333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75.666700000000006" table:style-name="ce1">
            <text:p>75.6667</text:p>
          </table:table-cell>
          <table:table-cell office:value-type="float" office:value="68.5" table:style-name="ce1">
            <text:p>68.5</text:p>
          </table:table-cell>
          <table:table-cell table:number-columns-repeated="16374"/>
        </table:table-row>
        <table:table-row table:style-name="ro1">
          <table:table-cell office:value-type="date" office:date-value="2016-06-16T17:00:00" table:style-name="ce3">
            <text:p>6/16/2016</text:p>
          </table:table-cell>
          <table:table-cell office:value-type="float" office:value="24.833300000000001" table:style-name="ce1">
            <text:p>24.833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68.5" table:style-name="ce1">
            <text:p>68.5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68.166700000000006" table:style-name="ce1">
            <text:p>68.1667</text:p>
          </table:table-cell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69.5" table:style-name="ce1">
            <text:p>69.5</text:p>
          </table:table-cell>
          <table:table-cell table:number-columns-repeated="16374"/>
        </table:table-row>
        <table:table-row table:style-name="ro1">
          <table:table-cell office:value-type="date" office:date-value="2016-06-16T18:00:00" table:style-name="ce3">
            <text:p>6/16/2016</text:p>
          </table:table-cell>
          <table:table-cell office:value-type="float" office:value="25" table:style-name="ce1">
            <text:p>25</text:p>
          </table:table-cell>
          <table:table-cell office:value-type="float" office:value="3.5" table:style-name="ce1">
            <text:p>3.5</text:p>
          </table:table-cell>
          <table:table-cell office:value-type="float" office:value="69.5" table:style-name="ce1">
            <text:p>69.5</text:p>
          </table:table-cell>
          <table:table-cell office:value-type="float" office:value="68.5" table:style-name="ce1">
            <text:p>68.5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71.666700000000006" table:style-name="ce1">
            <text:p>71.6667</text:p>
          </table:table-cell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69.833299999999994" table:style-name="ce1">
            <text:p>69.8333</text:p>
          </table:table-cell>
          <table:table-cell table:number-columns-repeated="16374"/>
        </table:table-row>
        <table:table-row table:style-name="ro1">
          <table:table-cell office:value-type="date" office:date-value="2016-06-16T19:00:00" table:style-name="ce3">
            <text:p>6/16/2016</text:p>
          </table:table-cell>
          <table:table-cell office:value-type="float" office:value="24.666699999999999" table:style-name="ce1">
            <text:p>24.6667</text:p>
          </table:table-cell>
          <table:table-cell office:value-type="float" office:value="4.5" table:style-name="ce1">
            <text:p>4.5</text:p>
          </table:table-cell>
          <table:table-cell office:value-type="float" office:value="69.833299999999994" table:style-name="ce1">
            <text:p>69.8333</text:p>
          </table:table-cell>
          <table:table-cell office:value-type="float" office:value="69.5" table:style-name="ce1">
            <text:p>69.5</text:p>
          </table:table-cell>
          <table:table-cell office:value-type="float" office:value="68.5" table:style-name="ce1">
            <text:p>68.5</text:p>
          </table:table-cell>
          <table:table-cell office:value-type="float" office:value="70.833299999999994" table:style-name="ce1">
            <text:p>70.8333</text:p>
          </table:table-cell>
          <table:table-cell office:value-type="float" office:value="71.666700000000006" table:style-name="ce1">
            <text:p>71.6667</text:p>
          </table:table-cell>
          <table:table-cell office:value-type="float" office:value="71" table:style-name="ce1">
            <text:p>71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1">
          <table:table-cell office:value-type="date" office:date-value="2016-06-16T20:00:00" table:style-name="ce3">
            <text:p>6/16/2016</text:p>
          </table:table-cell>
          <table:table-cell office:value-type="float" office:value="23.5" table:style-name="ce1">
            <text:p>23.5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72.5" table:style-name="ce1">
            <text:p>72.5</text:p>
          </table:table-cell>
          <table:table-cell office:value-type="float" office:value="69.833299999999994" table:style-name="ce1">
            <text:p>69.8333</text:p>
          </table:table-cell>
          <table:table-cell office:value-type="float" office:value="69.5" table:style-name="ce1">
            <text:p>69.5</text:p>
          </table:table-cell>
          <table:table-cell office:value-type="float" office:value="66.5" table:style-name="ce1">
            <text:p>66.5</text:p>
          </table:table-cell>
          <table:table-cell office:value-type="float" office:value="70.833299999999994" table:style-name="ce1">
            <text:p>70.8333</text:p>
          </table:table-cell>
          <table:table-cell office:value-type="float" office:value="71.666700000000006" table:style-name="ce1">
            <text:p>71.6667</text:p>
          </table:table-cell>
          <table:table-cell office:value-type="float" office:value="73.833299999999994" table:style-name="ce1">
            <text:p>73.8333</text:p>
          </table:table-cell>
          <table:table-cell table:number-columns-repeated="16374"/>
        </table:table-row>
        <table:table-row table:style-name="ro1">
          <table:table-cell office:value-type="date" office:date-value="2016-06-16T21:00:00" table:style-name="ce3">
            <text:p>6/16/2016</text:p>
          </table:table-cell>
          <table:table-cell office:value-type="float" office:value="22.333300000000001" table:style-name="ce1">
            <text:p>22.3333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73.833299999999994" table:style-name="ce1">
            <text:p>73.8333</text:p>
          </table:table-cell>
          <table:table-cell office:value-type="float" office:value="72.5" table:style-name="ce1">
            <text:p>72.5</text:p>
          </table:table-cell>
          <table:table-cell office:value-type="float" office:value="69.833299999999994" table:style-name="ce1">
            <text:p>69.8333</text:p>
          </table:table-cell>
          <table:table-cell office:value-type="float" office:value="63.5" table:style-name="ce1">
            <text:p>63.5</text:p>
          </table:table-cell>
          <table:table-cell office:value-type="float" office:value="66.5" table:style-name="ce1">
            <text:p>66.5</text:p>
          </table:table-cell>
          <table:table-cell office:value-type="float" office:value="70.833299999999994" table:style-name="ce1">
            <text:p>70.8333</text:p>
          </table:table-cell>
          <table:table-cell office:value-type="float" office:value="71.333299999999994" table:style-name="ce1">
            <text:p>71.3333</text:p>
          </table:table-cell>
          <table:table-cell table:number-columns-repeated="16374"/>
        </table:table-row>
        <table:table-row table:style-name="ro1">
          <table:table-cell office:value-type="date" office:date-value="2016-06-17T15:00:00" table:style-name="ce3">
            <text:p>6/17/2016</text:p>
          </table:table-cell>
          <table:table-cell office:value-type="float" office:value="27.833300000000001" table:style-name="ce1">
            <text:p>27.8333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79.666700000000006" table:style-name="ce1">
            <text:p>79.6667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59.833300000000001" table:style-name="ce1">
            <text:p>59.8333</text:p>
          </table:table-cell>
          <table:table-cell office:value-type="float" office:value="69.5" table:style-name="ce1">
            <text:p>69.5</text:p>
          </table:table-cell>
          <table:table-cell office:value-type="float" office:value="68.5" table:style-name="ce1">
            <text:p>68.5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1">
          <table:table-cell office:value-type="date" office:date-value="2016-06-17T16:00:00" table:style-name="ce3">
            <text:p>6/17/2016</text:p>
          </table:table-cell>
          <table:table-cell office:value-type="float" office:value="28.5" table:style-name="ce1">
            <text:p>28.5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91.5" table:style-name="ce1">
            <text:p>91.5</text:p>
          </table:table-cell>
          <table:table-cell office:value-type="float" office:value="79.666700000000006" table:style-name="ce1">
            <text:p>79.6667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69.833299999999994" table:style-name="ce1">
            <text:p>69.8333</text:p>
          </table:table-cell>
          <table:table-cell office:value-type="float" office:value="69.5" table:style-name="ce1">
            <text:p>69.5</text:p>
          </table:table-cell>
          <table:table-cell office:value-type="float" office:value="68.5" table:style-name="ce1">
            <text:p>68.5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1">
          <table:table-cell office:value-type="date" office:date-value="2016-06-17T17:00:00" table:style-name="ce3">
            <text:p>6/17/2016</text:p>
          </table:table-cell>
          <table:table-cell office:value-type="float" office:value="29.333300000000001" table:style-name="ce1">
            <text:p>29.3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94.5" table:style-name="ce1">
            <text:p>94.5</text:p>
          </table:table-cell>
          <table:table-cell office:value-type="float" office:value="91.5" table:style-name="ce1">
            <text:p>91.5</text:p>
          </table:table-cell>
          <table:table-cell office:value-type="float" office:value="79.666700000000006" table:style-name="ce1">
            <text:p>79.6667</text:p>
          </table:table-cell>
          <table:table-cell office:value-type="float" office:value="72.5" table:style-name="ce1">
            <text:p>72.5</text:p>
          </table:table-cell>
          <table:table-cell office:value-type="float" office:value="69.833299999999994" table:style-name="ce1">
            <text:p>69.8333</text:p>
          </table:table-cell>
          <table:table-cell office:value-type="float" office:value="69.5" table:style-name="ce1">
            <text:p>69.5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1">
          <table:table-cell office:value-type="date" office:date-value="2016-06-17T18:00:00" table:style-name="ce3">
            <text:p>6/17/2016</text:p>
          </table:table-cell>
          <table:table-cell office:value-type="float" office:value="29.666699999999999" table:style-name="ce1">
            <text:p>29.6667</text:p>
          </table:table-cell>
          <table:table-cell office:value-type="float" office:value="1.5" table:style-name="ce1">
            <text:p>1.5</text:p>
          </table:table-cell>
          <table:table-cell office:value-type="float" office:value="93.5" table:style-name="ce1">
            <text:p>93.5</text:p>
          </table:table-cell>
          <table:table-cell office:value-type="float" office:value="94.5" table:style-name="ce1">
            <text:p>94.5</text:p>
          </table:table-cell>
          <table:table-cell office:value-type="float" office:value="91.5" table:style-name="ce1">
            <text:p>91.5</text:p>
          </table:table-cell>
          <table:table-cell office:value-type="float" office:value="73.833299999999994" table:style-name="ce1">
            <text:p>73.8333</text:p>
          </table:table-cell>
          <table:table-cell office:value-type="float" office:value="72.5" table:style-name="ce1">
            <text:p>72.5</text:p>
          </table:table-cell>
          <table:table-cell office:value-type="float" office:value="69.833299999999994" table:style-name="ce1">
            <text:p>69.8333</text:p>
          </table:table-cell>
          <table:table-cell office:value-type="float" office:value="92.666700000000006" table:style-name="ce1">
            <text:p>92.6667</text:p>
          </table:table-cell>
          <table:table-cell table:number-columns-repeated="16374"/>
        </table:table-row>
        <table:table-row table:style-name="ro1">
          <table:table-cell office:value-type="date" office:date-value="2016-06-17T19:00:00" table:style-name="ce3">
            <text:p>6/17/2016</text:p>
          </table:table-cell>
          <table:table-cell office:value-type="float" office:value="29.666699999999999" table:style-name="ce1">
            <text:p>29.6667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3.5" table:style-name="ce1">
            <text:p>93.5</text:p>
          </table:table-cell>
          <table:table-cell office:value-type="float" office:value="94.5" table:style-name="ce1">
            <text:p>94.5</text:p>
          </table:table-cell>
          <table:table-cell office:value-type="float" office:value="71.333299999999994" table:style-name="ce1">
            <text:p>71.3333</text:p>
          </table:table-cell>
          <table:table-cell office:value-type="float" office:value="73.833299999999994" table:style-name="ce1">
            <text:p>73.8333</text:p>
          </table:table-cell>
          <table:table-cell office:value-type="float" office:value="72.5" table:style-name="ce1">
            <text:p>72.5</text:p>
          </table:table-cell>
          <table:table-cell office:value-type="float" office:value="88.666700000000006" table:style-name="ce1">
            <text:p>88.6667</text:p>
          </table:table-cell>
          <table:table-cell table:number-columns-repeated="16374"/>
        </table:table-row>
        <table:table-row table:style-name="ro1">
          <table:table-cell office:value-type="date" office:date-value="2016-06-17T20:00:00" table:style-name="ce3">
            <text:p>6/17/2016</text:p>
          </table:table-cell>
          <table:table-cell office:value-type="float" office:value="27" table:style-name="ce1">
            <text:p>27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3.5" table:style-name="ce1">
            <text:p>93.5</text:p>
          </table:table-cell>
          <table:table-cell office:value-type="float" office:value="68.333299999999994" table:style-name="ce1">
            <text:p>68.3333</text:p>
          </table:table-cell>
          <table:table-cell office:value-type="float" office:value="71.333299999999994" table:style-name="ce1">
            <text:p>71.3333</text:p>
          </table:table-cell>
          <table:table-cell office:value-type="float" office:value="73.833299999999994" table:style-name="ce1">
            <text:p>73.8333</text:p>
          </table:table-cell>
          <table:table-cell office:value-type="float" office:value="83.166700000000006" table:style-name="ce1">
            <text:p>83.1667</text:p>
          </table:table-cell>
          <table:table-cell table:number-columns-repeated="16374"/>
        </table:table-row>
        <table:table-row table:style-name="ro1">
          <table:table-cell office:value-type="date" office:date-value="2016-06-18T13:00:00" table:style-name="ce3">
            <text:p>6/18/2016</text:p>
          </table:table-cell>
          <table:table-cell office:value-type="float" office:value="29" table:style-name="ce1">
            <text:p>29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77.166700000000006" table:style-name="ce1">
            <text:p>77.1667</text:p>
          </table:table-cell>
          <table:table-cell office:value-type="float" office:value="71.333299999999994" table:style-name="ce1">
            <text:p>71.3333</text:p>
          </table:table-cell>
          <table:table-cell office:value-type="float" office:value="91.5" table:style-name="ce1">
            <text:p>91.5</text:p>
          </table:table-cell>
          <table:table-cell office:value-type="float" office:value="79.666700000000006" table:style-name="ce1">
            <text:p>79.6667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90.166700000000006" table:style-name="ce1">
            <text:p>90.1667</text:p>
          </table:table-cell>
          <table:table-cell table:number-columns-repeated="16374"/>
        </table:table-row>
        <table:table-row table:style-name="ro1">
          <table:table-cell office:value-type="date" office:date-value="2016-06-18T14:00:00" table:style-name="ce3">
            <text:p>6/18/2016</text:p>
          </table:table-cell>
          <table:table-cell office:value-type="float" office:value="30.166699999999999" table:style-name="ce1">
            <text:p>30.1667</text:p>
          </table:table-cell>
          <table:table-cell office:value-type="float" office:value="2" table:style-name="ce1">
            <text:p>2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77.166700000000006" table:style-name="ce1">
            <text:p>77.1667</text:p>
          </table:table-cell>
          <table:table-cell office:value-type="float" office:value="94.5" table:style-name="ce1">
            <text:p>94.5</text:p>
          </table:table-cell>
          <table:table-cell office:value-type="float" office:value="91.5" table:style-name="ce1">
            <text:p>91.5</text:p>
          </table:table-cell>
          <table:table-cell office:value-type="float" office:value="79.666700000000006" table:style-name="ce1">
            <text:p>79.6667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1">
          <table:table-cell office:value-type="date" office:date-value="2016-06-18T15:00:00" table:style-name="ce3">
            <text:p>6/18/2016</text:p>
          </table:table-cell>
          <table:table-cell office:value-type="float" office:value="31.666699999999999" table:style-name="ce1">
            <text:p>31.6667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95.5" table:style-name="ce1">
            <text:p>95.5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93.5" table:style-name="ce1">
            <text:p>93.5</text:p>
          </table:table-cell>
          <table:table-cell office:value-type="float" office:value="94.5" table:style-name="ce1">
            <text:p>94.5</text:p>
          </table:table-cell>
          <table:table-cell office:value-type="float" office:value="91.5" table:style-name="ce1">
            <text:p>91.5</text:p>
          </table:table-cell>
          <table:table-cell office:value-type="float" office:value="99.666700000000006" table:style-name="ce1">
            <text:p>99.6667</text:p>
          </table:table-cell>
          <table:table-cell table:number-columns-repeated="16374"/>
        </table:table-row>
        <table:table-row table:style-name="ro1">
          <table:table-cell office:value-type="date" office:date-value="2016-06-18T16:00:00" table:style-name="ce3">
            <text:p>6/18/2016</text:p>
          </table:table-cell>
          <table:table-cell office:value-type="float" office:value="32.5" table:style-name="ce1">
            <text:p>32.5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5.5" table:style-name="ce1">
            <text:p>95.5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3.5" table:style-name="ce1">
            <text:p>93.5</text:p>
          </table:table-cell>
          <table:table-cell office:value-type="float" office:value="94.5" table:style-name="ce1">
            <text:p>94.5</text:p>
          </table:table-cell>
          <table:table-cell office:value-type="float" office:value="103.33329999999999" table:style-name="ce1">
            <text:p>103.3333</text:p>
          </table:table-cell>
          <table:table-cell table:number-columns-repeated="16374"/>
        </table:table-row>
        <table:table-row table:style-name="ro1">
          <table:table-cell office:value-type="date" office:date-value="2016-06-18T17:00:00" table:style-name="ce3">
            <text:p>6/18/2016</text:p>
          </table:table-cell>
          <table:table-cell office:value-type="float" office:value="33.333300000000001" table:style-name="ce1">
            <text:p>33.3333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5.5" table:style-name="ce1">
            <text:p>95.5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3.5" table:style-name="ce1">
            <text:p>93.5</text:p>
          </table:table-cell>
          <table:table-cell office:value-type="float" office:value="100.33329999999999" table:style-name="ce1">
            <text:p>100.3333</text:p>
          </table:table-cell>
          <table:table-cell table:number-columns-repeated="16374"/>
        </table:table-row>
        <table:table-row table:style-name="ro1">
          <table:table-cell office:value-type="date" office:date-value="2016-06-18T18:00:00" table:style-name="ce3">
            <text:p>6/18/2016</text:p>
          </table:table-cell>
          <table:table-cell office:value-type="float" office:value="33.5" table:style-name="ce1">
            <text:p>33.5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83.166700000000006" table:style-name="ce1">
            <text:p>83.1667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7.833299999999994" table:style-name="ce1">
            <text:p>97.8333</text:p>
          </table:table-cell>
          <table:table-cell table:number-columns-repeated="16374"/>
        </table:table-row>
        <table:table-row table:style-name="ro1">
          <table:table-cell office:value-type="date" office:date-value="2016-06-18T19:00:00" table:style-name="ce3">
            <text:p>6/18/2016</text:p>
          </table:table-cell>
          <table:table-cell office:value-type="float" office:value="33.833300000000001" table:style-name="ce1">
            <text:p>33.8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74.833299999999994" table:style-name="ce1">
            <text:p>74.8333</text:p>
          </table:table-cell>
          <table:table-cell office:value-type="float" office:value="83.166700000000006" table:style-name="ce1">
            <text:p>83.1667</text:p>
          </table:table-cell>
          <table:table-cell office:value-type="float" office:value="88.666700000000006" table:style-name="ce1">
            <text:p>88.6667</text:p>
          </table:table-cell>
          <table:table-cell office:value-type="float" office:value="97.833299999999994" table:style-name="ce1">
            <text:p>97.8333</text:p>
          </table:table-cell>
          <table:table-cell table:number-columns-repeated="16374"/>
        </table:table-row>
        <table:table-row table:style-name="ro1">
          <table:table-cell office:value-type="date" office:date-value="2016-06-19T14:00:00" table:style-name="ce3">
            <text:p>6/19/2016</text:p>
          </table:table-cell>
          <table:table-cell office:value-type="float" office:value="32.666699999999999" table:style-name="ce1">
            <text:p>32.6667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02.5" table:style-name="ce1">
            <text:p>102.5</text:p>
          </table:table-cell>
          <table:table-cell office:value-type="float" office:value="96.833299999999994" table:style-name="ce1">
            <text:p>96.8333</text:p>
          </table:table-cell>
          <table:table-cell office:value-type="float" office:value="90" table:style-name="ce1">
            <text:p>90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5.5" table:style-name="ce1">
            <text:p>95.5</text:p>
          </table:table-cell>
          <table:table-cell office:value-type="float" office:value="109.33329999999999" table:style-name="ce1">
            <text:p>109.3333</text:p>
          </table:table-cell>
          <table:table-cell table:number-columns-repeated="16374"/>
        </table:table-row>
        <table:table-row table:style-name="ro1">
          <table:table-cell office:value-type="date" office:date-value="2016-06-19T15:00:00" table:style-name="ce3">
            <text:p>6/19/2016</text:p>
          </table:table-cell>
          <table:table-cell office:value-type="float" office:value="34.166699999999999" table:style-name="ce1">
            <text:p>34.1667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09.33329999999999" table:style-name="ce1">
            <text:p>109.3333</text:p>
          </table:table-cell>
          <table:table-cell office:value-type="float" office:value="102.5" table:style-name="ce1">
            <text:p>102.5</text:p>
          </table:table-cell>
          <table:table-cell office:value-type="float" office:value="96.833299999999994" table:style-name="ce1">
            <text:p>96.8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10.83329999999999" table:style-name="ce1">
            <text:p>110.8333</text:p>
          </table:table-cell>
          <table:table-cell table:number-columns-repeated="16374"/>
        </table:table-row>
        <table:table-row table:style-name="ro1">
          <table:table-cell office:value-type="date" office:date-value="2016-06-19T16:00:00" table:style-name="ce3">
            <text:p>6/19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109.33329999999999" table:style-name="ce1">
            <text:p>109.3333</text:p>
          </table:table-cell>
          <table:table-cell office:value-type="float" office:value="102.5" table:style-name="ce1">
            <text:p>102.5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3.33329999999999" table:style-name="ce1">
            <text:p>103.3333</text:p>
          </table:table-cell>
          <table:table-cell office:value-type="float" office:value="108.66670000000001" table:style-name="ce1">
            <text:p>108.6667</text:p>
          </table:table-cell>
          <table:table-cell table:number-columns-repeated="16374"/>
        </table:table-row>
        <table:table-row table:style-name="ro1">
          <table:table-cell office:value-type="date" office:date-value="2016-06-19T17:00:00" table:style-name="ce3">
            <text:p>6/19/2016</text:p>
          </table:table-cell>
          <table:table-cell office:value-type="float" office:value="35.333300000000001" table:style-name="ce1">
            <text:p>35.3333</text:p>
          </table:table-cell>
          <table:table-cell office:value-type="float" office:value="2" table:style-name="ce1">
            <text:p>2</text:p>
          </table:table-cell>
          <table:table-cell office:value-type="float" office:value="108.66670000000001" table:style-name="ce1">
            <text:p>108.6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109.33329999999999" table:style-name="ce1">
            <text:p>109.3333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16670000000001" table:style-name="ce1">
            <text:p>107.1667</text:p>
          </table:table-cell>
          <table:table-cell table:number-columns-repeated="16374"/>
        </table:table-row>
        <table:table-row table:style-name="ro1">
          <table:table-cell office:value-type="date" office:date-value="2016-06-19T18:00:00" table:style-name="ce3">
            <text:p>6/19/2016</text:p>
          </table:table-cell>
          <table:table-cell office:value-type="float" office:value="36.333300000000001" table:style-name="ce1">
            <text:p>36.3333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07.16670000000001" table:style-name="ce1">
            <text:p>107.1667</text:p>
          </table:table-cell>
          <table:table-cell office:value-type="float" office:value="108.66670000000001" table:style-name="ce1">
            <text:p>108.6667</text:p>
          </table:table-cell>
          <table:table-cell office:value-type="float" office:value="110.83329999999999" table:style-name="ce1">
            <text:p>110.8333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106.83329999999999" table:style-name="ce1">
            <text:p>106.8333</text:p>
          </table:table-cell>
          <table:table-cell table:number-columns-repeated="16374"/>
        </table:table-row>
        <table:table-row table:style-name="ro1">
          <table:table-cell office:value-type="date" office:date-value="2016-06-19T19:00:00" table:style-name="ce3">
            <text:p>6/19/2016</text:p>
          </table:table-cell>
          <table:table-cell office:value-type="float" office:value="36.166699999999999" table:style-name="ce1">
            <text:p>36.1667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106.83329999999999" table:style-name="ce1">
            <text:p>106.8333</text:p>
          </table:table-cell>
          <table:table-cell office:value-type="float" office:value="107.16670000000001" table:style-name="ce1">
            <text:p>107.1667</text:p>
          </table:table-cell>
          <table:table-cell office:value-type="float" office:value="108.66670000000001" table:style-name="ce1">
            <text:p>108.6667</text:p>
          </table:table-cell>
          <table:table-cell office:value-type="float" office:value="88.5" table:style-name="ce1">
            <text:p>88.5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97.833299999999994" table:style-name="ce1">
            <text:p>97.8333</text:p>
          </table:table-cell>
          <table:table-cell office:value-type="float" office:value="107.16670000000001" table:style-name="ce1">
            <text:p>107.1667</text:p>
          </table:table-cell>
          <table:table-cell table:number-columns-repeated="16374"/>
        </table:table-row>
        <table:table-row table:style-name="ro1">
          <table:table-cell office:value-type="date" office:date-value="2016-06-20T17:00:00" table:style-name="ce3">
            <text:p>6/20/2016</text:p>
          </table:table-cell>
          <table:table-cell office:value-type="float" office:value="37.5" table:style-name="ce1">
            <text:p>37.5</text:p>
          </table:table-cell>
          <table:table-cell office:value-type="float" office:value="2" table:style-name="ce1">
            <text:p>2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91.5" table:style-name="ce1">
            <text:p>91.5</text:p>
          </table:table-cell>
          <table:table-cell office:value-type="float" office:value="89.5" table:style-name="ce1">
            <text:p>89.5</text:p>
          </table:table-cell>
          <table:table-cell office:value-type="float" office:value="107.16670000000001" table:style-name="ce1">
            <text:p>107.1667</text:p>
          </table:table-cell>
          <table:table-cell office:value-type="float" office:value="106.83329999999999" table:style-name="ce1">
            <text:p>106.8333</text:p>
          </table:table-cell>
          <table:table-cell office:value-type="float" office:value="107.16670000000001" table:style-name="ce1">
            <text:p>107.1667</text:p>
          </table:table-cell>
          <table:table-cell office:value-type="float" office:value="96.666700000000006" table:style-name="ce1">
            <text:p>96.6667</text:p>
          </table:table-cell>
          <table:table-cell table:number-columns-repeated="16374"/>
        </table:table-row>
        <table:table-row table:style-name="ro1">
          <table:table-cell office:value-type="date" office:date-value="2016-06-20T18:00:00" table:style-name="ce3">
            <text:p>6/20/2016</text:p>
          </table:table-cell>
          <table:table-cell office:value-type="float" office:value="38.166699999999999" table:style-name="ce1">
            <text:p>38.1667</text:p>
          </table:table-cell>
          <table:table-cell office:value-type="float" office:value="1.5" table:style-name="ce1">
            <text:p>1.5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91.5" table:style-name="ce1">
            <text:p>91.5</text:p>
          </table:table-cell>
          <table:table-cell office:value-type="float" office:value="111.5" table:style-name="ce1">
            <text:p>111.5</text:p>
          </table:table-cell>
          <table:table-cell office:value-type="float" office:value="107.16670000000001" table:style-name="ce1">
            <text:p>107.1667</text:p>
          </table:table-cell>
          <table:table-cell office:value-type="float" office:value="106.83329999999999" table:style-name="ce1">
            <text:p>106.8333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1">
          <table:table-cell office:value-type="date" office:date-value="2016-06-20T19:00:00" table:style-name="ce3">
            <text:p>6/20/2016</text:p>
          </table:table-cell>
          <table:table-cell office:value-type="float" office:value="38.666699999999999" table:style-name="ce1">
            <text:p>38.6667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98" table:style-name="ce1">
            <text:p>98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121.83329999999999" table:style-name="ce1">
            <text:p>121.8333</text:p>
          </table:table-cell>
          <table:table-cell office:value-type="float" office:value="111.5" table:style-name="ce1">
            <text:p>111.5</text:p>
          </table:table-cell>
          <table:table-cell office:value-type="float" office:value="107.16670000000001" table:style-name="ce1">
            <text:p>107.1667</text:p>
          </table:table-cell>
          <table:table-cell office:value-type="float" office:value="101.16670000000001" table:style-name="ce1">
            <text:p>101.1667</text:p>
          </table:table-cell>
          <table:table-cell table:number-columns-repeated="16374"/>
        </table:table-row>
        <table:table-row table:style-name="ro1">
          <table:table-cell office:value-type="date" office:date-value="2016-06-20T20:00:00" table:style-name="ce3">
            <text:p>6/20/2016</text:p>
          </table:table-cell>
          <table:table-cell office:value-type="float" office:value="37.666699999999999" table:style-name="ce1">
            <text:p>37.6667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8" table:style-name="ce1">
            <text:p>98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13.83329999999999" table:style-name="ce1">
            <text:p>113.8333</text:p>
          </table:table-cell>
          <table:table-cell office:value-type="float" office:value="121.83329999999999" table:style-name="ce1">
            <text:p>121.8333</text:p>
          </table:table-cell>
          <table:table-cell office:value-type="float" office:value="111.5" table:style-name="ce1">
            <text:p>111.5</text:p>
          </table:table-cell>
          <table:table-cell office:value-type="float" office:value="99.666700000000006" table:style-name="ce1">
            <text:p>99.6667</text:p>
          </table:table-cell>
          <table:table-cell table:number-columns-repeated="16374"/>
        </table:table-row>
        <table:table-row table:style-name="ro1">
          <table:table-cell office:value-type="date" office:date-value="2016-06-20T21:00:00" table:style-name="ce3">
            <text:p>6/20/2016</text:p>
          </table:table-cell>
          <table:table-cell office:value-type="float" office:value="31" table:style-name="ce1">
            <text:p>31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8" table:style-name="ce1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113.83329999999999" table:style-name="ce1">
            <text:p>113.8333</text:p>
          </table:table-cell>
          <table:table-cell office:value-type="float" office:value="121.83329999999999" table:style-name="ce1">
            <text:p>121.8333</text:p>
          </table:table-cell>
          <table:table-cell office:value-type="float" office:value="113.66670000000001" table:style-name="ce1">
            <text:p>113.6667</text:p>
          </table:table-cell>
          <table:table-cell table:number-columns-repeated="16374"/>
        </table:table-row>
        <table:table-row table:style-name="ro1">
          <table:table-cell office:value-type="date" office:date-value="2016-06-20T22:00:00" table:style-name="ce3">
            <text:p>6/20/2016</text:p>
          </table:table-cell>
          <table:table-cell office:value-type="float" office:value="28.666699999999999" table:style-name="ce1">
            <text:p>28.6667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113.66670000000001" table:style-name="ce1">
            <text:p>113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100" table:style-name="ce1">
            <text:p>100</text:p>
          </table:table-cell>
          <table:table-cell office:value-type="float" office:value="113.83329999999999" table:style-name="ce1">
            <text:p>113.8333</text:p>
          </table:table-cell>
          <table:table-cell office:value-type="float" office:value="107.83329999999999" table:style-name="ce1">
            <text:p>107.8333</text:p>
          </table:table-cell>
          <table:table-cell table:number-columns-repeated="16374"/>
        </table:table-row>
        <table:table-row table:style-name="ro1">
          <table:table-cell office:value-type="date" office:date-value="2016-06-20T23:00:00" table:style-name="ce3">
            <text:p>6/20/2016</text:p>
          </table:table-cell>
          <table:table-cell office:value-type="float" office:value="26.833300000000001" table:style-name="ce1">
            <text:p>26.8333</text:p>
          </table:table-cell>
          <table:table-cell office:value-type="float" office:value="3" table:style-name="ce1">
            <text:p>3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13.66670000000001" table:style-name="ce1">
            <text:p>113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91.666700000000006" table:style-name="ce1">
            <text:p>91.6667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100" table:style-name="ce1">
            <text:p>100</text:p>
          </table:table-cell>
          <table:table-cell office:value-type="float" office:value="102.66670000000001" table:style-name="ce1">
            <text:p>102.6667</text:p>
          </table:table-cell>
          <table:table-cell table:number-columns-repeated="16374"/>
        </table:table-row>
        <table:table-row table:style-name="ro1">
          <table:table-cell office:value-type="date" office:date-value="2016-06-21T17:00:00" table:style-name="ce3">
            <text:p>6/21/2016</text:p>
          </table:table-cell>
          <table:table-cell office:value-type="float" office:value="36.833300000000001" table:style-name="ce1">
            <text:p>36.833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111.16670000000001" table:style-name="ce1">
            <text:p>111.1667</text:p>
          </table:table-cell>
          <table:table-cell office:value-type="float" office:value="108" table:style-name="ce1">
            <text:p>108</text:p>
          </table:table-cell>
          <table:table-cell office:value-type="float" office:value="106.5" table:style-name="ce1">
            <text:p>106.5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8" table:style-name="ce1">
            <text:p>98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 office:value-type="date" office:date-value="2016-06-21T18:00:00" table:style-name="ce3">
            <text:p>6/21/2016</text:p>
          </table:table-cell>
          <table:table-cell office:value-type="float" office:value="37.166699999999999" table:style-name="ce1">
            <text:p>37.1667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11" table:style-name="ce1">
            <text:p>111</text:p>
          </table:table-cell>
          <table:table-cell office:value-type="float" office:value="111.16670000000001" table:style-name="ce1">
            <text:p>111.1667</text:p>
          </table:table-cell>
          <table:table-cell office:value-type="float" office:value="108" table:style-name="ce1">
            <text:p>108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98" table:style-name="ce1">
            <text:p>98</text:p>
          </table:table-cell>
          <table:table-cell office:value-type="float" office:value="113" table:style-name="ce1">
            <text:p>113</text:p>
          </table:table-cell>
          <table:table-cell table:number-columns-repeated="16374"/>
        </table:table-row>
        <table:table-row table:style-name="ro1">
          <table:table-cell office:value-type="date" office:date-value="2016-06-21T19:00:00" table:style-name="ce3">
            <text:p>6/21/2016</text:p>
          </table:table-cell>
          <table:table-cell office:value-type="float" office:value="36.333300000000001" table:style-name="ce1">
            <text:p>36.3333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13" table:style-name="ce1">
            <text:p>113</text:p>
          </table:table-cell>
          <table:table-cell office:value-type="float" office:value="111" table:style-name="ce1">
            <text:p>111</text:p>
          </table:table-cell>
          <table:table-cell office:value-type="float" office:value="111.16670000000001" table:style-name="ce1">
            <text:p>111.1667</text:p>
          </table:table-cell>
          <table:table-cell office:value-type="float" office:value="113.66670000000001" table:style-name="ce1">
            <text:p>113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115.5" table:style-name="ce1">
            <text:p>115.5</text:p>
          </table:table-cell>
          <table:table-cell table:number-columns-repeated="16374"/>
        </table:table-row>
        <table:table-row table:style-name="ro1">
          <table:table-cell office:value-type="date" office:date-value="2016-06-21T20:00:00" table:style-name="ce3">
            <text:p>6/21/2016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3" table:style-name="ce1">
            <text:p>3</text:p>
          </table:table-cell>
          <table:table-cell office:value-type="float" office:value="115.5" table:style-name="ce1">
            <text:p>115.5</text:p>
          </table:table-cell>
          <table:table-cell office:value-type="float" office:value="113" table:style-name="ce1">
            <text:p>113</text:p>
          </table:table-cell>
          <table:table-cell office:value-type="float" office:value="111" table:style-name="ce1">
            <text:p>111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13.66670000000001" table:style-name="ce1">
            <text:p>113.6667</text:p>
          </table:table-cell>
          <table:table-cell office:value-type="float" office:value="99.666700000000006" table:style-name="ce1">
            <text:p>99.6667</text:p>
          </table:table-cell>
          <table:table-cell office:value-type="float" office:value="118.16670000000001" table:style-name="ce1">
            <text:p>118.1667</text:p>
          </table:table-cell>
          <table:table-cell table:number-columns-repeated="16374"/>
        </table:table-row>
        <table:table-row table:style-name="ro1">
          <table:table-cell office:value-type="date" office:date-value="2016-06-21T21:00:00" table:style-name="ce3">
            <text:p>6/21/2016</text:p>
          </table:table-cell>
          <table:table-cell office:value-type="float" office:value="34.166699999999999" table:style-name="ce1">
            <text:p>34.1667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18.16670000000001" table:style-name="ce1">
            <text:p>118.1667</text:p>
          </table:table-cell>
          <table:table-cell office:value-type="float" office:value="115.5" table:style-name="ce1">
            <text:p>115.5</text:p>
          </table:table-cell>
          <table:table-cell office:value-type="float" office:value="113" table:style-name="ce1">
            <text:p>113</text:p>
          </table:table-cell>
          <table:table-cell office:value-type="float" office:value="102.66670000000001" table:style-name="ce1">
            <text:p>102.6667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13.66670000000001" table:style-name="ce1">
            <text:p>113.6667</text:p>
          </table:table-cell>
          <table:table-cell office:value-type="float" office:value="116.33329999999999" table:style-name="ce1">
            <text:p>116.3333</text:p>
          </table:table-cell>
          <table:table-cell table:number-columns-repeated="16374"/>
        </table:table-row>
        <table:table-row table:style-name="ro1">
          <table:table-cell office:value-type="date" office:date-value="2016-06-21T22:00:00" table:style-name="ce3">
            <text:p>6/21/2016</text:p>
          </table:table-cell>
          <table:table-cell office:value-type="float" office:value="30.666699999999999" table:style-name="ce1">
            <text:p>30.6667</text:p>
          </table:table-cell>
          <table:table-cell office:value-type="float" office:value="1" table:style-name="ce1">
            <text:p>1</text:p>
          </table:table-cell>
          <table:table-cell office:value-type="float" office:value="116.33329999999999" table:style-name="ce1">
            <text:p>116.3333</text:p>
          </table:table-cell>
          <table:table-cell office:value-type="float" office:value="118.16670000000001" table:style-name="ce1">
            <text:p>118.1667</text:p>
          </table:table-cell>
          <table:table-cell office:value-type="float" office:value="115.5" table:style-name="ce1">
            <text:p>115.5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102.66670000000001" table:style-name="ce1">
            <text:p>102.6667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89.666700000000006" table:style-name="ce1">
            <text:p>89.6667</text:p>
          </table:table-cell>
          <table:table-cell table:number-columns-repeated="16374"/>
        </table:table-row>
        <table:table-row table:style-name="ro1">
          <table:table-cell office:value-type="date" office:date-value="2016-06-21T23:00:00" table:style-name="ce3">
            <text:p>6/21/2016</text:p>
          </table:table-cell>
          <table:table-cell office:value-type="float" office:value="27.5" table:style-name="ce1">
            <text:p>27.5</text:p>
          </table:table-cell>
          <table:table-cell office:value-type="float" office:value="1" table:style-name="ce1">
            <text:p>1</text:p>
          </table:table-cell>
          <table:table-cell office:value-type="float" office:value="89.666700000000006" table:style-name="ce1">
            <text:p>89.6667</text:p>
          </table:table-cell>
          <table:table-cell office:value-type="float" office:value="116.33329999999999" table:style-name="ce1">
            <text:p>116.3333</text:p>
          </table:table-cell>
          <table:table-cell office:value-type="float" office:value="118.16670000000001" table:style-name="ce1">
            <text:p>118.1667</text:p>
          </table:table-cell>
          <table:table-cell office:value-type="float" office:value="105.83329999999999" table:style-name="ce1">
            <text:p>105.8333</text:p>
          </table:table-cell>
          <table:table-cell office:value-type="float" office:value="101.16670000000001" table:style-name="ce1">
            <text:p>101.1667</text:p>
          </table:table-cell>
          <table:table-cell office:value-type="float" office:value="102.66670000000001" table:style-name="ce1">
            <text:p>102.6667</text:p>
          </table:table-cell>
          <table:table-cell office:value-type="float" office:value="77.166700000000006" table:style-name="ce1">
            <text:p>77.1667</text:p>
          </table:table-cell>
          <table:table-cell table:number-columns-repeated="16374"/>
        </table:table-row>
        <table:table-row table:style-name="ro1">
          <table:table-cell office:value-type="date" office:date-value="2016-06-22T16:00:00" table:style-name="ce3">
            <text:p>6/22/201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24.16670000000001" table:style-name="ce1">
            <text:p>124.1667</text:p>
          </table:table-cell>
          <table:table-cell office:value-type="float" office:value="114.5" table:style-name="ce1">
            <text:p>114.5</text:p>
          </table:table-cell>
          <table:table-cell office:value-type="float" office:value="101.83329999999999" table:style-name="ce1">
            <text:p>101.8333</text:p>
          </table:table-cell>
          <table:table-cell office:value-type="float" office:value="113" table:style-name="ce1">
            <text:p>113</text:p>
          </table:table-cell>
          <table:table-cell office:value-type="float" office:value="111" table:style-name="ce1">
            <text:p>111</text:p>
          </table:table-cell>
          <table:table-cell office:value-type="float" office:value="111.16670000000001" table:style-name="ce1">
            <text:p>111.1667</text:p>
          </table:table-cell>
          <table:table-cell office:value-type="float" office:value="133.5" table:style-name="ce1">
            <text:p>133.5</text:p>
          </table:table-cell>
          <table:table-cell table:number-columns-repeated="16374"/>
        </table:table-row>
        <table:table-row table:style-name="ro1">
          <table:table-cell office:value-type="date" office:date-value="2016-06-22T17:00:00" table:style-name="ce3">
            <text:p>6/22/2016</text:p>
          </table:table-cell>
          <table:table-cell office:value-type="float" office:value="36.166699999999999" table:style-name="ce1">
            <text:p>36.1667</text:p>
          </table:table-cell>
          <table:table-cell office:value-type="float" office:value="2" table:style-name="ce1">
            <text:p>2</text:p>
          </table:table-cell>
          <table:table-cell office:value-type="float" office:value="133.5" table:style-name="ce1">
            <text:p>133.5</text:p>
          </table:table-cell>
          <table:table-cell office:value-type="float" office:value="124.16670000000001" table:style-name="ce1">
            <text:p>124.1667</text:p>
          </table:table-cell>
          <table:table-cell office:value-type="float" office:value="114.5" table:style-name="ce1">
            <text:p>114.5</text:p>
          </table:table-cell>
          <table:table-cell office:value-type="float" office:value="115.5" table:style-name="ce1">
            <text:p>115.5</text:p>
          </table:table-cell>
          <table:table-cell office:value-type="float" office:value="113" table:style-name="ce1">
            <text:p>113</text:p>
          </table:table-cell>
          <table:table-cell office:value-type="float" office:value="111" table:style-name="ce1">
            <text:p>111</text:p>
          </table:table-cell>
          <table:table-cell office:value-type="float" office:value="131.5" table:style-name="ce1">
            <text:p>131.5</text:p>
          </table:table-cell>
          <table:table-cell table:number-columns-repeated="16374"/>
        </table:table-row>
        <table:table-row table:style-name="ro1">
          <table:table-cell office:value-type="date" office:date-value="2016-06-22T18:00:00" table:style-name="ce3">
            <text:p>6/22/2016</text:p>
          </table:table-cell>
          <table:table-cell office:value-type="float" office:value="35.5" table:style-name="ce1">
            <text:p>35.5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131.5" table:style-name="ce1">
            <text:p>131.5</text:p>
          </table:table-cell>
          <table:table-cell office:value-type="float" office:value="133.5" table:style-name="ce1">
            <text:p>133.5</text:p>
          </table:table-cell>
          <table:table-cell office:value-type="float" office:value="124.16670000000001" table:style-name="ce1">
            <text:p>124.1667</text:p>
          </table:table-cell>
          <table:table-cell office:value-type="float" office:value="118.16670000000001" table:style-name="ce1">
            <text:p>118.1667</text:p>
          </table:table-cell>
          <table:table-cell office:value-type="float" office:value="115.5" table:style-name="ce1">
            <text:p>115.5</text:p>
          </table:table-cell>
          <table:table-cell office:value-type="float" office:value="113" table:style-name="ce1">
            <text:p>113</text:p>
          </table:table-cell>
          <table:table-cell office:value-type="float" office:value="117" table:style-name="ce1">
            <text:p>117</text:p>
          </table:table-cell>
          <table:table-cell table:number-columns-repeated="16374"/>
        </table:table-row>
        <table:table-row table:style-name="ro1">
          <table:table-cell office:value-type="date" office:date-value="2016-06-22T19:00:00" table:style-name="ce3">
            <text:p>6/22/2016</text:p>
          </table:table-cell>
          <table:table-cell office:value-type="float" office:value="34.333300000000001" table:style-name="ce1">
            <text:p>34.3333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117" table:style-name="ce1">
            <text:p>117</text:p>
          </table:table-cell>
          <table:table-cell office:value-type="float" office:value="131.5" table:style-name="ce1">
            <text:p>131.5</text:p>
          </table:table-cell>
          <table:table-cell office:value-type="float" office:value="133.5" table:style-name="ce1">
            <text:p>133.5</text:p>
          </table:table-cell>
          <table:table-cell office:value-type="float" office:value="116.33329999999999" table:style-name="ce1">
            <text:p>116.3333</text:p>
          </table:table-cell>
          <table:table-cell office:value-type="float" office:value="118.16670000000001" table:style-name="ce1">
            <text:p>118.1667</text:p>
          </table:table-cell>
          <table:table-cell office:value-type="float" office:value="115.5" table:style-name="ce1">
            <text:p>115.5</text:p>
          </table:table-cell>
          <table:table-cell office:value-type="float" office:value="116.16670000000001" table:style-name="ce1">
            <text:p>116.1667</text:p>
          </table:table-cell>
          <table:table-cell table:number-columns-repeated="16374"/>
        </table:table-row>
        <table:table-row table:style-name="ro1">
          <table:table-cell office:value-type="date" office:date-value="2016-06-22T20:00:00" table:style-name="ce3">
            <text:p>6/22/2016</text:p>
          </table:table-cell>
          <table:table-cell office:value-type="float" office:value="34.166699999999999" table:style-name="ce1">
            <text:p>34.1667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17" table:style-name="ce1">
            <text:p>117</text:p>
          </table:table-cell>
          <table:table-cell office:value-type="float" office:value="131.5" table:style-name="ce1">
            <text:p>131.5</text:p>
          </table:table-cell>
          <table:table-cell office:value-type="float" office:value="89.666700000000006" table:style-name="ce1">
            <text:p>89.6667</text:p>
          </table:table-cell>
          <table:table-cell office:value-type="float" office:value="116.33329999999999" table:style-name="ce1">
            <text:p>116.3333</text:p>
          </table:table-cell>
          <table:table-cell office:value-type="float" office:value="118.16670000000001" table:style-name="ce1">
            <text:p>118.1667</text:p>
          </table:table-cell>
          <table:table-cell office:value-type="float" office:value="112.66670000000001" table:style-name="ce1">
            <text:p>112.6667</text:p>
          </table:table-cell>
          <table:table-cell table:number-columns-repeated="16374"/>
        </table:table-row>
        <table:table-row table:style-name="ro1">
          <table:table-cell office:value-type="date" office:date-value="2016-06-22T21:00:00" table:style-name="ce3">
            <text:p>6/22/2016</text:p>
          </table:table-cell>
          <table:table-cell office:value-type="float" office:value="32.833300000000001" table:style-name="ce1">
            <text:p>32.8333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12.66670000000001" table:style-name="ce1">
            <text:p>112.6667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17" table:style-name="ce1">
            <text:p>117</text:p>
          </table:table-cell>
          <table:table-cell office:value-type="float" office:value="77.166700000000006" table:style-name="ce1">
            <text:p>77.1667</text:p>
          </table:table-cell>
          <table:table-cell office:value-type="float" office:value="89.666700000000006" table:style-name="ce1">
            <text:p>89.6667</text:p>
          </table:table-cell>
          <table:table-cell office:value-type="float" office:value="116.33329999999999" table:style-name="ce1">
            <text:p>116.3333</text:p>
          </table:table-cell>
          <table:table-cell office:value-type="float" office:value="104.66670000000001" table:style-name="ce1">
            <text:p>104.6667</text:p>
          </table:table-cell>
          <table:table-cell table:number-columns-repeated="16374"/>
        </table:table-row>
        <table:table-row table:style-name="ro1">
          <table:table-cell office:value-type="date" office:date-value="2016-06-23T14:00:00" table:style-name="ce3">
            <text:p>6/23/2016</text:p>
          </table:table-cell>
          <table:table-cell office:value-type="float" office:value="32.166699999999999" table:style-name="ce1">
            <text:p>32.1667</text:p>
          </table:table-cell>
          <table:table-cell office:value-type="float" office:value="1.5" table:style-name="ce1">
            <text:p>1.5</text:p>
          </table:table-cell>
          <table:table-cell office:value-type="float" office:value="105.16670000000001" table:style-name="ce1">
            <text:p>105.1667</text:p>
          </table:table-cell>
          <table:table-cell office:value-type="float" office:value="95.666700000000006" table:style-name="ce1">
            <text:p>95.6667</text:p>
          </table:table-cell>
          <table:table-cell office:value-type="float" office:value="90.666700000000006" table:style-name="ce1">
            <text:p>90.6667</text:p>
          </table:table-cell>
          <table:table-cell office:value-type="float" office:value="133.5" table:style-name="ce1">
            <text:p>133.5</text:p>
          </table:table-cell>
          <table:table-cell office:value-type="float" office:value="124.16670000000001" table:style-name="ce1">
            <text:p>124.1667</text:p>
          </table:table-cell>
          <table:table-cell office:value-type="float" office:value="114.5" table:style-name="ce1">
            <text:p>114.5</text:p>
          </table:table-cell>
          <table:table-cell office:value-type="float" office:value="116.16670000000001" table:style-name="ce1">
            <text:p>116.1667</text:p>
          </table:table-cell>
          <table:table-cell table:number-columns-repeated="16374"/>
        </table:table-row>
        <table:table-row table:style-name="ro1">
          <table:table-cell office:value-type="date" office:date-value="2016-06-23T15:00:00" table:style-name="ce3">
            <text:p>6/23/2016</text:p>
          </table:table-cell>
          <table:table-cell office:value-type="float" office:value="33.166699999999999" table:style-name="ce1">
            <text:p>33.1667</text:p>
          </table:table-cell>
          <table:table-cell office:value-type="float" office:value="2" table:style-name="ce1">
            <text:p>2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05.16670000000001" table:style-name="ce1">
            <text:p>105.1667</text:p>
          </table:table-cell>
          <table:table-cell office:value-type="float" office:value="95.666700000000006" table:style-name="ce1">
            <text:p>95.6667</text:p>
          </table:table-cell>
          <table:table-cell office:value-type="float" office:value="131.5" table:style-name="ce1">
            <text:p>131.5</text:p>
          </table:table-cell>
          <table:table-cell office:value-type="float" office:value="133.5" table:style-name="ce1">
            <text:p>133.5</text:p>
          </table:table-cell>
          <table:table-cell office:value-type="float" office:value="124.16670000000001" table:style-name="ce1">
            <text:p>124.1667</text:p>
          </table:table-cell>
          <table:table-cell office:value-type="float" office:value="122.66670000000001" table:style-name="ce1">
            <text:p>122.6667</text:p>
          </table:table-cell>
          <table:table-cell table:number-columns-repeated="16374"/>
        </table:table-row>
        <table:table-row table:style-name="ro1">
          <table:table-cell office:value-type="date" office:date-value="2016-06-23T16:00:00" table:style-name="ce3">
            <text:p>6/23/2016</text:p>
          </table:table-cell>
          <table:table-cell office:value-type="float" office:value="33.5" table:style-name="ce1">
            <text:p>33.5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22.66670000000001" table:style-name="ce1">
            <text:p>122.6667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05.16670000000001" table:style-name="ce1">
            <text:p>105.1667</text:p>
          </table:table-cell>
          <table:table-cell office:value-type="float" office:value="117" table:style-name="ce1">
            <text:p>117</text:p>
          </table:table-cell>
          <table:table-cell office:value-type="float" office:value="131.5" table:style-name="ce1">
            <text:p>131.5</text:p>
          </table:table-cell>
          <table:table-cell office:value-type="float" office:value="133.5" table:style-name="ce1">
            <text:p>133.5</text:p>
          </table:table-cell>
          <table:table-cell office:value-type="float" office:value="114.5" table:style-name="ce1">
            <text:p>114.5</text:p>
          </table:table-cell>
          <table:table-cell table:number-columns-repeated="16374"/>
        </table:table-row>
        <table:table-row table:style-name="ro1">
          <table:table-cell office:value-type="date" office:date-value="2016-06-23T17:00:00" table:style-name="ce3">
            <text:p>6/23/2016</text:p>
          </table:table-cell>
          <table:table-cell office:value-type="float" office:value="33.833300000000001" table:style-name="ce1">
            <text:p>33.8333</text:p>
          </table:table-cell>
          <table:table-cell office:value-type="float" office:value="3" table:style-name="ce1">
            <text:p>3</text:p>
          </table:table-cell>
          <table:table-cell office:value-type="float" office:value="114.5" table:style-name="ce1">
            <text:p>114.5</text:p>
          </table:table-cell>
          <table:table-cell office:value-type="float" office:value="122.66670000000001" table:style-name="ce1">
            <text:p>122.6667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17" table:style-name="ce1">
            <text:p>117</text:p>
          </table:table-cell>
          <table:table-cell office:value-type="float" office:value="131.5" table:style-name="ce1">
            <text:p>131.5</text:p>
          </table:table-cell>
          <table:table-cell office:value-type="float" office:value="118.66670000000001" table:style-name="ce1">
            <text:p>118.6667</text:p>
          </table:table-cell>
          <table:table-cell table:number-columns-repeated="16374"/>
        </table:table-row>
        <table:table-row table:style-name="ro1">
          <table:table-cell office:value-type="date" office:date-value="2016-06-23T18:00:00" table:style-name="ce3">
            <text:p>6/23/2016</text:p>
          </table:table-cell>
          <table:table-cell office:value-type="float" office:value="33.833300000000001" table:style-name="ce1">
            <text:p>33.8333</text:p>
          </table:table-cell>
          <table:table-cell office:value-type="float" office:value="2.5" table:style-name="ce1">
            <text:p>2.5</text:p>
          </table:table-cell>
          <table:table-cell office:value-type="float" office:value="118.66670000000001" table:style-name="ce1">
            <text:p>118.6667</text:p>
          </table:table-cell>
          <table:table-cell office:value-type="float" office:value="114.5" table:style-name="ce1">
            <text:p>114.5</text:p>
          </table:table-cell>
          <table:table-cell office:value-type="float" office:value="122.66670000000001" table:style-name="ce1">
            <text:p>122.6667</text:p>
          </table:table-cell>
          <table:table-cell office:value-type="float" office:value="112.66670000000001" table:style-name="ce1">
            <text:p>112.6667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17" table:style-name="ce1">
            <text:p>117</text:p>
          </table:table-cell>
          <table:table-cell office:value-type="float" office:value="113.33329999999999" table:style-name="ce1">
            <text:p>113.3333</text:p>
          </table:table-cell>
          <table:table-cell table:number-columns-repeated="16374"/>
        </table:table-row>
        <table:table-row table:style-name="ro1">
          <table:table-cell office:value-type="date" office:date-value="2016-06-23T19:00:00" table:style-name="ce3">
            <text:p>6/23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13.33329999999999" table:style-name="ce1">
            <text:p>113.3333</text:p>
          </table:table-cell>
          <table:table-cell office:value-type="float" office:value="118.66670000000001" table:style-name="ce1">
            <text:p>118.6667</text:p>
          </table:table-cell>
          <table:table-cell office:value-type="float" office:value="114.5" table:style-name="ce1">
            <text:p>114.5</text:p>
          </table:table-cell>
          <table:table-cell office:value-type="float" office:value="104.66670000000001" table:style-name="ce1">
            <text:p>104.6667</text:p>
          </table:table-cell>
          <table:table-cell office:value-type="float" office:value="112.66670000000001" table:style-name="ce1">
            <text:p>112.6667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111.5" table:style-name="ce1">
            <text:p>111.5</text:p>
          </table:table-cell>
          <table:table-cell table:number-columns-repeated="16374"/>
        </table:table-row>
        <table:table-row table:style-name="ro1">
          <table:table-cell office:value-type="date" office:date-value="2016-06-23T20:00:00" table:style-name="ce3">
            <text:p>6/23/2016</text:p>
          </table:table-cell>
          <table:table-cell office:value-type="float" office:value="34" table:style-name="ce1">
            <text:p>34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11.5" table:style-name="ce1">
            <text:p>111.5</text:p>
          </table:table-cell>
          <table:table-cell office:value-type="float" office:value="113.33329999999999" table:style-name="ce1">
            <text:p>113.3333</text:p>
          </table:table-cell>
          <table:table-cell office:value-type="float" office:value="118.66670000000001" table:style-name="ce1">
            <text:p>118.6667</text:p>
          </table:table-cell>
          <table:table-cell office:value-type="float" office:value="90" table:style-name="ce1">
            <text:p>90</text:p>
          </table:table-cell>
          <table:table-cell office:value-type="float" office:value="104.66670000000001" table:style-name="ce1">
            <text:p>104.6667</text:p>
          </table:table-cell>
          <table:table-cell office:value-type="float" office:value="112.66670000000001" table:style-name="ce1">
            <text:p>112.6667</text:p>
          </table:table-cell>
          <table:table-cell office:value-type="float" office:value="105.66670000000001" table:style-name="ce1">
            <text:p>105.6667</text:p>
          </table:table-cell>
          <table:table-cell table:number-columns-repeated="16374"/>
        </table:table-row>
        <table:table-row table:style-name="ro1">
          <table:table-cell office:value-type="date" office:date-value="2016-06-24T15:00:00" table:style-name="ce3">
            <text:p>6/24/2016</text:p>
          </table:table-cell>
          <table:table-cell office:value-type="float" office:value="34.666699999999999" table:style-name="ce1">
            <text:p>34.6667</text:p>
          </table:table-cell>
          <table:table-cell office:value-type="float" office:value="2" table:style-name="ce1">
            <text:p>2</text:p>
          </table:table-cell>
          <table:table-cell office:value-type="float" office:value="110.16670000000001" table:style-name="ce1">
            <text:p>110.1667</text:p>
          </table:table-cell>
          <table:table-cell office:value-type="float" office:value="106.16670000000001" table:style-name="ce1">
            <text:p>106.1667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118.66670000000001" table:style-name="ce1">
            <text:p>118.6667</text:p>
          </table:table-cell>
          <table:table-cell office:value-type="float" office:value="114.5" table:style-name="ce1">
            <text:p>114.5</text:p>
          </table:table-cell>
          <table:table-cell office:value-type="float" office:value="122.66670000000001" table:style-name="ce1">
            <text:p>122.6667</text:p>
          </table:table-cell>
          <table:table-cell office:value-type="float" office:value="105.66670000000001" table:style-name="ce1">
            <text:p>105.6667</text:p>
          </table:table-cell>
          <table:table-cell table:number-columns-repeated="16374"/>
        </table:table-row>
        <table:table-row table:style-name="ro1">
          <table:table-cell office:value-type="date" office:date-value="2016-06-24T16:00:00" table:style-name="ce3">
            <text:p>6/24/2016</text:p>
          </table:table-cell>
          <table:table-cell office:value-type="float" office:value="35.333300000000001" table:style-name="ce1">
            <text:p>35.3333</text:p>
          </table:table-cell>
          <table:table-cell office:value-type="float" office:value="3" table:style-name="ce1">
            <text:p>3</text:p>
          </table:table-cell>
          <table:table-cell office:value-type="float" office:value="105.66670000000001" table:style-name="ce1">
            <text:p>105.6667</text:p>
          </table:table-cell>
          <table:table-cell office:value-type="float" office:value="110.16670000000001" table:style-name="ce1">
            <text:p>110.1667</text:p>
          </table:table-cell>
          <table:table-cell office:value-type="float" office:value="106.16670000000001" table:style-name="ce1">
            <text:p>106.1667</text:p>
          </table:table-cell>
          <table:table-cell office:value-type="float" office:value="113.33329999999999" table:style-name="ce1">
            <text:p>113.3333</text:p>
          </table:table-cell>
          <table:table-cell office:value-type="float" office:value="118.66670000000001" table:style-name="ce1">
            <text:p>118.6667</text:p>
          </table:table-cell>
          <table:table-cell office:value-type="float" office:value="114.5" table:style-name="ce1">
            <text:p>114.5</text:p>
          </table:table-cell>
          <table:table-cell office:value-type="float" office:value="105.5" table:style-name="ce1">
            <text:p>105.5</text:p>
          </table:table-cell>
          <table:table-cell table:number-columns-repeated="16374"/>
        </table:table-row>
        <table:table-row table:style-name="ro1">
          <table:table-cell office:value-type="date" office:date-value="2016-06-24T17:00:00" table:style-name="ce3">
            <text:p>6/24/2016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105.5" table:style-name="ce1">
            <text:p>105.5</text:p>
          </table:table-cell>
          <table:table-cell office:value-type="float" office:value="105.66670000000001" table:style-name="ce1">
            <text:p>105.6667</text:p>
          </table:table-cell>
          <table:table-cell office:value-type="float" office:value="110.16670000000001" table:style-name="ce1">
            <text:p>110.1667</text:p>
          </table:table-cell>
          <table:table-cell office:value-type="float" office:value="111.5" table:style-name="ce1">
            <text:p>111.5</text:p>
          </table:table-cell>
          <table:table-cell office:value-type="float" office:value="113.33329999999999" table:style-name="ce1">
            <text:p>113.3333</text:p>
          </table:table-cell>
          <table:table-cell office:value-type="float" office:value="118.66670000000001" table:style-name="ce1">
            <text:p>118.6667</text:p>
          </table:table-cell>
          <table:table-cell office:value-type="float" office:value="108.16670000000001" table:style-name="ce1">
            <text:p>108.1667</text:p>
          </table:table-cell>
          <table:table-cell table:number-columns-repeated="16374"/>
        </table:table-row>
        <table:table-row table:style-name="ro1">
          <table:table-cell office:value-type="date" office:date-value="2016-06-24T18:00:00" table:style-name="ce3">
            <text:p>6/24/2016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4" table:style-name="ce1">
            <text:p>4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105.5" table:style-name="ce1">
            <text:p>105.5</text:p>
          </table:table-cell>
          <table:table-cell office:value-type="float" office:value="105.66670000000001" table:style-name="ce1">
            <text:p>105.6667</text:p>
          </table:table-cell>
          <table:table-cell office:value-type="float" office:value="105.66670000000001" table:style-name="ce1">
            <text:p>105.6667</text:p>
          </table:table-cell>
          <table:table-cell office:value-type="float" office:value="111.5" table:style-name="ce1">
            <text:p>111.5</text:p>
          </table:table-cell>
          <table:table-cell office:value-type="float" office:value="113.33329999999999" table:style-name="ce1">
            <text:p>113.3333</text:p>
          </table:table-cell>
          <table:table-cell office:value-type="float" office:value="117.16670000000001" table:style-name="ce1">
            <text:p>117.1667</text:p>
          </table:table-cell>
          <table:table-cell table:number-columns-repeated="16374"/>
        </table:table-row>
        <table:table-row table:style-name="ro1">
          <table:table-cell office:value-type="date" office:date-value="2016-06-24T19:00:00" table:style-name="ce3">
            <text:p>6/24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4.5" table:style-name="ce1">
            <text:p>4.5</text:p>
          </table:table-cell>
          <table:table-cell office:value-type="float" office:value="117.16670000000001" table:style-name="ce1">
            <text:p>117.1667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105.5" table:style-name="ce1">
            <text:p>105.5</text:p>
          </table:table-cell>
          <table:table-cell office:value-type="float" office:value="102" table:style-name="ce1">
            <text:p>102</text:p>
          </table:table-cell>
          <table:table-cell office:value-type="float" office:value="105.66670000000001" table:style-name="ce1">
            <text:p>105.6667</text:p>
          </table:table-cell>
          <table:table-cell office:value-type="float" office:value="111.5" table:style-name="ce1">
            <text:p>111.5</text:p>
          </table:table-cell>
          <table:table-cell office:value-type="float" office:value="108.16670000000001" table:style-name="ce1">
            <text:p>108.1667</text:p>
          </table:table-cell>
          <table:table-cell table:number-columns-repeated="16374"/>
        </table:table-row>
        <table:table-row table:style-name="ro1">
          <table:table-cell office:value-type="date" office:date-value="2016-06-24T20:00:00" table:style-name="ce3">
            <text:p>6/24/2016</text:p>
          </table:table-cell>
          <table:table-cell office:value-type="float" office:value="33.5" table:style-name="ce1">
            <text:p>33.5</text:p>
          </table:table-cell>
          <table:table-cell office:value-type="float" office:value="4" table:style-name="ce1">
            <text:p>4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117.16670000000001" table:style-name="ce1">
            <text:p>117.1667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102" table:style-name="ce1">
            <text:p>102</text:p>
          </table:table-cell>
          <table:table-cell office:value-type="float" office:value="105.66670000000001" table:style-name="ce1">
            <text:p>105.6667</text:p>
          </table:table-cell>
          <table:table-cell office:value-type="float" office:value="96.833299999999994" table:style-name="ce1">
            <text:p>96.8333</text:p>
          </table:table-cell>
          <table:table-cell table:number-columns-repeated="16374"/>
        </table:table-row>
        <table:table-row table:style-name="ro1">
          <table:table-cell office:value-type="date" office:date-value="2016-06-24T21:00:00" table:style-name="ce3">
            <text:p>6/24/2016</text:p>
          </table:table-cell>
          <table:table-cell office:value-type="float" office:value="31.666699999999999" table:style-name="ce1">
            <text:p>31.6667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96.833299999999994" table:style-name="ce1">
            <text:p>96.8333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117.16670000000001" table:style-name="ce1">
            <text:p>117.1667</text:p>
          </table:table-cell>
          <table:table-cell office:value-type="float" office:value="84.166700000000006" table:style-name="ce1">
            <text:p>84.1667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102" table:style-name="ce1">
            <text:p>102</text:p>
          </table:table-cell>
          <table:table-cell office:value-type="float" office:value="92.833299999999994" table:style-name="ce1">
            <text:p>92.8333</text:p>
          </table:table-cell>
          <table:table-cell table:number-columns-repeated="16374"/>
        </table:table-row>
        <table:table-row table:style-name="ro1">
          <table:table-cell office:value-type="date" office:date-value="2016-06-25T16:00:00" table:style-name="ce3">
            <text:p>6/25/2016</text:p>
          </table:table-cell>
          <table:table-cell office:value-type="float" office:value="32.833300000000001" table:style-name="ce1">
            <text:p>32.833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89.5" table:style-name="ce1">
            <text:p>89.5</text:p>
          </table:table-cell>
          <table:table-cell office:value-type="float" office:value="88.833299999999994" table:style-name="ce1">
            <text:p>88.8333</text:p>
          </table:table-cell>
          <table:table-cell office:value-type="float" office:value="117.16670000000001" table:style-name="ce1">
            <text:p>117.1667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105.5" table:style-name="ce1">
            <text:p>105.5</text:p>
          </table:table-cell>
          <table:table-cell office:value-type="float" office:value="90.833299999999994" table:style-name="ce1">
            <text:p>90.8333</text:p>
          </table:table-cell>
          <table:table-cell table:number-columns-repeated="16374"/>
        </table:table-row>
        <table:table-row table:style-name="ro1">
          <table:table-cell office:value-type="date" office:date-value="2016-06-25T17:00:00" table:style-name="ce3">
            <text:p>6/25/2016</text:p>
          </table:table-cell>
          <table:table-cell office:value-type="float" office:value="33" table:style-name="ce1">
            <text:p>33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89.5" table:style-name="ce1">
            <text:p>89.5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117.16670000000001" table:style-name="ce1">
            <text:p>117.1667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94.333299999999994" table:style-name="ce1">
            <text:p>94.3333</text:p>
          </table:table-cell>
          <table:table-cell table:number-columns-repeated="16374"/>
        </table:table-row>
        <table:table-row table:style-name="ro1">
          <table:table-cell office:value-type="date" office:date-value="2016-06-25T18:00:00" table:style-name="ce3">
            <text:p>6/25/2016</text:p>
          </table:table-cell>
          <table:table-cell office:value-type="float" office:value="32.333300000000001" table:style-name="ce1">
            <text:p>32.333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96.833299999999994" table:style-name="ce1">
            <text:p>96.8333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117.16670000000001" table:style-name="ce1">
            <text:p>117.1667</text:p>
          </table:table-cell>
          <table:table-cell office:value-type="float" office:value="93.833299999999994" table:style-name="ce1">
            <text:p>93.8333</text:p>
          </table:table-cell>
          <table:table-cell table:number-columns-repeated="16374"/>
        </table:table-row>
        <table:table-row table:style-name="ro1">
          <table:table-cell office:value-type="date" office:date-value="2016-06-25T19:00:00" table:style-name="ce3">
            <text:p>6/25/2016</text:p>
          </table:table-cell>
          <table:table-cell office:value-type="float" office:value="31.5" table:style-name="ce1">
            <text:p>31.5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93.833299999999994" table:style-name="ce1">
            <text:p>93.8333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92.833299999999994" table:style-name="ce1">
            <text:p>92.8333</text:p>
          </table:table-cell>
          <table:table-cell office:value-type="float" office:value="96.833299999999994" table:style-name="ce1">
            <text:p>96.8333</text:p>
          </table:table-cell>
          <table:table-cell office:value-type="float" office:value="108.16670000000001" table:style-name="ce1">
            <text:p>108.1667</text:p>
          </table:table-cell>
          <table:table-cell office:value-type="float" office:value="92.333299999999994" table:style-name="ce1">
            <text:p>92.3333</text:p>
          </table:table-cell>
          <table:table-cell table:number-columns-repeated="16374"/>
        </table:table-row>
        <table:table-row table:style-name="ro1">
          <table:table-cell office:value-type="date" office:date-value="2016-06-25T20:00:00" table:style-name="ce3">
            <text:p>6/25/2016</text:p>
          </table:table-cell>
          <table:table-cell office:value-type="float" office:value="30" table:style-name="ce1">
            <text:p>30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93.833299999999994" table:style-name="ce1">
            <text:p>93.8333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86.833299999999994" table:style-name="ce1">
            <text:p>86.8333</text:p>
          </table:table-cell>
          <table:table-cell office:value-type="float" office:value="92.833299999999994" table:style-name="ce1">
            <text:p>92.8333</text:p>
          </table:table-cell>
          <table:table-cell office:value-type="float" office:value="96.833299999999994" table:style-name="ce1">
            <text:p>96.8333</text:p>
          </table:table-cell>
          <table:table-cell office:value-type="float" office:value="89.5" table:style-name="ce1">
            <text:p>89.5</text:p>
          </table:table-cell>
          <table:table-cell table:number-columns-repeated="16374"/>
        </table:table-row>
        <table:table-row table:style-name="ro1">
          <table:table-cell office:value-type="date" office:date-value="2016-06-25T21:00:00" table:style-name="ce3">
            <text:p>6/25/2016</text:p>
          </table:table-cell>
          <table:table-cell office:value-type="float" office:value="28.166699999999999" table:style-name="ce1">
            <text:p>28.1667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89.5" table:style-name="ce1">
            <text:p>89.5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93.833299999999994" table:style-name="ce1">
            <text:p>93.8333</text:p>
          </table:table-cell>
          <table:table-cell office:value-type="float" office:value="81.5" table:style-name="ce1">
            <text:p>81.5</text:p>
          </table:table-cell>
          <table:table-cell office:value-type="float" office:value="86.833299999999994" table:style-name="ce1">
            <text:p>86.8333</text:p>
          </table:table-cell>
          <table:table-cell office:value-type="float" office:value="92.833299999999994" table:style-name="ce1">
            <text:p>92.8333</text:p>
          </table:table-cell>
          <table:table-cell office:value-type="float" office:value="83.833299999999994" table:style-name="ce1">
            <text:p>83.8333</text:p>
          </table:table-cell>
          <table:table-cell table:number-columns-repeated="16374"/>
        </table:table-row>
        <table:table-row table:style-name="ro1">
          <table:table-cell office:value-type="date" office:date-value="2016-06-26T14:00:00" table:style-name="ce3">
            <text:p>6/26/2016</text:p>
          </table:table-cell>
          <table:table-cell office:value-type="float" office:value="26" table:style-name="ce1">
            <text:p>26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82.333299999999994" table:style-name="ce1">
            <text:p>82.3333</text:p>
          </table:table-cell>
          <table:table-cell office:value-type="float" office:value="76" table:style-name="ce1">
            <text:p>76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89.5" table:style-name="ce1">
            <text:p>89.5</text:p>
          </table:table-cell>
          <table:table-cell office:value-type="float" office:value="90.666700000000006" table:style-name="ce1">
            <text:p>90.6667</text:p>
          </table:table-cell>
          <table:table-cell table:number-columns-repeated="16374"/>
        </table:table-row>
        <table:table-row table:style-name="ro1">
          <table:table-cell office:value-type="date" office:date-value="2016-06-26T15:00:00" table:style-name="ce3">
            <text:p>6/26/2016</text:p>
          </table:table-cell>
          <table:table-cell office:value-type="float" office:value="27.5" table:style-name="ce1">
            <text:p>27.5</text:p>
          </table:table-cell>
          <table:table-cell office:value-type="float" office:value="3" table:style-name="ce1">
            <text:p>3</text:p>
          </table:table-cell>
          <table:table-cell office:value-type="float" office:value="90.666700000000006" table:style-name="ce1">
            <text:p>90.6667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82.333299999999994" table:style-name="ce1">
            <text:p>82.3333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92.166700000000006" table:style-name="ce1">
            <text:p>92.1667</text:p>
          </table:table-cell>
          <table:table-cell table:number-columns-repeated="16374"/>
        </table:table-row>
        <table:table-row table:style-name="ro1">
          <table:table-cell office:value-type="date" office:date-value="2016-06-26T16:00:00" table:style-name="ce3">
            <text:p>6/26/2016</text:p>
          </table:table-cell>
          <table:table-cell office:value-type="float" office:value="28" table:style-name="ce1">
            <text:p>28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0.666700000000006" table:style-name="ce1">
            <text:p>90.6667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3.833299999999994" table:style-name="ce1">
            <text:p>93.8333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91.333299999999994" table:style-name="ce1">
            <text:p>91.3333</text:p>
          </table:table-cell>
          <table:table-cell table:number-columns-repeated="16374"/>
        </table:table-row>
        <table:table-row table:style-name="ro1">
          <table:table-cell office:value-type="date" office:date-value="2016-06-26T17:00:00" table:style-name="ce3">
            <text:p>6/26/2016</text:p>
          </table:table-cell>
          <table:table-cell office:value-type="float" office:value="27.833300000000001" table:style-name="ce1">
            <text:p>27.8333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91.333299999999994" table:style-name="ce1">
            <text:p>91.3333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90.666700000000006" table:style-name="ce1">
            <text:p>90.6667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93.833299999999994" table:style-name="ce1">
            <text:p>93.8333</text:p>
          </table:table-cell>
          <table:table-cell office:value-type="float" office:value="94.333299999999994" table:style-name="ce1">
            <text:p>94.3333</text:p>
          </table:table-cell>
          <table:table-cell office:value-type="float" office:value="90.166700000000006" table:style-name="ce1">
            <text:p>90.1667</text:p>
          </table:table-cell>
          <table:table-cell table:number-columns-repeated="16374"/>
        </table:table-row>
        <table:table-row table:style-name="ro1">
          <table:table-cell office:value-type="date" office:date-value="2016-06-26T18:00:00" table:style-name="ce3">
            <text:p>6/26/2016</text:p>
          </table:table-cell>
          <table:table-cell office:value-type="float" office:value="28.5" table:style-name="ce1">
            <text:p>28.5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91.333299999999994" table:style-name="ce1">
            <text:p>91.3333</text:p>
          </table:table-cell>
          <table:table-cell office:value-type="float" office:value="92.166700000000006" table:style-name="ce1">
            <text:p>92.1667</text:p>
          </table:table-cell>
          <table:table-cell office:value-type="float" office:value="89.5" table:style-name="ce1">
            <text:p>89.5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93.833299999999994" table:style-name="ce1">
            <text:p>93.8333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 office:value-type="date" office:date-value="2016-06-26T19:00:00" table:style-name="ce3">
            <text:p>6/26/2016</text:p>
          </table:table-cell>
          <table:table-cell office:value-type="float" office:value="28.333300000000001" table:style-name="ce1">
            <text:p>28.3333</text:p>
          </table:table-cell>
          <table:table-cell office:value-type="float" office:value="3.5" table:style-name="ce1">
            <text:p>3.5</text:p>
          </table:table-cell>
          <table:table-cell office:value-type="float" office:value="94" table:style-name="ce1">
            <text:p>94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91.333299999999994" table:style-name="ce1">
            <text:p>91.3333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9.5" table:style-name="ce1">
            <text:p>89.5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89.166700000000006" table:style-name="ce1">
            <text:p>89.1667</text:p>
          </table:table-cell>
          <table:table-cell table:number-columns-repeated="16374"/>
        </table:table-row>
        <table:table-row table:style-name="ro1">
          <table:table-cell office:value-type="date" office:date-value="2016-06-26T20:00:00" table:style-name="ce3">
            <text:p>6/26/2016</text:p>
          </table:table-cell>
          <table:table-cell office:value-type="float" office:value="27.666699999999999" table:style-name="ce1">
            <text:p>27.6667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89.166700000000006" table:style-name="ce1">
            <text:p>89.1667</text:p>
          </table:table-cell>
          <table:table-cell office:value-type="float" office:value="94" table:style-name="ce1">
            <text:p>94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81" table:style-name="ce1">
            <text:p>81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9.5" table:style-name="ce1">
            <text:p>89.5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date" office:date-value="2016-06-27T16:00:00" table:style-name="ce3">
            <text:p>6/27/2016</text:p>
          </table:table-cell>
          <table:table-cell office:value-type="float" office:value="37.333300000000001" table:style-name="ce1">
            <text:p>37.333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11.33329999999999" table:style-name="ce1">
            <text:p>111.3333</text:p>
          </table:table-cell>
          <table:table-cell office:value-type="float" office:value="101.33329999999999" table:style-name="ce1">
            <text:p>101.3333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94" table:style-name="ce1">
            <text:p>94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91.333299999999994" table:style-name="ce1">
            <text:p>91.3333</text:p>
          </table:table-cell>
          <table:table-cell office:value-type="float" office:value="110.5" table:style-name="ce1">
            <text:p>110.5</text:p>
          </table:table-cell>
          <table:table-cell table:number-columns-repeated="16374"/>
        </table:table-row>
        <table:table-row table:style-name="ro1">
          <table:table-cell office:value-type="date" office:date-value="2016-06-27T17:00:00" table:style-name="ce3">
            <text:p>6/27/2016</text:p>
          </table:table-cell>
          <table:table-cell office:value-type="float" office:value="37.833300000000001" table:style-name="ce1">
            <text:p>37.8333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110.5" table:style-name="ce1">
            <text:p>110.5</text:p>
          </table:table-cell>
          <table:table-cell office:value-type="float" office:value="111.33329999999999" table:style-name="ce1">
            <text:p>111.3333</text:p>
          </table:table-cell>
          <table:table-cell office:value-type="float" office:value="101.33329999999999" table:style-name="ce1">
            <text:p>101.3333</text:p>
          </table:table-cell>
          <table:table-cell office:value-type="float" office:value="89.166700000000006" table:style-name="ce1">
            <text:p>89.1667</text:p>
          </table:table-cell>
          <table:table-cell office:value-type="float" office:value="94" table:style-name="ce1">
            <text:p>94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112.16670000000001" table:style-name="ce1">
            <text:p>112.1667</text:p>
          </table:table-cell>
          <table:table-cell table:number-columns-repeated="16374"/>
        </table:table-row>
        <table:table-row table:style-name="ro1">
          <table:table-cell office:value-type="date" office:date-value="2016-06-27T18:00:00" table:style-name="ce3">
            <text:p>6/27/2016</text:p>
          </table:table-cell>
          <table:table-cell office:value-type="float" office:value="37.5" table:style-name="ce1">
            <text:p>37.5</text:p>
          </table:table-cell>
          <table:table-cell office:value-type="float" office:value="2" table:style-name="ce1">
            <text:p>2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5" table:style-name="ce1">
            <text:p>110.5</text:p>
          </table:table-cell>
          <table:table-cell office:value-type="float" office:value="111.33329999999999" table:style-name="ce1">
            <text:p>111.3333</text:p>
          </table:table-cell>
          <table:table-cell office:value-type="float" office:value="89" table:style-name="ce1">
            <text:p>89</text:p>
          </table:table-cell>
          <table:table-cell office:value-type="float" office:value="89.166700000000006" table:style-name="ce1">
            <text:p>89.1667</text:p>
          </table:table-cell>
          <table:table-cell office:value-type="float" office:value="94" table:style-name="ce1">
            <text:p>94</text:p>
          </table:table-cell>
          <table:table-cell office:value-type="float" office:value="117.5" table:style-name="ce1">
            <text:p>117.5</text:p>
          </table:table-cell>
          <table:table-cell table:number-columns-repeated="16374"/>
        </table:table-row>
        <table:table-row table:style-name="ro1">
          <table:table-cell office:value-type="date" office:date-value="2016-06-27T19:00:00" table:style-name="ce3">
            <text:p>6/27/201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17.5" table:style-name="ce1">
            <text:p>117.5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5" table:style-name="ce1">
            <text:p>110.5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9" table:style-name="ce1">
            <text:p>89</text:p>
          </table:table-cell>
          <table:table-cell office:value-type="float" office:value="89.166700000000006" table:style-name="ce1">
            <text:p>89.1667</text:p>
          </table:table-cell>
          <table:table-cell office:value-type="float" office:value="116.66670000000001" table:style-name="ce1">
            <text:p>116.6667</text:p>
          </table:table-cell>
          <table:table-cell table:number-columns-repeated="16374"/>
        </table:table-row>
        <table:table-row table:style-name="ro1">
          <table:table-cell office:value-type="date" office:date-value="2016-06-27T20:00:00" table:style-name="ce3">
            <text:p>6/27/2016</text:p>
          </table:table-cell>
          <table:table-cell office:value-type="float" office:value="37.333300000000001" table:style-name="ce1">
            <text:p>37.333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16.66670000000001" table:style-name="ce1">
            <text:p>116.6667</text:p>
          </table:table-cell>
          <table:table-cell office:value-type="float" office:value="117.5" table:style-name="ce1">
            <text:p>117.5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79" table:style-name="ce1">
            <text:p>79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89" table:style-name="ce1">
            <text:p>89</text:p>
          </table:table-cell>
          <table:table-cell office:value-type="float" office:value="102.33329999999999" table:style-name="ce1">
            <text:p>102.3333</text:p>
          </table:table-cell>
          <table:table-cell table:number-columns-repeated="16374"/>
        </table:table-row>
        <table:table-row table:style-name="ro1">
          <table:table-cell office:value-type="date" office:date-value="2016-06-27T21:00:00" table:style-name="ce3">
            <text:p>6/27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116.66670000000001" table:style-name="ce1">
            <text:p>116.6667</text:p>
          </table:table-cell>
          <table:table-cell office:value-type="float" office:value="117.5" table:style-name="ce1">
            <text:p>117.5</text:p>
          </table:table-cell>
          <table:table-cell office:value-type="float" office:value="73.166700000000006" table:style-name="ce1">
            <text:p>73.1667</text:p>
          </table:table-cell>
          <table:table-cell office:value-type="float" office:value="79" table:style-name="ce1">
            <text:p>79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93.333299999999994" table:style-name="ce1">
            <text:p>93.3333</text:p>
          </table:table-cell>
          <table:table-cell table:number-columns-repeated="16374"/>
        </table:table-row>
        <table:table-row table:style-name="ro1">
          <table:table-cell office:value-type="date" office:date-value="2016-06-28T17:00:00" table:style-name="ce3">
            <text:p>6/28/2016</text:p>
          </table:table-cell>
          <table:table-cell office:value-type="float" office:value="30.5" table:style-name="ce1">
            <text:p>30.5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08.5" table:style-name="ce1">
            <text:p>108.5</text:p>
          </table:table-cell>
          <table:table-cell office:value-type="float" office:value="110.5" table:style-name="ce1">
            <text:p>110.5</text:p>
          </table:table-cell>
          <table:table-cell office:value-type="float" office:value="97.333299999999994" table:style-name="ce1">
            <text:p>97.3333</text:p>
          </table:table-cell>
          <table:table-cell office:value-type="float" office:value="110.5" table:style-name="ce1">
            <text:p>110.5</text:p>
          </table:table-cell>
          <table:table-cell office:value-type="float" office:value="111.33329999999999" table:style-name="ce1">
            <text:p>111.3333</text:p>
          </table:table-cell>
          <table:table-cell office:value-type="float" office:value="101.33329999999999" table:style-name="ce1">
            <text:p>101.3333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date" office:date-value="2016-06-28T18:00:00" table:style-name="ce3">
            <text:p>6/28/201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108.5" table:style-name="ce1">
            <text:p>108.5</text:p>
          </table:table-cell>
          <table:table-cell office:value-type="float" office:value="110.5" table:style-name="ce1">
            <text:p>110.5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5" table:style-name="ce1">
            <text:p>110.5</text:p>
          </table:table-cell>
          <table:table-cell office:value-type="float" office:value="111.33329999999999" table:style-name="ce1">
            <text:p>111.3333</text:p>
          </table:table-cell>
          <table:table-cell office:value-type="float" office:value="101" table:style-name="ce1">
            <text:p>101</text:p>
          </table:table-cell>
          <table:table-cell table:number-columns-repeated="16374"/>
        </table:table-row>
        <table:table-row table:style-name="ro1">
          <table:table-cell office:value-type="date" office:date-value="2016-06-28T19:00:00" table:style-name="ce3">
            <text:p>6/28/2016</text:p>
          </table:table-cell>
          <table:table-cell office:value-type="float" office:value="35.166699999999999" table:style-name="ce1">
            <text:p>35.1667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101" table:style-name="ce1">
            <text:p>101</text:p>
          </table:table-cell>
          <table:table-cell office:value-type="float" office:value="84" table:style-name="ce1">
            <text:p>84</text:p>
          </table:table-cell>
          <table:table-cell office:value-type="float" office:value="108.5" table:style-name="ce1">
            <text:p>108.5</text:p>
          </table:table-cell>
          <table:table-cell office:value-type="float" office:value="117.5" table:style-name="ce1">
            <text:p>117.5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10.5" table:style-name="ce1">
            <text:p>110.5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 office:value-type="date" office:date-value="2016-06-28T20:00:00" table:style-name="ce3">
            <text:p>6/28/2016</text:p>
          </table:table-cell>
          <table:table-cell office:value-type="float" office:value="34.5" table:style-name="ce1">
            <text:p>34.5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02" table:style-name="ce1">
            <text:p>102</text:p>
          </table:table-cell>
          <table:table-cell office:value-type="float" office:value="101" table:style-name="ce1">
            <text:p>101</text:p>
          </table:table-cell>
          <table:table-cell office:value-type="float" office:value="84" table:style-name="ce1">
            <text:p>84</text:p>
          </table:table-cell>
          <table:table-cell office:value-type="float" office:value="116.66670000000001" table:style-name="ce1">
            <text:p>116.6667</text:p>
          </table:table-cell>
          <table:table-cell office:value-type="float" office:value="117.5" table:style-name="ce1">
            <text:p>117.5</text:p>
          </table:table-cell>
          <table:table-cell office:value-type="float" office:value="112.16670000000001" table:style-name="ce1">
            <text:p>112.1667</text:p>
          </table:table-cell>
          <table:table-cell office:value-type="float" office:value="103.66670000000001" table:style-name="ce1">
            <text:p>103.6667</text:p>
          </table:table-cell>
          <table:table-cell table:number-columns-repeated="16374"/>
        </table:table-row>
        <table:table-row table:style-name="ro1">
          <table:table-cell office:value-type="date" office:date-value="2016-06-28T21:00:00" table:style-name="ce3">
            <text:p>6/28/2016</text:p>
          </table:table-cell>
          <table:table-cell office:value-type="float" office:value="32.333300000000001" table:style-name="ce1">
            <text:p>32.3333</text:p>
          </table:table-cell>
          <table:table-cell office:value-type="float" office:value="3" table:style-name="ce1">
            <text:p>3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102" table:style-name="ce1">
            <text:p>102</text:p>
          </table:table-cell>
          <table:table-cell office:value-type="float" office:value="101" table:style-name="ce1">
            <text:p>101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116.66670000000001" table:style-name="ce1">
            <text:p>116.6667</text:p>
          </table:table-cell>
          <table:table-cell office:value-type="float" office:value="117.5" table:style-name="ce1">
            <text:p>117.5</text:p>
          </table:table-cell>
          <table:table-cell office:value-type="float" office:value="107.83329999999999" table:style-name="ce1">
            <text:p>107.8333</text:p>
          </table:table-cell>
          <table:table-cell table:number-columns-repeated="16374"/>
        </table:table-row>
        <table:table-row table:style-name="ro1">
          <table:table-cell office:value-type="date" office:date-value="2016-06-28T22:00:00" table:style-name="ce3">
            <text:p>6/28/2016</text:p>
          </table:table-cell>
          <table:table-cell office:value-type="float" office:value="30.166699999999999" table:style-name="ce1">
            <text:p>30.1667</text:p>
          </table:table-cell>
          <table:table-cell office:value-type="float" office:value="3.5" table:style-name="ce1">
            <text:p>3.5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102" table:style-name="ce1">
            <text:p>102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116.66670000000001" table:style-name="ce1">
            <text:p>116.6667</text:p>
          </table:table-cell>
          <table:table-cell office:value-type="float" office:value="100.33329999999999" table:style-name="ce1">
            <text:p>100.3333</text:p>
          </table:table-cell>
          <table:table-cell table:number-columns-repeated="16374"/>
        </table:table-row>
        <table:table-row table:style-name="ro1">
          <table:table-cell office:value-type="date" office:date-value="2016-06-28T23:00:00" table:style-name="ce3">
            <text:p>6/28/2016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88.333299999999994" table:style-name="ce1">
            <text:p>88.3333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93.333299999999994" table:style-name="ce1">
            <text:p>93.3333</text:p>
          </table:table-cell>
          <table:table-cell table:number-columns-repeated="16374"/>
        </table:table-row>
        <table:table-row table:style-name="ro1">
          <table:table-cell office:value-type="date" office:date-value="2016-06-29T16:00:00" table:style-name="ce3">
            <text:p>6/29/2016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98.5" table:style-name="ce1">
            <text:p>98.5</text:p>
          </table:table-cell>
          <table:table-cell office:value-type="float" office:value="97.166700000000006" table:style-name="ce1">
            <text:p>97.1667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101" table:style-name="ce1">
            <text:p>101</text:p>
          </table:table-cell>
          <table:table-cell office:value-type="float" office:value="84" table:style-name="ce1">
            <text:p>84</text:p>
          </table:table-cell>
          <table:table-cell office:value-type="float" office:value="108.5" table:style-name="ce1">
            <text:p>108.5</text:p>
          </table:table-cell>
          <table:table-cell office:value-type="float" office:value="105.33329999999999" table:style-name="ce1">
            <text:p>105.3333</text:p>
          </table:table-cell>
          <table:table-cell table:number-columns-repeated="16374"/>
        </table:table-row>
        <table:table-row table:style-name="ro1">
          <table:table-cell office:value-type="date" office:date-value="2016-06-29T17:00:00" table:style-name="ce3">
            <text:p>6/29/2016</text:p>
          </table:table-cell>
          <table:table-cell office:value-type="float" office:value="32.833300000000001" table:style-name="ce1">
            <text:p>32.833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105.33329999999999" table:style-name="ce1">
            <text:p>105.3333</text:p>
          </table:table-cell>
          <table:table-cell office:value-type="float" office:value="98.5" table:style-name="ce1">
            <text:p>98.5</text:p>
          </table:table-cell>
          <table:table-cell office:value-type="float" office:value="97.166700000000006" table:style-name="ce1">
            <text:p>97.1667</text:p>
          </table:table-cell>
          <table:table-cell office:value-type="float" office:value="102" table:style-name="ce1">
            <text:p>102</text:p>
          </table:table-cell>
          <table:table-cell office:value-type="float" office:value="101" table:style-name="ce1">
            <text:p>101</text:p>
          </table:table-cell>
          <table:table-cell office:value-type="float" office:value="84" table:style-name="ce1">
            <text:p>84</text:p>
          </table:table-cell>
          <table:table-cell office:value-type="float" office:value="98.5" table:style-name="ce1">
            <text:p>98.5</text:p>
          </table:table-cell>
          <table:table-cell table:number-columns-repeated="16374"/>
        </table:table-row>
        <table:table-row table:style-name="ro1">
          <table:table-cell office:value-type="date" office:date-value="2016-06-29T18:00:00" table:style-name="ce3">
            <text:p>6/29/2016</text:p>
          </table:table-cell>
          <table:table-cell office:value-type="float" office:value="31.666699999999999" table:style-name="ce1">
            <text:p>31.6667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98.5" table:style-name="ce1">
            <text:p>98.5</text:p>
          </table:table-cell>
          <table:table-cell office:value-type="float" office:value="105.33329999999999" table:style-name="ce1">
            <text:p>105.3333</text:p>
          </table:table-cell>
          <table:table-cell office:value-type="float" office:value="98.5" table:style-name="ce1">
            <text:p>98.5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102" table:style-name="ce1">
            <text:p>102</text:p>
          </table:table-cell>
          <table:table-cell office:value-type="float" office:value="101" table:style-name="ce1">
            <text:p>101</text:p>
          </table:table-cell>
          <table:table-cell office:value-type="float" office:value="91.833299999999994" table:style-name="ce1">
            <text:p>91.8333</text:p>
          </table:table-cell>
          <table:table-cell table:number-columns-repeated="16374"/>
        </table:table-row>
        <table:table-row table:style-name="ro1">
          <table:table-cell office:value-type="date" office:date-value="2016-06-29T19:00:00" table:style-name="ce3">
            <text:p>6/29/2016</text:p>
          </table:table-cell>
          <table:table-cell office:value-type="float" office:value="31" table:style-name="ce1">
            <text:p>31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98.5" table:style-name="ce1">
            <text:p>98.5</text:p>
          </table:table-cell>
          <table:table-cell office:value-type="float" office:value="105.33329999999999" table:style-name="ce1">
            <text:p>105.3333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102" table:style-name="ce1">
            <text:p>102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office:value-type="date" office:date-value="2016-06-29T20:00:00" table:style-name="ce3">
            <text:p>6/29/2016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98.5" table:style-name="ce1">
            <text:p>98.5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1">
          <table:table-cell office:value-type="date" office:date-value="2016-06-29T21:00:00" table:style-name="ce3">
            <text:p>6/29/2016</text:p>
          </table:table-cell>
          <table:table-cell office:value-type="float" office:value="28.5" table:style-name="ce1">
            <text:p>28.5</text:p>
          </table:table-cell>
          <table:table-cell office:value-type="float" office:value="4.5" table:style-name="ce1">
            <text:p>4.5</text:p>
          </table:table-cell>
          <table:table-cell office:value-type="float" office:value="85.5" table:style-name="ce1">
            <text:p>85.5</text:p>
          </table:table-cell>
          <table:table-cell office:value-type="float" office:value="91" table:style-name="ce1">
            <text:p>91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83.5" table:style-name="ce1">
            <text:p>83.5</text:p>
          </table:table-cell>
          <table:table-cell table:number-columns-repeated="16374"/>
        </table:table-row>
        <table:table-row table:style-name="ro1">
          <table:table-cell office:value-type="date" office:date-value="2016-06-29T22:00:00" table:style-name="ce3">
            <text:p>6/29/2016</text:p>
          </table:table-cell>
          <table:table-cell office:value-type="float" office:value="26.833300000000001" table:style-name="ce1">
            <text:p>26.8333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83.5" table:style-name="ce1">
            <text:p>83.5</text:p>
          </table:table-cell>
          <table:table-cell office:value-type="float" office:value="85.5" table:style-name="ce1">
            <text:p>85.5</text:p>
          </table:table-cell>
          <table:table-cell office:value-type="float" office:value="91" table:style-name="ce1">
            <text:p>91</text:p>
          </table:table-cell>
          <table:table-cell office:value-type="float" office:value="99.5" table:style-name="ce1">
            <text:p>99.5</text:p>
          </table:table-cell>
          <table:table-cell office:value-type="float" office:value="93.333299999999994" table:style-name="ce1">
            <text:p>93.3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81.666700000000006" table:style-name="ce1">
            <text:p>81.6667</text:p>
          </table:table-cell>
          <table:table-cell table:number-columns-repeated="16374"/>
        </table:table-row>
        <table:table-row table:style-name="ro1">
          <table:table-cell office:value-type="date" office:date-value="2016-06-30T17:00:00" table:style-name="ce3">
            <text:p>6/30/2016</text:p>
          </table:table-cell>
          <table:table-cell office:value-type="float" office:value="31.166699999999999" table:style-name="ce1">
            <text:p>31.1667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87.5" table:style-name="ce1">
            <text:p>87.5</text:p>
          </table:table-cell>
          <table:table-cell office:value-type="float" office:value="85.833299999999994" table:style-name="ce1">
            <text:p>85.8333</text:p>
          </table:table-cell>
          <table:table-cell office:value-type="float" office:value="89.5" table:style-name="ce1">
            <text:p>89.5</text:p>
          </table:table-cell>
          <table:table-cell office:value-type="float" office:value="98.5" table:style-name="ce1">
            <text:p>98.5</text:p>
          </table:table-cell>
          <table:table-cell office:value-type="float" office:value="97.166700000000006" table:style-name="ce1">
            <text:p>97.1667</text:p>
          </table:table-cell>
          <table:table-cell office:value-type="float" office:value="99.333299999999994" table:style-name="ce1">
            <text:p>99.3333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1">
          <table:table-cell office:value-type="date" office:date-value="2016-06-30T18:00:00" table:style-name="ce3">
            <text:p>6/30/2016</text:p>
          </table:table-cell>
          <table:table-cell office:value-type="float" office:value="32.333300000000001" table:style-name="ce1">
            <text:p>32.3333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90.5" table:style-name="ce1">
            <text:p>90.5</text:p>
          </table:table-cell>
          <table:table-cell office:value-type="float" office:value="87.5" table:style-name="ce1">
            <text:p>87.5</text:p>
          </table:table-cell>
          <table:table-cell office:value-type="float" office:value="85.833299999999994" table:style-name="ce1">
            <text:p>85.8333</text:p>
          </table:table-cell>
          <table:table-cell office:value-type="float" office:value="105.33329999999999" table:style-name="ce1">
            <text:p>105.3333</text:p>
          </table:table-cell>
          <table:table-cell office:value-type="float" office:value="98.5" table:style-name="ce1">
            <text:p>98.5</text:p>
          </table:table-cell>
          <table:table-cell office:value-type="float" office:value="97.166700000000006" table:style-name="ce1">
            <text:p>97.1667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 office:value-type="date" office:date-value="2016-06-30T19:00:00" table:style-name="ce3">
            <text:p>6/30/2016</text:p>
          </table:table-cell>
          <table:table-cell office:value-type="float" office:value="32.333300000000001" table:style-name="ce1">
            <text:p>32.3333</text:p>
          </table:table-cell>
          <table:table-cell office:value-type="float" office:value="4" table:style-name="ce1">
            <text:p>4</text:p>
          </table:table-cell>
          <table:table-cell office:value-type="float" office:value="102" table:style-name="ce1">
            <text:p>102</text:p>
          </table:table-cell>
          <table:table-cell office:value-type="float" office:value="90.5" table:style-name="ce1">
            <text:p>90.5</text:p>
          </table:table-cell>
          <table:table-cell office:value-type="float" office:value="87.5" table:style-name="ce1">
            <text:p>87.5</text:p>
          </table:table-cell>
          <table:table-cell office:value-type="float" office:value="98.5" table:style-name="ce1">
            <text:p>98.5</text:p>
          </table:table-cell>
          <table:table-cell office:value-type="float" office:value="105.33329999999999" table:style-name="ce1">
            <text:p>105.3333</text:p>
          </table:table-cell>
          <table:table-cell office:value-type="float" office:value="98.5" table:style-name="ce1">
            <text:p>98.5</text:p>
          </table:table-cell>
          <table:table-cell office:value-type="float" office:value="102.83329999999999" table:style-name="ce1">
            <text:p>102.8333</text:p>
          </table:table-cell>
          <table:table-cell table:number-columns-repeated="16374"/>
        </table:table-row>
        <table:table-row table:style-name="ro1">
          <table:table-cell office:value-type="date" office:date-value="2016-06-30T20:00:00" table:style-name="ce3">
            <text:p>6/30/2016</text:p>
          </table:table-cell>
          <table:table-cell office:value-type="float" office:value="31.166699999999999" table:style-name="ce1">
            <text:p>31.1667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102.83329999999999" table:style-name="ce1">
            <text:p>102.8333</text:p>
          </table:table-cell>
          <table:table-cell office:value-type="float" office:value="102" table:style-name="ce1">
            <text:p>102</text:p>
          </table:table-cell>
          <table:table-cell office:value-type="float" office:value="90.5" table:style-name="ce1">
            <text:p>90.5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98.5" table:style-name="ce1">
            <text:p>98.5</text:p>
          </table:table-cell>
          <table:table-cell office:value-type="float" office:value="105.33329999999999" table:style-name="ce1">
            <text:p>105.3333</text:p>
          </table:table-cell>
          <table:table-cell office:value-type="float" office:value="91.666700000000006" table:style-name="ce1">
            <text:p>91.6667</text:p>
          </table:table-cell>
          <table:table-cell table:number-columns-repeated="16374"/>
        </table:table-row>
        <table:table-row table:style-name="ro1">
          <table:table-cell office:value-type="date" office:date-value="2016-06-30T21:00:00" table:style-name="ce3">
            <text:p>6/30/2016</text:p>
          </table:table-cell>
          <table:table-cell office:value-type="float" office:value="29.166699999999999" table:style-name="ce1">
            <text:p>29.1667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91.666700000000006" table:style-name="ce1">
            <text:p>91.6667</text:p>
          </table:table-cell>
          <table:table-cell office:value-type="float" office:value="102.83329999999999" table:style-name="ce1">
            <text:p>102.8333</text:p>
          </table:table-cell>
          <table:table-cell office:value-type="float" office:value="102" table:style-name="ce1">
            <text:p>102</text:p>
          </table:table-cell>
          <table:table-cell office:value-type="float" office:value="91" table:style-name="ce1">
            <text:p>91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98.5" table:style-name="ce1">
            <text:p>98.5</text:p>
          </table:table-cell>
          <table:table-cell office:value-type="float" office:value="87.666700000000006" table:style-name="ce1">
            <text:p>87.6667</text:p>
          </table:table-cell>
          <table:table-cell table:number-columns-repeated="16374"/>
        </table:table-row>
        <table:table-row table:style-name="ro1">
          <table:table-cell office:value-type="date" office:date-value="2016-06-30T22:00:00" table:style-name="ce3">
            <text:p>6/30/2016</text:p>
          </table:table-cell>
          <table:table-cell office:value-type="float" office:value="26.5" table:style-name="ce1">
            <text:p>26.5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1.666700000000006" table:style-name="ce1">
            <text:p>91.6667</text:p>
          </table:table-cell>
          <table:table-cell office:value-type="float" office:value="102.83329999999999" table:style-name="ce1">
            <text:p>102.8333</text:p>
          </table:table-cell>
          <table:table-cell office:value-type="float" office:value="85.5" table:style-name="ce1">
            <text:p>85.5</text:p>
          </table:table-cell>
          <table:table-cell office:value-type="float" office:value="91" table:style-name="ce1">
            <text:p>91</text:p>
          </table:table-cell>
          <table:table-cell office:value-type="float" office:value="91.833299999999994" table:style-name="ce1">
            <text:p>91.8333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date" office:date-value="2016-06-30T23:00:00" table:style-name="ce3">
            <text:p>6/30/2016</text:p>
          </table:table-cell>
          <table:table-cell office:value-type="float" office:value="24" table:style-name="ce1">
            <text:p>24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83" table:style-name="ce1">
            <text:p>83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1.666700000000006" table:style-name="ce1">
            <text:p>91.6667</text:p>
          </table:table-cell>
          <table:table-cell office:value-type="float" office:value="83.5" table:style-name="ce1">
            <text:p>83.5</text:p>
          </table:table-cell>
          <table:table-cell office:value-type="float" office:value="85.5" table:style-name="ce1">
            <text:p>85.5</text:p>
          </table:table-cell>
          <table:table-cell office:value-type="float" office:value="91" table:style-name="ce1">
            <text:p>91</text:p>
          </table:table-cell>
          <table:table-cell office:value-type="float" office:value="78.333299999999994" table:style-name="ce1">
            <text:p>78.3333</text:p>
          </table:table-cell>
          <table:table-cell table:number-columns-repeated="16374"/>
        </table:table-row>
        <table:table-row table:style-name="ro1">
          <table:table-cell office:value-type="date" office:date-value="2016-07-23T15:00:00" table:style-name="ce3">
            <text:p>7/23/2016</text:p>
          </table:table-cell>
          <table:table-cell office:value-type="float" office:value="36" table:style-name="ce1">
            <text:p>36</text:p>
          </table:table-cell>
          <table:table-cell office:value-type="float" office:value="1.5" table:style-name="ce1">
            <text:p>1.5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2.333299999999994" table:style-name="ce1">
            <text:p>82.3333</text:p>
          </table:table-cell>
          <table:table-cell office:value-type="float" office:value="74" table:style-name="ce1">
            <text:p>74</text:p>
          </table:table-cell>
          <table:table-cell office:value-type="float" office:value="91.666700000000006" table:style-name="ce1">
            <text:p>91.6667</text:p>
          </table:table-cell>
          <table:table-cell office:value-type="float" office:value="102.83329999999999" table:style-name="ce1">
            <text:p>102.8333</text:p>
          </table:table-cell>
          <table:table-cell office:value-type="float" office:value="102" table:style-name="ce1">
            <text:p>102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1">
          <table:table-cell office:value-type="date" office:date-value="2016-07-23T16:00:00" table:style-name="ce3">
            <text:p>7/23/2016</text:p>
          </table:table-cell>
          <table:table-cell office:value-type="float" office:value="36.666699999999999" table:style-name="ce1">
            <text:p>36.6667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95" table:style-name="ce1">
            <text:p>95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2.333299999999994" table:style-name="ce1">
            <text:p>82.3333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1.666700000000006" table:style-name="ce1">
            <text:p>91.6667</text:p>
          </table:table-cell>
          <table:table-cell office:value-type="float" office:value="102.83329999999999" table:style-name="ce1">
            <text:p>102.8333</text:p>
          </table:table-cell>
          <table:table-cell office:value-type="float" office:value="94.833299999999994" table:style-name="ce1">
            <text:p>94.8333</text:p>
          </table:table-cell>
          <table:table-cell table:number-columns-repeated="16374"/>
        </table:table-row>
        <table:table-row table:style-name="ro1">
          <table:table-cell office:value-type="date" office:date-value="2016-07-23T17:00:00" table:style-name="ce3">
            <text:p>7/23/2016</text:p>
          </table:table-cell>
          <table:table-cell office:value-type="float" office:value="37.166699999999999" table:style-name="ce1">
            <text:p>37.1667</text:p>
          </table:table-cell>
          <table:table-cell office:value-type="float" office:value="2" table:style-name="ce1">
            <text:p>2</text:p>
          </table:table-cell>
          <table:table-cell office:value-type="float" office:value="94.833299999999994" table:style-name="ce1">
            <text:p>94.8333</text:p>
          </table:table-cell>
          <table:table-cell office:value-type="float" office:value="95" table:style-name="ce1">
            <text:p>95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83" table:style-name="ce1">
            <text:p>83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91.666700000000006" table:style-name="ce1">
            <text:p>91.6667</text:p>
          </table:table-cell>
          <table:table-cell office:value-type="float" office:value="102.33329999999999" table:style-name="ce1">
            <text:p>102.3333</text:p>
          </table:table-cell>
          <table:table-cell table:number-columns-repeated="16374"/>
        </table:table-row>
        <table:table-row table:style-name="ro1">
          <table:table-cell office:value-type="date" office:date-value="2016-07-23T18:00:00" table:style-name="ce3">
            <text:p>7/23/2016</text:p>
          </table:table-cell>
          <table:table-cell office:value-type="float" office:value="37.833300000000001" table:style-name="ce1">
            <text:p>37.8333</text:p>
          </table:table-cell>
          <table:table-cell office:value-type="float" office:value="2" table:style-name="ce1">
            <text:p>2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94.833299999999994" table:style-name="ce1">
            <text:p>94.8333</text:p>
          </table:table-cell>
          <table:table-cell office:value-type="float" office:value="95" table:style-name="ce1">
            <text:p>95</text:p>
          </table:table-cell>
          <table:table-cell office:value-type="float" office:value="78.333299999999994" table:style-name="ce1">
            <text:p>78.3333</text:p>
          </table:table-cell>
          <table:table-cell office:value-type="float" office:value="83" table:style-name="ce1">
            <text:p>83</text:p>
          </table:table-cell>
          <table:table-cell office:value-type="float" office:value="87.666700000000006" table:style-name="ce1">
            <text:p>87.6667</text:p>
          </table:table-cell>
          <table:table-cell office:value-type="float" office:value="109.66670000000001" table:style-name="ce1">
            <text:p>109.6667</text:p>
          </table:table-cell>
          <table:table-cell table:number-columns-repeated="16374"/>
        </table:table-row>
        <table:table-row table:style-name="ro1">
          <table:table-cell office:value-type="date" office:date-value="2016-07-23T19:00:00" table:style-name="ce3">
            <text:p>7/23/201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09.66670000000001" table:style-name="ce1">
            <text:p>109.6667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94.833299999999994" table:style-name="ce1">
            <text:p>94.8333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78.333299999999994" table:style-name="ce1">
            <text:p>78.3333</text:p>
          </table:table-cell>
          <table:table-cell office:value-type="float" office:value="83" table:style-name="ce1">
            <text:p>83</text:p>
          </table:table-cell>
          <table:table-cell office:value-type="float" office:value="119.66670000000001" table:style-name="ce1">
            <text:p>119.6667</text:p>
          </table:table-cell>
          <table:table-cell table:number-columns-repeated="16374"/>
        </table:table-row>
        <table:table-row table:style-name="ro1">
          <table:table-cell office:value-type="date" office:date-value="2016-07-23T20:00:00" table:style-name="ce3">
            <text:p>7/23/2016</text:p>
          </table:table-cell>
          <table:table-cell office:value-type="float" office:value="36.333300000000001" table:style-name="ce1">
            <text:p>36.3333</text:p>
          </table:table-cell>
          <table:table-cell office:value-type="float" office:value="3" table:style-name="ce1">
            <text:p>3</text:p>
          </table:table-cell>
          <table:table-cell office:value-type="float" office:value="119.66670000000001" table:style-name="ce1">
            <text:p>119.6667</text:p>
          </table:table-cell>
          <table:table-cell office:value-type="float" office:value="109.66670000000001" table:style-name="ce1">
            <text:p>109.6667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86.5" table:style-name="ce1">
            <text:p>86.5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78.333299999999994" table:style-name="ce1">
            <text:p>78.3333</text:p>
          </table:table-cell>
          <table:table-cell office:value-type="float" office:value="110.5" table:style-name="ce1">
            <text:p>110.5</text:p>
          </table:table-cell>
          <table:table-cell table:number-columns-repeated="16374"/>
        </table:table-row>
        <table:table-row table:style-name="ro1">
          <table:table-cell office:value-type="date" office:date-value="2016-07-23T21:00:00" table:style-name="ce3">
            <text:p>7/23/2016</text:p>
          </table:table-cell>
          <table:table-cell office:value-type="float" office:value="34.333300000000001" table:style-name="ce1">
            <text:p>34.3333</text:p>
          </table:table-cell>
          <table:table-cell office:value-type="float" office:value="3.5" table:style-name="ce1">
            <text:p>3.5</text:p>
          </table:table-cell>
          <table:table-cell office:value-type="float" office:value="110.5" table:style-name="ce1">
            <text:p>110.5</text:p>
          </table:table-cell>
          <table:table-cell office:value-type="float" office:value="119.66670000000001" table:style-name="ce1">
            <text:p>119.6667</text:p>
          </table:table-cell>
          <table:table-cell office:value-type="float" office:value="109.66670000000001" table:style-name="ce1">
            <text:p>109.6667</text:p>
          </table:table-cell>
          <table:table-cell office:value-type="float" office:value="82.5" table:style-name="ce1">
            <text:p>82.5</text:p>
          </table:table-cell>
          <table:table-cell office:value-type="float" office:value="86.5" table:style-name="ce1">
            <text:p>86.5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102.5" table:style-name="ce1">
            <text:p>102.5</text:p>
          </table:table-cell>
          <table:table-cell table:number-columns-repeated="16374"/>
        </table:table-row>
        <table:table-row table:style-name="ro1">
          <table:table-cell office:value-type="date" office:date-value="2016-07-24T15:00:00" table:style-name="ce3">
            <text:p>7/24/2016</text:p>
          </table:table-cell>
          <table:table-cell office:value-type="float" office:value="38.666699999999999" table:style-name="ce1">
            <text:p>38.6667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21.33329999999999" table:style-name="ce1">
            <text:p>121.3333</text:p>
          </table:table-cell>
          <table:table-cell office:value-type="float" office:value="106.66670000000001" table:style-name="ce1">
            <text:p>106.6667</text:p>
          </table:table-cell>
          <table:table-cell office:value-type="float" office:value="90.833299999999994" table:style-name="ce1">
            <text:p>90.8333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94.833299999999994" table:style-name="ce1">
            <text:p>94.8333</text:p>
          </table:table-cell>
          <table:table-cell office:value-type="float" office:value="95" table:style-name="ce1">
            <text:p>95</text:p>
          </table:table-cell>
          <table:table-cell office:value-type="float" office:value="129.16669999999999" table:style-name="ce1">
            <text:p>129.1667</text:p>
          </table:table-cell>
          <table:table-cell table:number-columns-repeated="16374"/>
        </table:table-row>
        <table:table-row table:style-name="ro1">
          <table:table-cell office:value-type="date" office:date-value="2016-07-24T16:00:00" table:style-name="ce3">
            <text:p>7/24/2016</text:p>
          </table:table-cell>
          <table:table-cell office:value-type="float" office:value="39.666699999999999" table:style-name="ce1">
            <text:p>39.6667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129.16669999999999" table:style-name="ce1">
            <text:p>129.1667</text:p>
          </table:table-cell>
          <table:table-cell office:value-type="float" office:value="121.33329999999999" table:style-name="ce1">
            <text:p>121.3333</text:p>
          </table:table-cell>
          <table:table-cell office:value-type="float" office:value="106.66670000000001" table:style-name="ce1">
            <text:p>106.6667</text:p>
          </table:table-cell>
          <table:table-cell office:value-type="float" office:value="109.66670000000001" table:style-name="ce1">
            <text:p>109.6667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94.833299999999994" table:style-name="ce1">
            <text:p>94.8333</text:p>
          </table:table-cell>
          <table:table-cell office:value-type="float" office:value="141.66669999999999" table:style-name="ce1">
            <text:p>141.6667</text:p>
          </table:table-cell>
          <table:table-cell table:number-columns-repeated="16374"/>
        </table:table-row>
        <table:table-row table:style-name="ro1">
          <table:table-cell office:value-type="date" office:date-value="2016-07-24T17:00:00" table:style-name="ce3">
            <text:p>7/24/2016</text:p>
          </table:table-cell>
          <table:table-cell office:value-type="float" office:value="39.333300000000001" table:style-name="ce1">
            <text:p>39.3333</text:p>
          </table:table-cell>
          <table:table-cell office:value-type="float" office:value="2" table:style-name="ce1">
            <text:p>2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29.16669999999999" table:style-name="ce1">
            <text:p>129.1667</text:p>
          </table:table-cell>
          <table:table-cell office:value-type="float" office:value="121.33329999999999" table:style-name="ce1">
            <text:p>121.3333</text:p>
          </table:table-cell>
          <table:table-cell office:value-type="float" office:value="119.66670000000001" table:style-name="ce1">
            <text:p>119.6667</text:p>
          </table:table-cell>
          <table:table-cell office:value-type="float" office:value="109.66670000000001" table:style-name="ce1">
            <text:p>109.6667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141.66669999999999" table:style-name="ce1">
            <text:p>141.6667</text:p>
          </table:table-cell>
          <table:table-cell table:number-columns-repeated="16374"/>
        </table:table-row>
        <table:table-row table:style-name="ro1">
          <table:table-cell office:value-type="date" office:date-value="2016-07-24T18:00:00" table:style-name="ce3">
            <text:p>7/24/2016</text:p>
          </table:table-cell>
          <table:table-cell office:value-type="float" office:value="39.333300000000001" table:style-name="ce1">
            <text:p>39.3333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29.16669999999999" table:style-name="ce1">
            <text:p>129.1667</text:p>
          </table:table-cell>
          <table:table-cell office:value-type="float" office:value="110.5" table:style-name="ce1">
            <text:p>110.5</text:p>
          </table:table-cell>
          <table:table-cell office:value-type="float" office:value="119.66670000000001" table:style-name="ce1">
            <text:p>119.6667</text:p>
          </table:table-cell>
          <table:table-cell office:value-type="float" office:value="109.66670000000001" table:style-name="ce1">
            <text:p>109.6667</text:p>
          </table:table-cell>
          <table:table-cell office:value-type="float" office:value="131" table:style-name="ce1">
            <text:p>131</text:p>
          </table:table-cell>
          <table:table-cell table:number-columns-repeated="16374"/>
        </table:table-row>
        <table:table-row table:style-name="ro1">
          <table:table-cell office:value-type="date" office:date-value="2016-07-24T19:00:00" table:style-name="ce3">
            <text:p>7/24/2016</text:p>
          </table:table-cell>
          <table:table-cell office:value-type="float" office:value="39.333300000000001" table:style-name="ce1">
            <text:p>39.333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31" table:style-name="ce1">
            <text:p>131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02.5" table:style-name="ce1">
            <text:p>102.5</text:p>
          </table:table-cell>
          <table:table-cell office:value-type="float" office:value="110.5" table:style-name="ce1">
            <text:p>110.5</text:p>
          </table:table-cell>
          <table:table-cell office:value-type="float" office:value="119.66670000000001" table:style-name="ce1">
            <text:p>119.6667</text:p>
          </table:table-cell>
          <table:table-cell office:value-type="float" office:value="131.33330000000001" table:style-name="ce1">
            <text:p>131.3333</text:p>
          </table:table-cell>
          <table:table-cell table:number-columns-repeated="16374"/>
        </table:table-row>
        <table:table-row table:style-name="ro1">
          <table:table-cell office:value-type="date" office:date-value="2016-07-24T20:00:00" table:style-name="ce3">
            <text:p>7/24/2016</text:p>
          </table:table-cell>
          <table:table-cell office:value-type="float" office:value="39.166699999999999" table:style-name="ce1">
            <text:p>39.1667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31.33330000000001" table:style-name="ce1">
            <text:p>131.3333</text:p>
          </table:table-cell>
          <table:table-cell office:value-type="float" office:value="131" table:style-name="ce1">
            <text:p>131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94.5" table:style-name="ce1">
            <text:p>94.5</text:p>
          </table:table-cell>
          <table:table-cell office:value-type="float" office:value="102.5" table:style-name="ce1">
            <text:p>102.5</text:p>
          </table:table-cell>
          <table:table-cell office:value-type="float" office:value="110.5" table:style-name="ce1">
            <text:p>110.5</text:p>
          </table:table-cell>
          <table:table-cell office:value-type="float" office:value="123.33329999999999" table:style-name="ce1">
            <text:p>123.3333</text:p>
          </table:table-cell>
          <table:table-cell table:number-columns-repeated="16374"/>
        </table:table-row>
        <table:table-row table:style-name="ro1">
          <table:table-cell office:value-type="date" office:date-value="2016-07-25T16:00:00" table:style-name="ce3">
            <text:p>7/25/2016</text:p>
          </table:table-cell>
          <table:table-cell office:value-type="float" office:value="41.333300000000001" table:style-name="ce1">
            <text:p>41.3333</text:p>
          </table:table-cell>
          <table:table-cell office:value-type="float" office:value="1.5" table:style-name="ce1">
            <text:p>1.5</text:p>
          </table:table-cell>
          <table:table-cell office:value-type="float" office:value="133.16669999999999" table:style-name="ce1">
            <text:p>133.1667</text:p>
          </table:table-cell>
          <table:table-cell office:value-type="float" office:value="116.83329999999999" table:style-name="ce1">
            <text:p>116.8333</text:p>
          </table:table-cell>
          <table:table-cell office:value-type="float" office:value="107.16670000000001" table:style-name="ce1">
            <text:p>107.1667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29.16669999999999" table:style-name="ce1">
            <text:p>129.1667</text:p>
          </table:table-cell>
          <table:table-cell office:value-type="float" office:value="121.33329999999999" table:style-name="ce1">
            <text:p>121.3333</text:p>
          </table:table-cell>
          <table:table-cell office:value-type="float" office:value="151" table:style-name="ce1">
            <text:p>151</text:p>
          </table:table-cell>
          <table:table-cell table:number-columns-repeated="16374"/>
        </table:table-row>
        <table:table-row table:style-name="ro1">
          <table:table-cell office:value-type="date" office:date-value="2016-07-25T17:00:00" table:style-name="ce3">
            <text:p>7/25/2016</text:p>
          </table:table-cell>
          <table:table-cell office:value-type="float" office:value="41.833300000000001" table:style-name="ce1">
            <text:p>41.8333</text:p>
          </table:table-cell>
          <table:table-cell office:value-type="float" office:value="1.6667000000000001" table:style-name="ce1">
            <text:p>1.6667</text:p>
          </table:table-cell>
          <table:table-cell office:value-type="float" office:value="151" table:style-name="ce1">
            <text:p>151</text:p>
          </table:table-cell>
          <table:table-cell office:value-type="float" office:value="133.16669999999999" table:style-name="ce1">
            <text:p>133.1667</text:p>
          </table:table-cell>
          <table:table-cell office:value-type="float" office:value="116.83329999999999" table:style-name="ce1">
            <text:p>116.8333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29.16669999999999" table:style-name="ce1">
            <text:p>129.1667</text:p>
          </table:table-cell>
          <table:table-cell office:value-type="float" office:value="163.16669999999999" table:style-name="ce1">
            <text:p>163.1667</text:p>
          </table:table-cell>
          <table:table-cell table:number-columns-repeated="16374"/>
        </table:table-row>
        <table:table-row table:style-name="ro1">
          <table:table-cell office:value-type="date" office:date-value="2016-07-25T18:00:00" table:style-name="ce3">
            <text:p>7/25/2016</text:p>
          </table:table-cell>
          <table:table-cell office:value-type="float" office:value="41.333300000000001" table:style-name="ce1">
            <text:p>41.3333</text:p>
          </table:table-cell>
          <table:table-cell office:value-type="float" office:value="2" table:style-name="ce1">
            <text:p>2</text:p>
          </table:table-cell>
          <table:table-cell office:value-type="float" office:value="163.16669999999999" table:style-name="ce1">
            <text:p>163.1667</text:p>
          </table:table-cell>
          <table:table-cell office:value-type="float" office:value="151" table:style-name="ce1">
            <text:p>151</text:p>
          </table:table-cell>
          <table:table-cell office:value-type="float" office:value="133.16669999999999" table:style-name="ce1">
            <text:p>133.1667</text:p>
          </table:table-cell>
          <table:table-cell office:value-type="float" office:value="131" table:style-name="ce1">
            <text:p>131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63" table:style-name="ce1">
            <text:p>163</text:p>
          </table:table-cell>
          <table:table-cell table:number-columns-repeated="16374"/>
        </table:table-row>
        <table:table-row table:style-name="ro1">
          <table:table-cell office:value-type="date" office:date-value="2016-07-25T19:00:00" table:style-name="ce3">
            <text:p>7/25/2016</text:p>
          </table:table-cell>
          <table:table-cell office:value-type="float" office:value="40.5" table:style-name="ce1">
            <text:p>40.5</text:p>
          </table:table-cell>
          <table:table-cell office:value-type="float" office:value="2.5" table:style-name="ce1">
            <text:p>2.5</text:p>
          </table:table-cell>
          <table:table-cell office:value-type="float" office:value="163" table:style-name="ce1">
            <text:p>163</text:p>
          </table:table-cell>
          <table:table-cell office:value-type="float" office:value="163.16669999999999" table:style-name="ce1">
            <text:p>163.1667</text:p>
          </table:table-cell>
          <table:table-cell office:value-type="float" office:value="151" table:style-name="ce1">
            <text:p>151</text:p>
          </table:table-cell>
          <table:table-cell office:value-type="float" office:value="131.33330000000001" table:style-name="ce1">
            <text:p>131.3333</text:p>
          </table:table-cell>
          <table:table-cell office:value-type="float" office:value="131" table:style-name="ce1">
            <text:p>131</text:p>
          </table:table-cell>
          <table:table-cell office:value-type="float" office:value="141.66669999999999" table:style-name="ce1">
            <text:p>141.6667</text:p>
          </table:table-cell>
          <table:table-cell office:value-type="float" office:value="145.83330000000001" table:style-name="ce1">
            <text:p>145.8333</text:p>
          </table:table-cell>
          <table:table-cell table:number-columns-repeated="16374"/>
        </table:table-row>
        <table:table-row table:style-name="ro1">
          <table:table-cell office:value-type="date" office:date-value="2016-07-25T20:00:00" table:style-name="ce3">
            <text:p>7/25/2016</text:p>
          </table:table-cell>
          <table:table-cell office:value-type="float" office:value="39.333300000000001" table:style-name="ce1">
            <text:p>39.3333</text:p>
          </table:table-cell>
          <table:table-cell office:value-type="float" office:value="2.6667000000000001" table:style-name="ce1">
            <text:p>2.6667</text:p>
          </table:table-cell>
          <table:table-cell office:value-type="float" office:value="145.83330000000001" table:style-name="ce1">
            <text:p>145.8333</text:p>
          </table:table-cell>
          <table:table-cell office:value-type="float" office:value="163" table:style-name="ce1">
            <text:p>163</text:p>
          </table:table-cell>
          <table:table-cell office:value-type="float" office:value="163.16669999999999" table:style-name="ce1">
            <text:p>163.1667</text:p>
          </table:table-cell>
          <table:table-cell office:value-type="float" office:value="123.33329999999999" table:style-name="ce1">
            <text:p>123.3333</text:p>
          </table:table-cell>
          <table:table-cell office:value-type="float" office:value="131.33330000000001" table:style-name="ce1">
            <text:p>131.3333</text:p>
          </table:table-cell>
          <table:table-cell office:value-type="float" office:value="131" table:style-name="ce1">
            <text:p>131</text:p>
          </table:table-cell>
          <table:table-cell office:value-type="float" office:value="123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date" office:date-value="2016-07-25T21:00:00" table:style-name="ce3">
            <text:p>7/25/2016</text:p>
          </table:table-cell>
          <table:table-cell office:value-type="float" office:value="38" table:style-name="ce1">
            <text:p>38</text:p>
          </table:table-cell>
          <table:table-cell office:value-type="float" office:value="1.8332999999999999" table:style-name="ce1">
            <text:p>1.8333</text:p>
          </table:table-cell>
          <table:table-cell office:value-type="float" office:value="123" table:style-name="ce1">
            <text:p>123</text:p>
          </table:table-cell>
          <table:table-cell office:value-type="float" office:value="145.83330000000001" table:style-name="ce1">
            <text:p>145.8333</text:p>
          </table:table-cell>
          <table:table-cell office:value-type="float" office:value="163" table:style-name="ce1">
            <text:p>163</text:p>
          </table:table-cell>
          <table:table-cell office:value-type="float" office:value="111.83329999999999" table:style-name="ce1">
            <text:p>111.8333</text:p>
          </table:table-cell>
          <table:table-cell office:value-type="float" office:value="123.33329999999999" table:style-name="ce1">
            <text:p>123.3333</text:p>
          </table:table-cell>
          <table:table-cell office:value-type="float" office:value="131.33330000000001" table:style-name="ce1">
            <text:p>131.3333</text:p>
          </table:table-cell>
          <table:table-cell office:value-type="float" office:value="115.66670000000001" table:style-name="ce1">
            <text:p>115.6667</text:p>
          </table:table-cell>
          <table:table-cell table:number-columns-repeated="16374"/>
        </table:table-row>
        <table:table-row table:style-name="ro1">
          <table:table-cell office:value-type="date" office:date-value="2016-07-25T22:00:00" table:style-name="ce3">
            <text:p>7/25/2016</text:p>
          </table:table-cell>
          <table:table-cell office:value-type="float" office:value="34.666699999999999" table:style-name="ce1">
            <text:p>34.6667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115.66670000000001" table:style-name="ce1">
            <text:p>115.6667</text:p>
          </table:table-cell>
          <table:table-cell office:value-type="float" office:value="123" table:style-name="ce1">
            <text:p>123</text:p>
          </table:table-cell>
          <table:table-cell office:value-type="float" office:value="145.83330000000001" table:style-name="ce1">
            <text:p>145.8333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111.83329999999999" table:style-name="ce1">
            <text:p>111.8333</text:p>
          </table:table-cell>
          <table:table-cell office:value-type="float" office:value="123.33329999999999" table:style-name="ce1">
            <text:p>123.3333</text:p>
          </table:table-cell>
          <table:table-cell office:value-type="float" office:value="103.66670000000001" table:style-name="ce1">
            <text:p>103.6667</text:p>
          </table:table-cell>
          <table:table-cell table:number-columns-repeated="16374"/>
        </table:table-row>
        <table:table-row table:style-name="ro1">
          <table:table-cell office:value-type="date" office:date-value="2016-07-26T16:00:00" table:style-name="ce3">
            <text:p>7/26/2016</text:p>
          </table:table-cell>
          <table:table-cell office:value-type="float" office:value="39.333300000000001" table:style-name="ce1">
            <text:p>39.3333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152.83330000000001" table:style-name="ce1">
            <text:p>152.8333</text:p>
          </table:table-cell>
          <table:table-cell office:value-type="float" office:value="129.33330000000001" table:style-name="ce1">
            <text:p>129.3333</text:p>
          </table:table-cell>
          <table:table-cell office:value-type="float" office:value="111.33329999999999" table:style-name="ce1">
            <text:p>111.3333</text:p>
          </table:table-cell>
          <table:table-cell office:value-type="float" office:value="163" table:style-name="ce1">
            <text:p>163</text:p>
          </table:table-cell>
          <table:table-cell office:value-type="float" office:value="163.16669999999999" table:style-name="ce1">
            <text:p>163.1667</text:p>
          </table:table-cell>
          <table:table-cell office:value-type="float" office:value="151" table:style-name="ce1">
            <text:p>151</text:p>
          </table:table-cell>
          <table:table-cell office:value-type="float" office:value="155" table:style-name="ce1">
            <text:p>155</text:p>
          </table:table-cell>
          <table:table-cell table:number-columns-repeated="16374"/>
        </table:table-row>
        <table:table-row table:style-name="ro1">
          <table:table-cell office:value-type="date" office:date-value="2016-07-26T17:00:00" table:style-name="ce3">
            <text:p>7/26/2016</text:p>
          </table:table-cell>
          <table:table-cell office:value-type="float" office:value="39.5" table:style-name="ce1">
            <text:p>39.5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55" table:style-name="ce1">
            <text:p>155</text:p>
          </table:table-cell>
          <table:table-cell office:value-type="float" office:value="152.83330000000001" table:style-name="ce1">
            <text:p>152.8333</text:p>
          </table:table-cell>
          <table:table-cell office:value-type="float" office:value="129.33330000000001" table:style-name="ce1">
            <text:p>129.3333</text:p>
          </table:table-cell>
          <table:table-cell office:value-type="float" office:value="145.83330000000001" table:style-name="ce1">
            <text:p>145.8333</text:p>
          </table:table-cell>
          <table:table-cell office:value-type="float" office:value="163" table:style-name="ce1">
            <text:p>163</text:p>
          </table:table-cell>
          <table:table-cell office:value-type="float" office:value="163.16669999999999" table:style-name="ce1">
            <text:p>163.1667</text:p>
          </table:table-cell>
          <table:table-cell office:value-type="float" office:value="119" table:style-name="ce1">
            <text:p>119</text:p>
          </table:table-cell>
          <table:table-cell table:number-columns-repeated="16374"/>
        </table:table-row>
        <table:table-row table:style-name="ro1">
          <table:table-cell office:value-type="date" office:date-value="2016-07-26T18:00:00" table:style-name="ce3">
            <text:p>7/26/2016</text:p>
          </table:table-cell>
          <table:table-cell office:value-type="float" office:value="40" table:style-name="ce1">
            <text:p>40</text:p>
          </table:table-cell>
          <table:table-cell office:value-type="float" office:value="2.5" table:style-name="ce1">
            <text:p>2.5</text:p>
          </table:table-cell>
          <table:table-cell office:value-type="float" office:value="119" table:style-name="ce1">
            <text:p>119</text:p>
          </table:table-cell>
          <table:table-cell office:value-type="float" office:value="155" table:style-name="ce1">
            <text:p>155</text:p>
          </table:table-cell>
          <table:table-cell office:value-type="float" office:value="152.83330000000001" table:style-name="ce1">
            <text:p>152.8333</text:p>
          </table:table-cell>
          <table:table-cell office:value-type="float" office:value="123" table:style-name="ce1">
            <text:p>123</text:p>
          </table:table-cell>
          <table:table-cell office:value-type="float" office:value="145.83330000000001" table:style-name="ce1">
            <text:p>145.8333</text:p>
          </table:table-cell>
          <table:table-cell office:value-type="float" office:value="163" table:style-name="ce1">
            <text:p>163</text:p>
          </table:table-cell>
          <table:table-cell office:value-type="float" office:value="121.16670000000001" table:style-name="ce1">
            <text:p>121.1667</text:p>
          </table:table-cell>
          <table:table-cell table:number-columns-repeated="16374"/>
        </table:table-row>
        <table:table-row table:style-name="ro1">
          <table:table-cell office:value-type="date" office:date-value="2016-07-26T19:00:00" table:style-name="ce3">
            <text:p>7/26/2016</text:p>
          </table:table-cell>
          <table:table-cell office:value-type="float" office:value="40" table:style-name="ce1">
            <text:p>40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9" table:style-name="ce1">
            <text:p>119</text:p>
          </table:table-cell>
          <table:table-cell office:value-type="float" office:value="155" table:style-name="ce1">
            <text:p>155</text:p>
          </table:table-cell>
          <table:table-cell office:value-type="float" office:value="115.66670000000001" table:style-name="ce1">
            <text:p>115.6667</text:p>
          </table:table-cell>
          <table:table-cell office:value-type="float" office:value="123" table:style-name="ce1">
            <text:p>123</text:p>
          </table:table-cell>
          <table:table-cell office:value-type="float" office:value="145.83330000000001" table:style-name="ce1">
            <text:p>145.8333</text:p>
          </table:table-cell>
          <table:table-cell office:value-type="float" office:value="122.83329999999999" table:style-name="ce1">
            <text:p>122.8333</text:p>
          </table:table-cell>
          <table:table-cell table:number-columns-repeated="16374"/>
        </table:table-row>
        <table:table-row table:style-name="ro1">
          <table:table-cell office:value-type="date" office:date-value="2016-07-26T20:00:00" table:style-name="ce3">
            <text:p>7/26/2016</text:p>
          </table:table-cell>
          <table:table-cell office:value-type="float" office:value="38" table:style-name="ce1">
            <text:p>38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122.83329999999999" table:style-name="ce1">
            <text:p>122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9" table:style-name="ce1">
            <text:p>119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115.66670000000001" table:style-name="ce1">
            <text:p>115.6667</text:p>
          </table:table-cell>
          <table:table-cell office:value-type="float" office:value="123" table:style-name="ce1">
            <text:p>123</text:p>
          </table:table-cell>
          <table:table-cell office:value-type="float" office:value="123.66670000000001" table:style-name="ce1">
            <text:p>123.6667</text:p>
          </table:table-cell>
          <table:table-cell table:number-columns-repeated="16374"/>
        </table:table-row>
        <table:table-row table:style-name="ro1">
          <table:table-cell office:value-type="date" office:date-value="2016-07-26T21:00:00" table:style-name="ce3">
            <text:p>7/26/2016</text:p>
          </table:table-cell>
          <table:table-cell office:value-type="float" office:value="36.166699999999999" table:style-name="ce1">
            <text:p>36.1667</text:p>
          </table:table-cell>
          <table:table-cell office:value-type="float" office:value="4" table:style-name="ce1">
            <text:p>4</text:p>
          </table:table-cell>
          <table:table-cell office:value-type="float" office:value="123.66670000000001" table:style-name="ce1">
            <text:p>123.6667</text:p>
          </table:table-cell>
          <table:table-cell office:value-type="float" office:value="122.83329999999999" table:style-name="ce1">
            <text:p>122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94.166700000000006" table:style-name="ce1">
            <text:p>94.1667</text:p>
          </table:table-cell>
          <table:table-cell office:value-type="float" office:value="103.66670000000001" table:style-name="ce1">
            <text:p>103.6667</text:p>
          </table:table-cell>
          <table:table-cell office:value-type="float" office:value="115.66670000000001" table:style-name="ce1">
            <text:p>115.6667</text:p>
          </table:table-cell>
          <table:table-cell office:value-type="float" office:value="120.5" table:style-name="ce1">
            <text:p>120.5</text:p>
          </table:table-cell>
          <table:table-cell table:number-columns-repeated="16374"/>
        </table:table-row>
        <table:table-row table:style-name="ro1">
          <table:table-cell office:value-type="date" office:date-value="2016-07-27T17:00:00" table:style-name="ce3">
            <text:p>7/27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4" table:style-name="ce1">
            <text:p>4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95.833299999999994" table:style-name="ce1">
            <text:p>95.8333</text:p>
          </table:table-cell>
          <table:table-cell office:value-type="float" office:value="92.5" table:style-name="ce1">
            <text:p>92.5</text:p>
          </table:table-cell>
          <table:table-cell office:value-type="float" office:value="122.83329999999999" table:style-name="ce1">
            <text:p>122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9" table:style-name="ce1">
            <text:p>119</text:p>
          </table:table-cell>
          <table:table-cell office:value-type="float" office:value="101.5" table:style-name="ce1">
            <text:p>101.5</text:p>
          </table:table-cell>
          <table:table-cell table:number-columns-repeated="16374"/>
        </table:table-row>
        <table:table-row table:style-name="ro1">
          <table:table-cell office:value-type="date" office:date-value="2016-07-27T18:00:00" table:style-name="ce3">
            <text:p>7/27/2016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101.5" table:style-name="ce1">
            <text:p>101.5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95.833299999999994" table:style-name="ce1">
            <text:p>95.8333</text:p>
          </table:table-cell>
          <table:table-cell office:value-type="float" office:value="123.66670000000001" table:style-name="ce1">
            <text:p>123.6667</text:p>
          </table:table-cell>
          <table:table-cell office:value-type="float" office:value="122.83329999999999" table:style-name="ce1">
            <text:p>122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94.166700000000006" table:style-name="ce1">
            <text:p>94.1667</text:p>
          </table:table-cell>
          <table:table-cell table:number-columns-repeated="16374"/>
        </table:table-row>
        <table:table-row table:style-name="ro1">
          <table:table-cell office:value-type="date" office:date-value="2016-07-27T19:00:00" table:style-name="ce3">
            <text:p>7/27/2016</text:p>
          </table:table-cell>
          <table:table-cell office:value-type="float" office:value="33.166699999999999" table:style-name="ce1">
            <text:p>33.1667</text:p>
          </table:table-cell>
          <table:table-cell office:value-type="float" office:value="4" table:style-name="ce1">
            <text:p>4</text:p>
          </table:table-cell>
          <table:table-cell office:value-type="float" office:value="94.166700000000006" table:style-name="ce1">
            <text:p>94.1667</text:p>
          </table:table-cell>
          <table:table-cell office:value-type="float" office:value="101.5" table:style-name="ce1">
            <text:p>101.5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120.5" table:style-name="ce1">
            <text:p>120.5</text:p>
          </table:table-cell>
          <table:table-cell office:value-type="float" office:value="123.66670000000001" table:style-name="ce1">
            <text:p>123.6667</text:p>
          </table:table-cell>
          <table:table-cell office:value-type="float" office:value="122.83329999999999" table:style-name="ce1">
            <text:p>122.8333</text:p>
          </table:table-cell>
          <table:table-cell office:value-type="float" office:value="92.666700000000006" table:style-name="ce1">
            <text:p>92.6667</text:p>
          </table:table-cell>
          <table:table-cell table:number-columns-repeated="16374"/>
        </table:table-row>
        <table:table-row table:style-name="ro1">
          <table:table-cell office:value-type="date" office:date-value="2016-07-27T20:00:00" table:style-name="ce3">
            <text:p>7/27/2016</text:p>
          </table:table-cell>
          <table:table-cell office:value-type="float" office:value="33" table:style-name="ce1">
            <text:p>33</text:p>
          </table:table-cell>
          <table:table-cell office:value-type="float" office:value="4.5" table:style-name="ce1">
            <text:p>4.5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4.166700000000006" table:style-name="ce1">
            <text:p>94.1667</text:p>
          </table:table-cell>
          <table:table-cell office:value-type="float" office:value="101.5" table:style-name="ce1">
            <text:p>101.5</text:p>
          </table:table-cell>
          <table:table-cell office:value-type="float" office:value="109.83329999999999" table:style-name="ce1">
            <text:p>109.8333</text:p>
          </table:table-cell>
          <table:table-cell office:value-type="float" office:value="120.5" table:style-name="ce1">
            <text:p>120.5</text:p>
          </table:table-cell>
          <table:table-cell office:value-type="float" office:value="123.66670000000001" table:style-name="ce1">
            <text:p>123.6667</text:p>
          </table:table-cell>
          <table:table-cell office:value-type="float" office:value="95.333299999999994" table:style-name="ce1">
            <text:p>95.3333</text:p>
          </table:table-cell>
          <table:table-cell table:number-columns-repeated="16374"/>
        </table:table-row>
        <table:table-row table:style-name="ro1">
          <table:table-cell office:value-type="date" office:date-value="2016-07-27T21:00:00" table:style-name="ce3">
            <text:p>7/27/2016</text:p>
          </table:table-cell>
          <table:table-cell office:value-type="float" office:value="31.166699999999999" table:style-name="ce1">
            <text:p>31.1667</text:p>
          </table:table-cell>
          <table:table-cell office:value-type="float" office:value="3.5" table:style-name="ce1">
            <text:p>3.5</text:p>
          </table:table-cell>
          <table:table-cell office:value-type="float" office:value="95.333299999999994" table:style-name="ce1">
            <text:p>95.3333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4.166700000000006" table:style-name="ce1">
            <text:p>94.1667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09.83329999999999" table:style-name="ce1">
            <text:p>109.8333</text:p>
          </table:table-cell>
          <table:table-cell office:value-type="float" office:value="120.5" table:style-name="ce1">
            <text:p>120.5</text:p>
          </table:table-cell>
          <table:table-cell office:value-type="float" office:value="90.333299999999994" table:style-name="ce1">
            <text:p>90.3333</text:p>
          </table:table-cell>
          <table:table-cell table:number-columns-repeated="16374"/>
        </table:table-row>
        <table:table-row table:style-name="ro1">
          <table:table-cell office:value-type="date" office:date-value="2016-07-27T22:00:00" table:style-name="ce3">
            <text:p>7/27/2016</text:p>
          </table:table-cell>
          <table:table-cell office:value-type="float" office:value="28" table:style-name="ce1">
            <text:p>28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90.333299999999994" table:style-name="ce1">
            <text:p>90.3333</text:p>
          </table:table-cell>
          <table:table-cell office:value-type="float" office:value="95.333299999999994" table:style-name="ce1">
            <text:p>95.3333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7" table:style-name="ce1">
            <text:p>97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09.83329999999999" table:style-name="ce1">
            <text:p>109.8333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1">
          <table:table-cell office:value-type="date" office:date-value="2016-07-27T23:00:00" table:style-name="ce3">
            <text:p>7/27/2016</text:p>
          </table:table-cell>
          <table:table-cell office:value-type="float" office:value="25.666699999999999" table:style-name="ce1">
            <text:p>25.6667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96" table:style-name="ce1">
            <text:p>96</text:p>
          </table:table-cell>
          <table:table-cell office:value-type="float" office:value="90.333299999999994" table:style-name="ce1">
            <text:p>90.3333</text:p>
          </table:table-cell>
          <table:table-cell office:value-type="float" office:value="95.333299999999994" table:style-name="ce1">
            <text:p>95.3333</text:p>
          </table:table-cell>
          <table:table-cell office:value-type="float" office:value="92.333299999999994" table:style-name="ce1">
            <text:p>92.3333</text:p>
          </table:table-cell>
          <table:table-cell office:value-type="float" office:value="97" table:style-name="ce1">
            <text:p>97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87.166700000000006" table:style-name="ce1">
            <text:p>87.1667</text:p>
          </table:table-cell>
          <table:table-cell table:number-columns-repeated="16374"/>
        </table:table-row>
        <table:table-row table:style-name="ro1">
          <table:table-cell office:value-type="date" office:date-value="2016-07-28T15:00:00" table:style-name="ce3">
            <text:p>7/28/2016</text:p>
          </table:table-cell>
          <table:table-cell office:value-type="float" office:value="35.166699999999999" table:style-name="ce1">
            <text:p>35.1667</text:p>
          </table:table-cell>
          <table:table-cell office:value-type="float" office:value="2" table:style-name="ce1">
            <text:p>2</text:p>
          </table:table-cell>
          <table:table-cell office:value-type="float" office:value="94.666700000000006" table:style-name="ce1">
            <text:p>94.6667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75.833299999999994" table:style-name="ce1">
            <text:p>75.8333</text:p>
          </table:table-cell>
          <table:table-cell office:value-type="float" office:value="101.5" table:style-name="ce1">
            <text:p>101.5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95.833299999999994" table:style-name="ce1">
            <text:p>95.8333</text:p>
          </table:table-cell>
          <table:table-cell office:value-type="float" office:value="96.666700000000006" table:style-name="ce1">
            <text:p>96.6667</text:p>
          </table:table-cell>
          <table:table-cell table:number-columns-repeated="16374"/>
        </table:table-row>
        <table:table-row table:style-name="ro1">
          <table:table-cell office:value-type="date" office:date-value="2016-07-28T16:00:00" table:style-name="ce3">
            <text:p>7/28/2016</text:p>
          </table:table-cell>
          <table:table-cell office:value-type="float" office:value="34.666699999999999" table:style-name="ce1">
            <text:p>34.6667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94.666700000000006" table:style-name="ce1">
            <text:p>94.6667</text:p>
          </table:table-cell>
          <table:table-cell office:value-type="float" office:value="83.833299999999994" table:style-name="ce1">
            <text:p>83.8333</text:p>
          </table:table-cell>
          <table:table-cell office:value-type="float" office:value="94.166700000000006" table:style-name="ce1">
            <text:p>94.1667</text:p>
          </table:table-cell>
          <table:table-cell office:value-type="float" office:value="101.5" table:style-name="ce1">
            <text:p>101.5</text:p>
          </table:table-cell>
          <table:table-cell office:value-type="float" office:value="99.833299999999994" table:style-name="ce1">
            <text:p>99.8333</text:p>
          </table:table-cell>
          <table:table-cell office:value-type="float" office:value="98.833299999999994" table:style-name="ce1">
            <text:p>98.8333</text:p>
          </table:table-cell>
          <table:table-cell table:number-columns-repeated="16374"/>
        </table:table-row>
        <table:table-row table:style-name="ro1">
          <table:table-cell office:value-type="date" office:date-value="2016-07-28T17:00:00" table:style-name="ce3">
            <text:p>7/28/2016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3" table:style-name="ce1">
            <text:p>3</text:p>
          </table:table-cell>
          <table:table-cell office:value-type="float" office:value="98.833299999999994" table:style-name="ce1">
            <text:p>98.8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94.666700000000006" table:style-name="ce1">
            <text:p>94.6667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4.166700000000006" table:style-name="ce1">
            <text:p>94.1667</text:p>
          </table:table-cell>
          <table:table-cell office:value-type="float" office:value="101.5" table:style-name="ce1">
            <text:p>101.5</text:p>
          </table:table-cell>
          <table:table-cell office:value-type="float" office:value="112" table:style-name="ce1">
            <text:p>112</text:p>
          </table:table-cell>
          <table:table-cell table:number-columns-repeated="16374"/>
        </table:table-row>
        <table:table-row table:style-name="ro1">
          <table:table-cell office:value-type="date" office:date-value="2016-07-28T18:00:00" table:style-name="ce3">
            <text:p>7/28/2016</text:p>
          </table:table-cell>
          <table:table-cell office:value-type="float" office:value="36.833300000000001" table:style-name="ce1">
            <text:p>36.8333</text:p>
          </table:table-cell>
          <table:table-cell office:value-type="float" office:value="2.5" table:style-name="ce1">
            <text:p>2.5</text:p>
          </table:table-cell>
          <table:table-cell office:value-type="float" office:value="112" table:style-name="ce1">
            <text:p>112</text:p>
          </table:table-cell>
          <table:table-cell office:value-type="float" office:value="98.833299999999994" table:style-name="ce1">
            <text:p>98.8333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95.333299999999994" table:style-name="ce1">
            <text:p>95.3333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94.166700000000006" table:style-name="ce1">
            <text:p>94.1667</text:p>
          </table:table-cell>
          <table:table-cell office:value-type="float" office:value="121.16670000000001" table:style-name="ce1">
            <text:p>121.1667</text:p>
          </table:table-cell>
          <table:table-cell table:number-columns-repeated="16374"/>
        </table:table-row>
        <table:table-row table:style-name="ro1">
          <table:table-cell office:value-type="date" office:date-value="2016-07-28T19:00:00" table:style-name="ce3">
            <text:p>7/28/2016</text:p>
          </table:table-cell>
          <table:table-cell office:value-type="float" office:value="36.166699999999999" table:style-name="ce1">
            <text:p>36.1667</text:p>
          </table:table-cell>
          <table:table-cell office:value-type="float" office:value="2.8332999999999999" table:style-name="ce1">
            <text:p>2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2" table:style-name="ce1">
            <text:p>112</text:p>
          </table:table-cell>
          <table:table-cell office:value-type="float" office:value="98.833299999999994" table:style-name="ce1">
            <text:p>98.8333</text:p>
          </table:table-cell>
          <table:table-cell office:value-type="float" office:value="90.333299999999994" table:style-name="ce1">
            <text:p>90.3333</text:p>
          </table:table-cell>
          <table:table-cell office:value-type="float" office:value="95.333299999999994" table:style-name="ce1">
            <text:p>95.3333</text:p>
          </table:table-cell>
          <table:table-cell office:value-type="float" office:value="92.666700000000006" table:style-name="ce1">
            <text:p>92.6667</text:p>
          </table:table-cell>
          <table:table-cell office:value-type="float" office:value="124.83329999999999" table:style-name="ce1">
            <text:p>124.8333</text:p>
          </table:table-cell>
          <table:table-cell table:number-columns-repeated="16374"/>
        </table:table-row>
        <table:table-row table:style-name="ro1">
          <table:table-cell office:value-type="date" office:date-value="2016-07-28T20:00:00" table:style-name="ce3">
            <text:p>7/28/2016</text:p>
          </table:table-cell>
          <table:table-cell office:value-type="float" office:value="36.166699999999999" table:style-name="ce1">
            <text:p>36.1667</text:p>
          </table:table-cell>
          <table:table-cell office:value-type="float" office:value="3" table:style-name="ce1">
            <text:p>3</text:p>
          </table:table-cell>
          <table:table-cell office:value-type="float" office:value="124.83329999999999" table:style-name="ce1">
            <text:p>124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2" table:style-name="ce1">
            <text:p>112</text:p>
          </table:table-cell>
          <table:table-cell office:value-type="float" office:value="96" table:style-name="ce1">
            <text:p>96</text:p>
          </table:table-cell>
          <table:table-cell office:value-type="float" office:value="90.333299999999994" table:style-name="ce1">
            <text:p>90.3333</text:p>
          </table:table-cell>
          <table:table-cell office:value-type="float" office:value="95.333299999999994" table:style-name="ce1">
            <text:p>95.3333</text:p>
          </table:table-cell>
          <table:table-cell office:value-type="float" office:value="107.83329999999999" table:style-name="ce1">
            <text:p>107.8333</text:p>
          </table:table-cell>
          <table:table-cell table:number-columns-repeated="16374"/>
        </table:table-row>
        <table:table-row table:style-name="ro1">
          <table:table-cell office:value-type="date" office:date-value="2016-07-28T21:00:00" table:style-name="ce3">
            <text:p>7/28/2016</text:p>
          </table:table-cell>
          <table:table-cell office:value-type="float" office:value="34.333300000000001" table:style-name="ce1">
            <text:p>34.333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24.83329999999999" table:style-name="ce1">
            <text:p>124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87.166700000000006" table:style-name="ce1">
            <text:p>87.1667</text:p>
          </table:table-cell>
          <table:table-cell office:value-type="float" office:value="96" table:style-name="ce1">
            <text:p>96</text:p>
          </table:table-cell>
          <table:table-cell office:value-type="float" office:value="90.333299999999994" table:style-name="ce1">
            <text:p>90.3333</text:p>
          </table:table-cell>
          <table:table-cell office:value-type="float" office:value="105" table:style-name="ce1">
            <text:p>105</text:p>
          </table:table-cell>
          <table:table-cell table:number-columns-repeated="16374"/>
        </table:table-row>
        <table:table-row table:style-name="ro1">
          <table:table-cell office:value-type="date" office:date-value="2016-07-29T16:00:00" table:style-name="ce3">
            <text:p>7/29/2016</text:p>
          </table:table-cell>
          <table:table-cell office:value-type="float" office:value="35.666699999999999" table:style-name="ce1">
            <text:p>35.6667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18.5" table:style-name="ce1">
            <text:p>118.5</text:p>
          </table:table-cell>
          <table:table-cell office:value-type="float" office:value="113.66670000000001" table:style-name="ce1">
            <text:p>113.6667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2" table:style-name="ce1">
            <text:p>112</text:p>
          </table:table-cell>
          <table:table-cell office:value-type="float" office:value="98.833299999999994" table:style-name="ce1">
            <text:p>98.8333</text:p>
          </table:table-cell>
          <table:table-cell office:value-type="float" office:value="114.66670000000001" table:style-name="ce1">
            <text:p>114.6667</text:p>
          </table:table-cell>
          <table:table-cell table:number-columns-repeated="16374"/>
        </table:table-row>
        <table:table-row table:style-name="ro1">
          <table:table-cell office:value-type="date" office:date-value="2016-07-29T17:00:00" table:style-name="ce3">
            <text:p>7/29/2016</text:p>
          </table:table-cell>
          <table:table-cell office:value-type="float" office:value="35.5" table:style-name="ce1">
            <text:p>35.5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18.5" table:style-name="ce1">
            <text:p>118.5</text:p>
          </table:table-cell>
          <table:table-cell office:value-type="float" office:value="124.83329999999999" table:style-name="ce1">
            <text:p>124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12" table:style-name="ce1">
            <text:p>112</text:p>
          </table:table-cell>
          <table:table-cell office:value-type="float" office:value="111.66670000000001" table:style-name="ce1">
            <text:p>111.6667</text:p>
          </table:table-cell>
          <table:table-cell table:number-columns-repeated="16374"/>
        </table:table-row>
        <table:table-row table:style-name="ro1">
          <table:table-cell office:value-type="date" office:date-value="2016-07-29T18:00:00" table:style-name="ce3">
            <text:p>7/29/2016</text:p>
          </table:table-cell>
          <table:table-cell office:value-type="float" office:value="32.666699999999999" table:style-name="ce1">
            <text:p>32.6667</text:p>
          </table:table-cell>
          <table:table-cell office:value-type="float" office:value="5" table:style-name="ce1">
            <text:p>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24.83329999999999" table:style-name="ce1">
            <text:p>124.8333</text:p>
          </table:table-cell>
          <table:table-cell office:value-type="float" office:value="121.16670000000001" table:style-name="ce1">
            <text:p>121.1667</text:p>
          </table:table-cell>
          <table:table-cell office:value-type="float" office:value="107.5" table:style-name="ce1">
            <text:p>107.5</text:p>
          </table:table-cell>
          <table:table-cell table:number-columns-repeated="16374"/>
        </table:table-row>
        <table:table-row table:style-name="ro1">
          <table:table-cell office:value-type="date" office:date-value="2016-07-29T19:00:00" table:style-name="ce3">
            <text:p>7/29/2016</text:p>
          </table:table-cell>
          <table:table-cell office:value-type="float" office:value="30.666699999999999" table:style-name="ce1">
            <text:p>30.6667</text:p>
          </table:table-cell>
          <table:table-cell office:value-type="float" office:value="5" table:style-name="ce1">
            <text:p>5</text:p>
          </table:table-cell>
          <table:table-cell office:value-type="float" office:value="107.5" table:style-name="ce1">
            <text:p>107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05" table:style-name="ce1">
            <text:p>105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124.83329999999999" table:style-name="ce1">
            <text:p>124.8333</text:p>
          </table:table-cell>
          <table:table-cell office:value-type="float" office:value="100.33329999999999" table:style-name="ce1">
            <text:p>100.3333</text:p>
          </table:table-cell>
          <table:table-cell table:number-columns-repeated="16374"/>
        </table:table-row>
        <table:table-row table:style-name="ro1">
          <table:table-cell office:value-type="date" office:date-value="2016-07-29T20:00:00" table:style-name="ce3">
            <text:p>7/29/2016</text:p>
          </table:table-cell>
          <table:table-cell office:value-type="float" office:value="29.166699999999999" table:style-name="ce1">
            <text:p>29.1667</text:p>
          </table:table-cell>
          <table:table-cell office:value-type="float" office:value="5" table:style-name="ce1">
            <text:p>5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5" table:style-name="ce1">
            <text:p>107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99.166700000000006" table:style-name="ce1">
            <text:p>99.1667</text:p>
          </table:table-cell>
          <table:table-cell office:value-type="float" office:value="105" table:style-name="ce1">
            <text:p>105</text:p>
          </table:table-cell>
          <table:table-cell office:value-type="float" office:value="107.83329999999999" table:style-name="ce1">
            <text:p>107.8333</text:p>
          </table:table-cell>
          <table:table-cell office:value-type="float" office:value="98.333299999999994" table:style-name="ce1">
            <text:p>98.3333</text:p>
          </table:table-cell>
          <table:table-cell table:number-columns-repeated="16374"/>
        </table:table-row>
        <table:table-row table:style-name="ro1">
          <table:table-cell office:value-type="date" office:date-value="2016-07-29T21:00:00" table:style-name="ce3">
            <text:p>7/29/2016</text:p>
          </table:table-cell>
          <table:table-cell office:value-type="float" office:value="28" table:style-name="ce1">
            <text:p>28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5" table:style-name="ce1">
            <text:p>107.5</text:p>
          </table:table-cell>
          <table:table-cell office:value-type="float" office:value="97.166700000000006" table:style-name="ce1">
            <text:p>97.1667</text:p>
          </table:table-cell>
          <table:table-cell office:value-type="float" office:value="99.166700000000006" table:style-name="ce1">
            <text:p>99.1667</text:p>
          </table:table-cell>
          <table:table-cell office:value-type="float" office:value="105" table:style-name="ce1">
            <text:p>105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 office:value-type="date" office:date-value="2016-07-30T20:00:00" table:style-name="ce3">
            <text:p>7/30/2016</text:p>
          </table:table-cell>
          <table:table-cell office:value-type="float" office:value="30" table:style-name="ce1">
            <text:p>30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76.333299999999994" table:style-name="ce1">
            <text:p>76.3333</text:p>
          </table:table-cell>
          <table:table-cell office:value-type="float" office:value="78.5" table:style-name="ce1">
            <text:p>78.5</text:p>
          </table:table-cell>
          <table:table-cell office:value-type="float" office:value="75.166700000000006" table:style-name="ce1">
            <text:p>75.1667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18.5" table:style-name="ce1">
            <text:p>118.5</text:p>
          </table:table-cell>
          <table:table-cell office:value-type="float" office:value="77.666700000000006" table:style-name="ce1">
            <text:p>77.6667</text:p>
          </table:table-cell>
          <table:table-cell table:number-columns-repeated="16374"/>
        </table:table-row>
        <table:table-row table:style-name="ro1">
          <table:table-cell office:value-type="date" office:date-value="2016-07-30T21:00:00" table:style-name="ce3">
            <text:p>7/30/2016</text:p>
          </table:table-cell>
          <table:table-cell office:value-type="float" office:value="27.166699999999999" table:style-name="ce1">
            <text:p>27.1667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77.666700000000006" table:style-name="ce1">
            <text:p>77.6667</text:p>
          </table:table-cell>
          <table:table-cell office:value-type="float" office:value="76.333299999999994" table:style-name="ce1">
            <text:p>76.3333</text:p>
          </table:table-cell>
          <table:table-cell office:value-type="float" office:value="78.5" table:style-name="ce1">
            <text:p>78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70.666700000000006" table:style-name="ce1">
            <text:p>70.6667</text:p>
          </table:table-cell>
          <table:table-cell table:number-columns-repeated="16374"/>
        </table:table-row>
        <table:table-row table:style-name="ro1">
          <table:table-cell office:value-type="date" office:date-value="2016-07-31T00:00:00" table:style-name="ce3">
            <text:p>7/31/2016</text:p>
          </table:table-cell>
          <table:table-cell office:value-type="float" office:value="22.5" table:style-name="ce1">
            <text:p>22.5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7.666700000000006" table:style-name="ce1">
            <text:p>77.6667</text:p>
          </table:table-cell>
          <table:table-cell office:value-type="float" office:value="76.333299999999994" table:style-name="ce1">
            <text:p>76.3333</text:p>
          </table:table-cell>
          <table:table-cell office:value-type="float" office:value="107.5" table:style-name="ce1">
            <text:p>107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114.66670000000001" table:style-name="ce1">
            <text:p>114.6667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date" office:date-value="2016-07-31T01:00:00" table:style-name="ce3">
            <text:p>7/31/2016</text:p>
          </table:table-cell>
          <table:table-cell office:value-type="float" office:value="21.166699999999999" table:style-name="ce1">
            <text:p>21.1667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73" table:style-name="ce1">
            <text:p>7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77.666700000000006" table:style-name="ce1">
            <text:p>77.6667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5" table:style-name="ce1">
            <text:p>107.5</text:p>
          </table:table-cell>
          <table:table-cell office:value-type="float" office:value="111.66670000000001" table:style-name="ce1">
            <text:p>111.6667</text:p>
          </table:table-cell>
          <table:table-cell office:value-type="float" office:value="72.333299999999994" table:style-name="ce1">
            <text:p>72.3333</text:p>
          </table:table-cell>
          <table:table-cell table:number-columns-repeated="16374"/>
        </table:table-row>
        <table:table-row table:style-name="ro1">
          <table:table-cell office:value-type="date" office:date-value="2016-07-31T02:00:00" table:style-name="ce3">
            <text:p>7/31/2016</text:p>
          </table:table-cell>
          <table:table-cell office:value-type="float" office:value="21.166699999999999" table:style-name="ce1">
            <text:p>21.1667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72.333299999999994" table:style-name="ce1">
            <text:p>72.3333</text:p>
          </table:table-cell>
          <table:table-cell office:value-type="float" office:value="73" table:style-name="ce1">
            <text:p>73</text:p>
          </table:table-cell>
          <table:table-cell office:value-type="float" office:value="70.666700000000006" table:style-name="ce1">
            <text:p>70.6667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107.5" table:style-name="ce1">
            <text:p>107.5</text:p>
          </table:table-cell>
          <table:table-cell office:value-type="float" office:value="76.833299999999994" table:style-name="ce1">
            <text:p>76.8333</text:p>
          </table:table-cell>
          <table:table-cell table:number-columns-repeated="16374"/>
        </table:table-row>
        <table:table-row table:style-name="ro1">
          <table:table-cell office:value-type="date" office:date-value="2016-07-31T03:00:00" table:style-name="ce3">
            <text:p>7/31/2016</text:p>
          </table:table-cell>
          <table:table-cell office:value-type="float" office:value="22" table:style-name="ce1">
            <text:p>22</text:p>
          </table:table-cell>
          <table:table-cell office:value-type="float" office:value="2.5" table:style-name="ce1">
            <text:p>2.5</text:p>
          </table:table-cell>
          <table:table-cell office:value-type="float" office:value="76.833299999999994" table:style-name="ce1">
            <text:p>76.8333</text:p>
          </table:table-cell>
          <table:table-cell office:value-type="float" office:value="72.333299999999994" table:style-name="ce1">
            <text:p>72.3333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100.33329999999999" table:style-name="ce1">
            <text:p>100.3333</text:p>
          </table:table-cell>
          <table:table-cell office:value-type="float" office:value="75.833299999999994" table:style-name="ce1">
            <text:p>75.8333</text:p>
          </table:table-cell>
          <table:table-cell table:number-columns-repeated="16374"/>
        </table:table-row>
        <table:table-row table:style-name="ro1">
          <table:table-cell office:value-type="date" office:date-value="2016-07-31T04:00:00" table:style-name="ce3">
            <text:p>7/31/2016</text:p>
          </table:table-cell>
          <table:table-cell office:value-type="float" office:value="21.166699999999999" table:style-name="ce1">
            <text:p>21.1667</text:p>
          </table:table-cell>
          <table:table-cell office:value-type="float" office:value="0.66669999999999996" table:style-name="ce1">
            <text:p>0.6667</text:p>
          </table:table-cell>
          <table:table-cell office:value-type="float" office:value="75.833299999999994" table:style-name="ce1">
            <text:p>75.8333</text:p>
          </table:table-cell>
          <table:table-cell office:value-type="float" office:value="76.833299999999994" table:style-name="ce1">
            <text:p>76.8333</text:p>
          </table:table-cell>
          <table:table-cell office:value-type="float" office:value="72.333299999999994" table:style-name="ce1">
            <text:p>72.3333</text:p>
          </table:table-cell>
          <table:table-cell office:value-type="float" office:value="90.5" table:style-name="ce1">
            <text:p>90.5</text:p>
          </table:table-cell>
          <table:table-cell office:value-type="float" office:value="94" table:style-name="ce1">
            <text:p>94</text:p>
          </table:table-cell>
          <table:table-cell office:value-type="float" office:value="98.333299999999994" table:style-name="ce1">
            <text:p>98.3333</text:p>
          </table:table-cell>
          <table:table-cell office:value-type="float" office:value="67.666700000000006" table:style-name="ce1">
            <text:p>67.6667</text:p>
          </table:table-cell>
          <table:table-cell table:number-columns-repeated="16374"/>
        </table:table-row>
        <table:table-row table:style-name="ro1">
          <table:table-cell office:value-type="date" office:date-value="2016-07-31T05:00:00" table:style-name="ce3">
            <text:p>7/31/2016</text:p>
          </table:table-cell>
          <table:table-cell office:value-type="float" office:value="20.166699999999999" table:style-name="ce1">
            <text:p>20.1667</text:p>
          </table:table-cell>
          <table:table-cell office:value-type="float" office:value="0.83330000000000004" table:style-name="ce1">
            <text:p>0.8333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75.833299999999994" table:style-name="ce1">
            <text:p>75.8333</text:p>
          </table:table-cell>
          <table:table-cell office:value-type="float" office:value="76.833299999999994" table:style-name="ce1">
            <text:p>76.8333</text:p>
          </table:table-cell>
          <table:table-cell office:value-type="float" office:value="85.833299999999994" table:style-name="ce1">
            <text:p>85.8333</text:p>
          </table:table-cell>
          <table:table-cell office:value-type="float" office:value="90.5" table:style-name="ce1">
            <text:p>90.5</text:p>
          </table:table-cell>
          <table:table-cell office:value-type="float" office:value="94" table:style-name="ce1">
            <text:p>94</text:p>
          </table:table-cell>
          <table:table-cell office:value-type="float" office:value="58.166699999999999" table:style-name="ce1">
            <text:p>58.1667</text:p>
          </table:table-cell>
          <table:table-cell table:number-columns-repeated="16374"/>
        </table:table-row>
        <table:table-row table:style-name="ro1">
          <table:table-cell office:value-type="date" office:date-value="2016-07-31T06:00:00" table:style-name="ce3">
            <text:p>7/31/2016</text:p>
          </table:table-cell>
          <table:table-cell office:value-type="float" office:value="20" table:style-name="ce1">
            <text:p>20</text:p>
          </table:table-cell>
          <table:table-cell office:value-type="float" office:value="0.16669999999999999" table:style-name="ce1">
            <text:p>0.1667</text:p>
          </table:table-cell>
          <table:table-cell office:value-type="float" office:value="58.166699999999999" table:style-name="ce1">
            <text:p>58.1667</text:p>
          </table:table-cell>
          <table:table-cell office:value-type="float" office:value="67.666700000000006" table:style-name="ce1">
            <text:p>67.6667</text:p>
          </table:table-cell>
          <table:table-cell office:value-type="float" office:value="75.833299999999994" table:style-name="ce1">
            <text:p>75.8333</text:p>
          </table:table-cell>
          <table:table-cell office:value-type="float" office:value="84" table:style-name="ce1">
            <text:p>84</text:p>
          </table:table-cell>
          <table:table-cell office:value-type="float" office:value="85.833299999999994" table:style-name="ce1">
            <text:p>85.8333</text:p>
          </table:table-cell>
          <table:table-cell office:value-type="float" office:value="90.5" table:style-name="ce1">
            <text:p>90.5</text:p>
          </table:table-cell>
          <table:table-cell office:value-type="float" office:value="53.333300000000001" table:style-name="ce1">
            <text:p>53.3333</text:p>
          </table:table-cell>
          <table:table-cell table:number-columns-repeated="16374"/>
        </table:table-row>
        <table:table-row table:style-name="ro1">
          <table:table-cell office:value-type="date" office:date-value="2016-07-31T15:00:00" table:style-name="ce3">
            <text:p>7/31/2016</text:p>
          </table:table-cell>
          <table:table-cell office:value-type="float" office:value="36.166699999999999" table:style-name="ce1">
            <text:p>36.1667</text:p>
          </table:table-cell>
          <table:table-cell office:value-type="float" office:value="1.5" table:style-name="ce1">
            <text:p>1.5</text:p>
          </table:table-cell>
          <table:table-cell office:value-type="float" office:value="116.16670000000001" table:style-name="ce1">
            <text:p>116.1667</text:p>
          </table:table-cell>
          <table:table-cell office:value-type="float" office:value="92.5" table:style-name="ce1">
            <text:p>92.5</text:p>
          </table:table-cell>
          <table:table-cell office:value-type="float" office:value="75.666700000000006" table:style-name="ce1">
            <text:p>75.6667</text:p>
          </table:table-cell>
          <table:table-cell office:value-type="float" office:value="76" table:style-name="ce1">
            <text:p>76</text:p>
          </table:table-cell>
          <table:table-cell office:value-type="float" office:value="76.666700000000006" table:style-name="ce1">
            <text:p>76.6667</text:p>
          </table:table-cell>
          <table:table-cell office:value-type="float" office:value="78" table:style-name="ce1">
            <text:p>78</text:p>
          </table:table-cell>
          <table:table-cell office:value-type="float" office:value="130.33330000000001" table:style-name="ce1">
            <text:p>130.3333</text:p>
          </table:table-cell>
          <table:table-cell table:number-columns-repeated="16374"/>
        </table:table-row>
        <table:table-row table:number-rows-repeated="6" table:style-name="ro1">
          <table:table-cell table:style-name="ce3"/>
          <table:table-cell table:number-columns-repeated="16383" table:style-name="ce1"/>
        </table:table-row>
        <table:table-row table:number-rows-repeated="664" table:style-name="ro1">
          <table:table-cell table:style-name="ce3"/>
          <table:table-cell table:number-columns-repeated="16383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hp</meta:initial-creator>
    <dc:creator>NAEEM ULLAH</dc:creator>
    <meta:creation-date>2015-06-05T18:17:20Z</meta:creation-date>
    <dc:date>2025-02-09T11:10:06Z</dc:date>
  </office:meta>
</office:document-meta>
</file>